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3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72pt" style:font-size-asian="72pt" style:font-size-complex="72pt" style:font-family-generic="scri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fo:font-size="64pt" style:font-size-asian="64pt" style:font-size-complex="64pt" style:font-family-generic="scrip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9" style:family="table-cell" style:parent-style-name="Excel_BuiltIn_Comma" style:data-style-name="N48">
      <style:table-cell-properties fo:border-top="thin solid #000000" fo:border-bottom="thin solid #000000" fo:border-left="thin solid #000000" fo:border-right="none" style:vertical-align="middle" fo:wrap-option="wrap" fo:background-color="#C0C0C0" style:cell-protect="protected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3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4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23" style:family="table-cell" style:parent-style-name="Excel_BuiltIn_Comma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5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6" style:family="table-cell" style:parent-style-name="Default" style:data-style-name="N3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27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8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30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31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33" style:family="table-cell" style:parent-style-name="Default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34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68pt" style:font-size-asian="68pt" style:font-size-complex="68pt"/>
    </style:style>
    <style:style style:name="ce36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37" style:family="table-cell" style:parent-style-name="Excel_BuiltIn_Comma" style:data-style-name="N48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0" style:family="table-cell" style:parent-style-name="Excel_BuiltIn_Comma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2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58pt" style:font-size-asian="58pt" style:font-size-complex="58pt" style:font-family-generic="script"/>
    </style:style>
    <style:style style:name="ce44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3pt" style:font-size-asian="53pt" style:font-size-complex="53pt" style:font-family-generic="script"/>
    </style:style>
    <style:style style:name="ce46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4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0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4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57" style:family="table-cell" style:parent-style-name="Excel_BuiltIn_Comma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5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60" style:family="table-cell" style:parent-style-name="Excel_BuiltIn_Comma" style:data-style-name="N48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64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0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56pt" style:font-size-asian="56pt" style:font-size-complex="56pt" style:font-family-generic="script"/>
    </style:style>
    <style:style style:name="ce7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78" style:family="table-cell" style:parent-style-name="Excel_BuiltIn_Comma" style:data-style-name="N48">
      <style:table-cell-properties fo:border-top="none" fo:border-bottom="thin solid #000000" fo:border-left="thin solid #000000" fo:border-right="thin solid #000000" style:vertical-align="middle" fo:wrap-option="wrap" fo:background-color="#C0C0C0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start" fo:margin-lef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end" fo:margin-right="0cm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87" style:family="table-cell" style:parent-style-name="Excel_BuiltIn_Comma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8" style:family="table-cell" style:parent-style-name="Excel_BuiltIn_Comma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8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1" style:family="table-cell" style:parent-style-name="Excel_BuiltIn_Comma" style:data-style-name="N48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36pt" style:font-size-asian="36pt" style:font-size-complex="36pt" style:font-family-generic="script"/>
    </style:style>
    <style:style style:name="ce93" style:family="table-cell" style:parent-style-name="Excel_BuiltIn_Comma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36pt" style:font-size-asian="36pt" style:font-size-complex="36pt" style:font-family-generic="script"/>
    </style:style>
    <style:style style:name="ce96" style:family="table-cell" style:parent-style-name="_21315__20998__20301_" style:data-style-name="N49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7" style:family="table-cell" style:parent-style-name="_21315__20998__20301_" style:data-style-name="N49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60pt" style:font-size-asian="60pt" style:font-size-complex="60pt" style:font-family-generic="script"/>
    </style:style>
    <style:style style:name="ce9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90pt" style:font-size-asian="90pt" style:font-size-complex="90pt" style:font-family-generic="script"/>
    </style:style>
    <style:style style:name="ce99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01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02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103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104" style:family="table-cell" style:parent-style-name="Excel_BuiltIn_Comma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06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107" style:family="table-cell" style:parent-style-name="Excel_BuiltIn_Comma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09" style:family="table-cell" style:parent-style-name="Excel_BuiltIn_Comma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110" style:family="table-cell" style:parent-style-name="Excel_BuiltIn_Comma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11" style:family="table-cell" style:parent-style-name="Excel_BuiltIn_Comma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FF0000" style:font-name="標楷體" style:font-name-asian="標楷體" style:font-name-complex="標楷體" fo:font-size="62pt" style:font-size-asian="62pt" style:font-size-complex="62pt" style:font-family-generic="script"/>
    </style:style>
    <style:style style:name="ce112" style:family="table-cell" style:parent-style-name="Excel_BuiltIn_Comma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62pt" style:font-size-asian="62pt" style:font-size-complex="62pt" style:font-family-generic="script"/>
    </style:style>
    <style:style style:name="ce113" style:family="table-cell" style:parent-style-name="Default" style:data-style-name="N0">
      <style:table-cell-properties fo:border="thin solid #000000" fo:background-color="#FFFFFF"/>
    </style:style>
    <style:style style:name="ce1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標楷體" style:font-name-asian="標楷體" style:font-name-complex="標楷體" fo:font-size="68pt" style:font-size-asian="68pt" style:font-size-complex="68pt" style:font-family-generic="script"/>
    </style:style>
    <style:style style:name="ce116" style:family="table-cell" style:parent-style-name="Default" style:data-style-name="N0">
      <style:table-cell-properties fo:background-color="transparent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 style:font-name="標楷體" style:font-name-asian="標楷體" style:font-name-complex="標楷體" style:font-family-generic="script"/>
    </style:style>
    <style:style style:name="ce12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8" style:family="table-cell" style:parent-style-name="Default" style:data-style-name="N0">
      <style:table-cell-properties fo:border="thin solid #000000" style:vertical-align="middle" fo:background-color="#969696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0" style:family="table-cell" style:parent-style-name="Default" style:data-style-name="N0">
      <style:table-cell-properties fo:border="thin solid #000000" style:vertical-align="middle" fo:background-color="#FFFFFF"/>
      <style:text-properties style:font-name="標楷體" style:font-name-asian="標楷體" style:font-name-complex="標楷體" style:font-family-generic="script"/>
    </style:style>
    <style:style style:name="ce1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48pt" style:font-size-asian="48pt" style:font-size-complex="4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60pt" style:font-size-asian="60pt" style:font-size-complex="6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62pt" style:font-size-asian="62pt" style:font-size-complex="6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60pt" style:font-size-asian="60pt" style:font-size-complex="6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6" style:family="text" style:parent-style-name="Default">
      <style:text-properties fo:color="#FF0000" style:text-line-through-style="none" style:font-name="標楷體" style:font-name-asian="標楷體" style:font-name-complex="標楷體" fo:font-size="62pt" style:font-size-asian="62pt" style:font-size-complex="6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56pt" style:font-size-asian="56pt" style:font-size-complex="5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FF0000" style:text-line-through-style="none" style:font-name="標楷體" style:font-name-asian="標楷體" style:font-name-complex="標楷體" fo:font-size="56pt" style:font-size-asian="56pt" style:font-size-complex="5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62pt" style:font-size-asian="62pt" style:font-size-complex="6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62pt" style:font-size-asian="62pt" style:font-size-complex="6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9.763125cm"/>
    </style:style>
    <style:style style:name="co3" style:family="table-column">
      <style:table-column-properties fo:break-before="auto" style:column-width="15.954375cm"/>
    </style:style>
    <style:style style:name="co4" style:family="table-column">
      <style:table-column-properties fo:break-before="auto" style:column-width="8.09625cm"/>
    </style:style>
    <style:style style:name="co5" style:family="table-column">
      <style:table-column-properties fo:break-before="auto" style:column-width="13.7847916666667cm"/>
    </style:style>
    <style:style style:name="co6" style:family="table-column">
      <style:table-column-properties fo:break-before="auto" style:column-width="11.90625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7.064375cm"/>
    </style:style>
    <style:style style:name="co9" style:family="table-column">
      <style:table-column-properties fo:break-before="auto" style:column-width="16.271875cm"/>
    </style:style>
    <style:style style:name="co10" style:family="table-column">
      <style:table-column-properties fo:break-before="auto" style:column-width="18.811875cm"/>
    </style:style>
    <style:style style:name="co11" style:family="table-column">
      <style:table-column-properties fo:break-before="auto" style:column-width="17.224375cm"/>
    </style:style>
    <style:style style:name="co12" style:family="table-column">
      <style:table-column-properties fo:break-before="auto" style:column-width="21.1666666666667cm"/>
    </style:style>
    <style:style style:name="co13" style:family="table-column">
      <style:table-column-properties fo:break-before="auto" style:column-width="21.8810416666667cm"/>
    </style:style>
    <style:style style:name="co14" style:family="table-column">
      <style:table-column-properties fo:break-before="auto" style:column-width="16.8539583333333cm"/>
    </style:style>
    <style:style style:name="co15" style:family="table-column">
      <style:table-column-properties fo:break-before="auto" style:column-width="54.1866666666667cm"/>
    </style:style>
    <style:style style:name="co16" style:family="table-column">
      <style:table-column-properties fo:break-before="auto" style:column-width="54.1072916666667cm"/>
    </style:style>
    <style:style style:name="co17" style:family="table-column">
      <style:table-column-properties fo:break-before="auto" style:column-width="53.97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05833333333333cm"/>
    </style:style>
    <style:style style:name="co20" style:family="table-column">
      <style:table-column-properties fo:break-before="auto" style:column-width="5.97958333333333cm"/>
    </style:style>
    <style:style style:name="co21" style:family="table-column">
      <style:table-column-properties fo:break-before="auto" style:column-width="7.64645833333333cm"/>
    </style:style>
    <style:style style:name="co22" style:family="table-column">
      <style:table-column-properties fo:break-before="auto" style:column-width="6.21770833333333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1.93145833333333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page" style:column-width="4.15395833333333cm"/>
    </style:style>
    <style:style style:name="co27" style:family="table-column">
      <style:table-column-properties fo:break-before="auto" style:column-width="2.32833333333333cm"/>
    </style:style>
    <style:style style:name="ro1" style:family="table-row">
      <style:table-row-properties style:row-height="125.25pt" style:use-optimal-row-height="false" fo:break-before="auto"/>
    </style:style>
    <style:style style:name="ro2" style:family="table-row">
      <style:table-row-properties style:row-height="217.9pt" style:use-optimal-row-height="false" fo:break-before="auto"/>
    </style:style>
    <style:style style:name="ro3" style:family="table-row">
      <style:table-row-properties style:row-height="100.5pt" style:use-optimal-row-height="false" fo:break-before="auto"/>
    </style:style>
    <style:style style:name="ro4" style:family="table-row">
      <style:table-row-properties style:row-height="94.5pt" style:use-optimal-row-height="true" fo:break-before="auto"/>
    </style:style>
    <style:style style:name="ro5" style:family="table-row">
      <style:table-row-properties style:row-height="231pt" style:use-optimal-row-height="false" fo:break-before="auto"/>
    </style:style>
    <style:style style:name="ro6" style:family="table-row">
      <style:table-row-properties style:row-height="316.5pt" style:use-optimal-row-height="false" fo:break-before="auto"/>
    </style:style>
    <style:style style:name="ro7" style:family="table-row">
      <style:table-row-properties style:row-height="409.6pt" style:use-optimal-row-height="false" fo:break-before="auto"/>
    </style:style>
    <style:style style:name="ro8" style:family="table-row">
      <style:table-row-properties style:row-height="409.5pt" style:use-optimal-row-height="false" fo:break-before="auto"/>
    </style:style>
    <style:style style:name="ro9" style:family="table-row">
      <style:table-row-properties style:row-height="292.5pt" style:use-optimal-row-height="false" fo:break-before="auto"/>
    </style:style>
    <style:style style:name="ro10" style:family="table-row">
      <style:table-row-properties style:row-height="401.1pt" style:use-optimal-row-height="false" fo:break-before="auto"/>
    </style:style>
    <style:style style:name="ro11" style:family="table-row">
      <style:table-row-properties style:row-height="307.35pt" style:use-optimal-row-height="false" fo:break-before="auto"/>
    </style:style>
    <style:style style:name="ro12" style:family="table-row">
      <style:table-row-properties style:row-height="318.6pt" style:use-optimal-row-height="false" fo:break-before="auto"/>
    </style:style>
    <style:style style:name="ro13" style:family="table-row">
      <style:table-row-properties style:row-height="378.75pt" style:use-optimal-row-height="false" fo:break-before="auto"/>
    </style:style>
    <style:style style:name="ro14" style:family="table-row">
      <style:table-row-properties style:row-height="284.85pt" style:use-optimal-row-height="false" fo:break-before="auto"/>
    </style:style>
    <style:style style:name="ro15" style:family="table-row">
      <style:table-row-properties style:row-height="266.25pt" style:use-optimal-row-height="false" fo:break-before="auto"/>
    </style:style>
    <style:style style:name="ro16" style:family="table-row">
      <style:table-row-properties style:row-height="288.75pt" style:use-optimal-row-height="false" fo:break-before="auto"/>
    </style:style>
    <style:style style:name="ro17" style:family="table-row">
      <style:table-row-properties style:row-height="359.85pt" style:use-optimal-row-height="false" fo:break-before="auto"/>
    </style:style>
    <style:style style:name="ro18" style:family="table-row">
      <style:table-row-properties style:row-height="356.25pt" style:use-optimal-row-height="false" fo:break-before="auto"/>
    </style:style>
    <style:style style:name="ro19" style:family="table-row">
      <style:table-row-properties style:row-height="258.6pt" style:use-optimal-row-height="false" fo:break-before="auto"/>
    </style:style>
    <style:style style:name="ro20" style:family="table-row">
      <style:table-row-properties style:row-height="337.35pt" style:use-optimal-row-height="false" fo:break-before="auto"/>
    </style:style>
    <style:style style:name="ro21" style:family="table-row">
      <style:table-row-properties style:row-height="273.75pt" style:use-optimal-row-height="false" fo:break-before="auto"/>
    </style:style>
    <style:style style:name="ro22" style:family="table-row">
      <style:table-row-properties style:row-height="408.75pt" style:use-optimal-row-height="false" fo:break-before="auto"/>
    </style:style>
    <style:style style:name="ro23" style:family="table-row">
      <style:table-row-properties style:row-height="333.6pt" style:use-optimal-row-height="false" fo:break-before="auto"/>
    </style:style>
    <style:style style:name="ro24" style:family="table-row">
      <style:table-row-properties style:row-height="326.25pt" style:use-optimal-row-height="false" fo:break-before="auto"/>
    </style:style>
    <style:style style:name="ro25" style:family="table-row">
      <style:table-row-properties style:row-height="341.25pt" style:use-optimal-row-height="false" fo:break-before="auto"/>
    </style:style>
    <style:style style:name="ro26" style:family="table-row">
      <style:table-row-properties style:row-height="409.5pt" style:use-optimal-row-height="true" fo:break-before="auto"/>
    </style:style>
    <style:style style:name="ro27" style:family="table-row">
      <style:table-row-properties style:row-height="363.75pt" style:use-optimal-row-height="false" fo:break-before="auto"/>
    </style:style>
    <style:style style:name="ro28" style:family="table-row">
      <style:table-row-properties style:row-height="318.75pt" style:use-optimal-row-height="false" fo:break-before="auto"/>
    </style:style>
    <style:style style:name="ro29" style:family="table-row">
      <style:table-row-properties style:row-height="334.5pt" style:use-optimal-row-height="false" fo:break-before="auto"/>
    </style:style>
    <style:style style:name="ro30" style:family="table-row">
      <style:table-row-properties style:row-height="322.5pt" style:use-optimal-row-height="false" fo:break-before="auto"/>
    </style:style>
    <style:style style:name="ro31" style:family="table-row">
      <style:table-row-properties style:row-height="342pt" style:use-optimal-row-height="false" fo:break-before="auto"/>
    </style:style>
    <style:style style:name="ro32" style:family="table-row">
      <style:table-row-properties style:row-height="283.5pt" style:use-optimal-row-height="true" fo:break-before="auto"/>
    </style:style>
    <style:style style:name="ro33" style:family="table-row">
      <style:table-row-properties style:row-height="303.75pt" style:use-optimal-row-height="false" fo:break-before="auto"/>
    </style:style>
    <style:style style:name="ro34" style:family="table-row">
      <style:table-row-properties style:row-height="372.75pt" style:use-optimal-row-height="false" fo:break-before="auto"/>
    </style:style>
    <style:style style:name="ro35" style:family="table-row">
      <style:table-row-properties style:row-height="352.5pt" style:use-optimal-row-height="false" fo:break-before="auto"/>
    </style:style>
    <style:style style:name="ro36" style:family="table-row">
      <style:table-row-properties style:row-height="315pt" style:use-optimal-row-height="false" fo:break-before="auto"/>
    </style:style>
    <style:style style:name="ro37" style:family="table-row">
      <style:table-row-properties style:row-height="344.85pt" style:use-optimal-row-height="false" fo:break-before="auto"/>
    </style:style>
    <style:style style:name="ro38" style:family="table-row">
      <style:table-row-properties style:row-height="213.75pt" style:use-optimal-row-height="false" fo:break-before="auto"/>
    </style:style>
    <style:style style:name="ro39" style:family="table-row">
      <style:table-row-properties style:row-height="386.1pt" style:use-optimal-row-height="false" fo:break-before="auto"/>
    </style:style>
    <style:style style:name="ro40" style:family="table-row">
      <style:table-row-properties style:row-height="333pt" style:use-optimal-row-height="true" fo:break-before="auto"/>
    </style:style>
    <style:style style:name="ro41" style:family="table-row">
      <style:table-row-properties style:row-height="83.25pt" style:use-optimal-row-height="true" fo:break-before="auto"/>
    </style:style>
    <style:style style:name="ro42" style:family="table-row">
      <style:table-row-properties style:row-height="73.7pt" style:use-optimal-row-height="true" fo:break-before="auto"/>
    </style:style>
    <style:style style:name="ro43" style:family="table-row">
      <style:table-row-properties style:row-height="25.5pt" style:use-optimal-row-height="true" fo:break-before="auto"/>
    </style:style>
    <style:style style:name="ro44" style:family="table-row">
      <style:table-row-properties style:row-height="18.75pt" style:use-optimal-row-height="false" fo:break-before="auto"/>
    </style:style>
    <style:style style:name="ro45" style:family="table-row">
      <style:table-row-properties style:row-height="16.5pt" style:use-optimal-row-height="true" fo:break-before="auto"/>
    </style:style>
    <style:style style:name="ro46" style:family="table-row">
      <style:table-row-properties style:row-height="33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年基本資料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94"/>
        <table:table-column table:style-name="co4" table:default-cell-style-name="ce90"/>
        <table:table-column table:style-name="co5" table:default-cell-style-name="ce90"/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default-cell-style-name="ce96"/>
        <table:table-column table:style-name="co10" table:default-cell-style-name="ce97"/>
        <table:table-column table:style-name="co11" table:default-cell-style-name="ce97"/>
        <table:table-column table:style-name="co12" table:default-cell-style-name="ce96"/>
        <table:table-column table:style-name="co13" table:default-cell-style-name="ce90"/>
        <table:table-column table:style-name="co14" table:default-cell-style-name="ce94"/>
        <table:table-column table:style-name="co15" table:default-cell-style-name="ce90"/>
        <table:table-column table:style-name="co16" table:default-cell-style-name="ce95"/>
        <table:table-column table:style-name="co17" table:number-columns-repeated="1007" table:default-cell-style-name="ce2"/>
        <table:table-column table:style-name="co17" table:default-cell-style-name="ce1"/>
        <table:table-column table:style-name="co18" table:number-columns-repeated="15360" table:default-cell-style-name="ce1"/>
        <table:table-row table:style-name="ro1">
          <table:table-cell office:value-type="string" table:number-columns-spanned="15" table:number-rows-spanned="1" table:style-name="ce98">
            <text:p>112年台灣好行路線基本資料</text:p>
          </table:table-cell>
          <table:covered-table-cell table:number-columns-repeated="14"/>
          <table:table-cell table:number-columns-repeated="1008" table:style-name="ce2"/>
          <table:table-cell table:number-columns-repeated="15361"/>
        </table:table-row>
        <table:table-row table:style-name="ro2">
          <table:table-cell office:value-type="string" table:number-columns-spanned="15" table:number-rows-spanned="3" table:style-name="ce99">
            <text:p>1.市區公車55條、公路客運27條(開行72條，停駛1條，撤案1條，籌備中8條)</text:p>
            <text:p>2.無障礙路線計58條、經會勘不宜開行無障礙車輛14條，停駛1條，撤案1條，籌備中共8條。<text:s/></text:p>
            <text:p>3.可攜自行車路線計60條，停駛1條，撤案1條，籌備中共8條。</text:p>
            <text:p>4.核定82條路線，營運類型可分為：一般類型59條、郵輪式公車23條。品牌加盟(一般類型13條、郵輪式公車8條)</text:p>
          </table:table-cell>
          <table:covered-table-cell table:number-columns-repeated="14"/>
          <table:table-cell table:number-columns-repeated="4" table:style-name="ce3"/>
          <table:table-cell table:number-columns-repeated="1004" table:style-name="ce2"/>
          <table:table-cell table:number-columns-repeated="15361"/>
        </table:table-row>
        <table:table-row table:style-name="ro3">
          <table:covered-table-cell/>
          <table:covered-table-cell table:number-columns-repeated="14"/>
          <table:table-cell table:number-columns-repeated="4" table:style-name="ce3"/>
          <table:table-cell table:number-columns-repeated="1004" table:style-name="ce2"/>
          <table:table-cell table:number-columns-repeated="15361"/>
        </table:table-row>
        <table:table-row table:style-name="ro4">
          <table:covered-table-cell/>
          <table:covered-table-cell table:number-columns-repeated="14"/>
          <table:table-cell table:number-columns-repeated="4" table:style-name="ce3"/>
          <table:table-cell table:number-columns-repeated="1004" table:style-name="ce2"/>
          <table:table-cell table:number-columns-repeated="15361"/>
        </table:table-row>
        <table:table-row table:style-name="ro5">
          <table:table-cell table:number-columns-repeated="14" table:style-name="ce4"/>
          <table:table-cell office:value-type="string" table:style-name="ce5">
            <text:p>製表日期：112/12/29</text:p>
          </table:table-cell>
          <table:table-cell table:number-columns-repeated="4" table:style-name="ce2"/>
          <table:table-cell table:number-columns-repeated="1004" table:style-name="ce6"/>
          <table:table-cell table:number-columns-repeated="15361"/>
        </table:table-row>
        <table:table-row table:style-name="ro6">
          <table:table-cell office:value-type="string" table:style-name="ce7">
            <text:p>區域</text:p>
          </table:table-cell>
          <table:table-cell office:value-type="string" table:style-name="ce7">
            <text:p>推動單位</text:p>
          </table:table-cell>
          <table:table-cell office:value-type="string" table:style-name="ce7">
            <text:p>路線別</text:p>
          </table:table-cell>
          <table:table-cell office:value-type="string" table:style-name="ce7">
            <text:p>路權類型</text:p>
          </table:table-cell>
          <table:table-cell office:value-type="string" table:style-name="ce7">
            <text:p>營運類型</text:p>
          </table:table-cell>
          <table:table-cell office:value-type="string" table:style-name="ce7">
            <text:p>客運業者</text:p>
          </table:table-cell>
          <table:table-cell office:value-type="string" table:style-name="ce7">
            <text:p>無障礙服務路線</text:p>
          </table:table-cell>
          <table:table-cell office:value-type="string" table:style-name="ce7">
            <text:p>可攜折疊式自行車</text:p>
          </table:table-cell>
          <table:table-cell office:value-type="string" table:style-name="ce8">
            <text:p>行銷補助上限(元)</text:p>
          </table:table-cell>
          <table:table-cell office:value-type="string" table:style-name="ce9">
            <text:p>營運虧損補貼上限(元)</text:p>
          </table:table-cell>
          <table:table-cell office:value-type="string" table:style-name="ce8">
            <text:p>合計(元)</text:p>
          </table:table-cell>
          <table:table-cell office:value-type="string" table:style-name="ce7">
            <text:p>單趟里程(公里)</text:p>
          </table:table-cell>
          <table:table-cell office:value-type="string" table:style-name="ce7">
            <text:p>班次(來回)（1往返=1車次=2班次）</text:p>
          </table:table-cell>
          <table:table-cell office:value-type="string" table:style-name="ce7">
            <text:p>單程行駛時間(分)</text:p>
          </table:table-cell>
          <table:table-cell office:value-type="string" table:style-name="ce7">
            <text:p>主要站點</text:p>
          </table:table-cell>
          <table:table-cell table:number-columns-repeated="1008" table:style-name="ce6"/>
          <table:table-cell table:number-columns-repeated="15361"/>
        </table:table-row>
        <table:table-row table:style-name="ro7">
          <table:table-cell office:value-type="string" table:number-columns-spanned="1" table:number-rows-spanned="5" table:style-name="ce100">
            <text:p>宜蘭縣</text:p>
          </table:table-cell>
          <table:table-cell office:value-type="string" table:number-columns-spanned="1" table:number-rows-spanned="2" table:style-name="ce100">
            <text:p>宜蘭縣政府</text:p>
          </table:table-cell>
          <table:table-cell office:value-type="string" table:style-name="ce11">
            <text:p>1.冬山河線</text:p>
            <text:p>G21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首都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520000" table:number-columns-spanned="1" table:number-rows-spanned="2" table:style-name="ce101">
            <text:p>1,520,000<text:s/></text:p>
          </table:table-cell>
          <table:table-cell office:value-type="float" office:value="3800000" table:style-name="ce14">
            <text:p>3,800,000<text:s/></text:p>
          </table:table-cell>
          <table:table-cell office:value-type="float" office:value="9120000" table:formula="of:=SUM([.I7:.J8])" table:number-columns-spanned="1" table:number-rows-spanned="2" table:style-name="ce101">
            <text:p>9,120,000<text:s/></text:p>
          </table:table-cell>
          <table:table-cell office:value-type="float" office:value="28" table:style-name="ce15">
            <text:p>28</text:p>
          </table:table-cell>
          <table:table-cell office:value-type="string" table:style-name="ce16">
            <text:p>平、假日34班次</text:p>
          </table:table-cell>
          <table:table-cell office:value-type="float" office:value="50" table:style-name="ce15">
            <text:p>50</text:p>
          </table:table-cell>
          <table:table-cell office:value-type="string" table:style-name="ce17">
            <text:p>羅東運動公園→北城公園(觀天下)→羅東運動公園自行車道(羅東高中)→羅東夜市(公正國小)→羅東林業園區→羅東轉運站(羅東後站)→慈濟精舍→五結市中心→冬山河親水公園→利澤老街→新水休閒養殖漁業示範區→國立傳統藝術中心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2.礁溪線</text:p>
            <text:p>綠11A</text:p>
            <text:p>綠11B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葛瑪蘭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3800000" table:style-name="ce14">
            <text:p>3,800,000<text:s/></text:p>
          </table:table-cell>
          <table:covered-table-cell/>
          <table:table-cell office:value-type="string" table:style-name="ce18">
            <text:p>綠11A：15.4公里</text:p>
            <text:p/>
            <text:p/>
            <text:p>綠11B：11.8公里</text:p>
          </table:table-cell>
          <table:table-cell office:value-type="string" table:style-name="ce19">
            <text:p>綠11A：平日10班次，假日26班次 <text:s text:c="6"/>綠11B：平、假日6班次</text:p>
          </table:table-cell>
          <table:table-cell office:value-type="string" table:style-name="ce18">
            <text:p>綠11A：35</text:p>
            <text:p/>
            <text:p/>
            <text:p>綠11B：30</text:p>
          </table:table-cell>
          <table:table-cell office:value-type="string" table:style-name="ce20">
            <text:p>▲綠11A：臺鐵礁溪站(起)→礁溪轉運站→礁溪溫泉公園(溫泉遊客中心)→湯圍溝公園→跑馬古道公園<text:span text:style-name="T5">→</text:span>跑馬古道→老爺得天公園→五峰旗風景特定區→老爺得天公園→跑馬古道→李寶興圳→林美社區遊客中心→林美石磐步道→佛光大學→曼陀羅滴水坊→佛光大學雲起樓</text:p>
            <text:p>▲綠11B：臺鐵礁溪站(起)→礁溪轉運站→礁溪溫泉公園(溫泉遊客中心)→湯圍溝公園→跑馬古道公園→李寶興圳→林美社區遊客中心→林美石磐步道→淡江大學蘭陽院區</text:p>
          </table:table-cell>
          <table:table-cell table:number-columns-repeated="1008" table:style-name="ce2"/>
          <table:table-cell table:number-columns-repeated="15361"/>
        </table:table-row>
        <table:table-row table:style-name="ro8">
          <table:covered-table-cell/>
          <table:table-cell office:value-type="string" table:number-columns-spanned="1" table:number-rows-spanned="3" table:style-name="ce100">
            <text:p>東北角管理處</text:p>
          </table:table-cell>
          <table:table-cell office:value-type="string" table:style-name="ce11">
            <text:p>3.壯圍沙丘線</text:p>
            <text:p>G18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國光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710000" table:number-columns-spanned="1" table:number-rows-spanned="3" table:style-name="ce101">
            <text:p>1,710,000<text:s/></text:p>
          </table:table-cell>
          <table:table-cell office:value-type="float" office:value="3500000" table:style-name="ce14">
            <text:p>3,500,000<text:s/></text:p>
          </table:table-cell>
          <table:table-cell office:value-type="float" office:value="11775000" table:formula="of:=SUM([.I9:.J11])" table:number-columns-spanned="1" table:number-rows-spanned="3" table:style-name="ce101">
            <text:p>11,775,000<text:s/></text:p>
          </table:table-cell>
          <table:table-cell office:value-type="float" office:value="31" table:style-name="ce18">
            <text:p>31</text:p>
          </table:table-cell>
          <table:table-cell office:value-type="string" table:style-name="ce19">
            <text:p>平、假日16班次</text:p>
          </table:table-cell>
          <table:table-cell office:value-type="float" office:value="70" table:style-name="ce18">
            <text:p>70</text:p>
          </table:table-cell>
          <table:table-cell office:value-type="string" table:style-name="ce20">
            <text:p>宜蘭轉運站→幸福轉運站→壯圍鄉公所→壯圍沙丘旅遊服務園區→復興村→後埤→保安宮→過嶺→永鎮濱海遊憩區→新社→大福海濱遊憩區→大福水門→竹安→竹安廟→竹安國小→打馬煙→頭城濱海森林公園→大坑觀景台→烏石港轉運站 →頭城火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4.宜蘭東北角海岸線</text:p>
            <text:p>G19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國光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3325000" table:style-name="ce14">
            <text:p>3,325,000<text:s/></text:p>
          </table:table-cell>
          <table:covered-table-cell/>
          <table:table-cell office:value-type="float" office:value="35" table:style-name="ce18">
            <text:p>35</text:p>
          </table:table-cell>
          <table:table-cell office:value-type="string" table:style-name="ce19">
            <text:p>平、假日16班次</text:p>
          </table:table-cell>
          <table:table-cell office:value-type="float" office:value="60" table:style-name="ce18">
            <text:p>60</text:p>
          </table:table-cell>
          <table:table-cell office:value-type="string" table:style-name="ce20">
            <text:p>礁溪轉運站→白石腳→頭城→烏石港轉運站→東北角風景區外澳站→外澳(外澳火車站)→大園→更新→更新漁港(龜山火車站)→北關(北關海潮公園)→橋板湖→忠孝新村→大溪(大溪火車站)→大溪社區→新港(大溪漁港)→大里→天公廟(大里遊客中心)→大樹→石城→隧道口→石城服務區→大掘澳→鶯歌石→萊萊→啟源→馬崗(三貂角燈塔)→佛祖廟→卯澳→大香蘭→香蘭→福隆客中心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21">
            <text:p>5.黃金福隆線</text:p>
            <text:p>85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基隆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3240000" table:style-name="ce14">
            <text:p>3,240,000<text:s/></text:p>
          </table:table-cell>
          <table:covered-table-cell/>
          <table:table-cell office:value-type="float" office:value="41" table:style-name="ce18">
            <text:p>41</text:p>
          </table:table-cell>
          <table:table-cell office:value-type="string" table:style-name="ce19">
            <text:p>旺季(4-10月)：平日16班次、假日30班次</text:p>
            <text:p>淡季(11-3月)：平、假日16班次</text:p>
          </table:table-cell>
          <table:table-cell office:value-type="float" office:value="85" table:style-name="ce18">
            <text:p>85</text:p>
          </table:table-cell>
          <table:table-cell office:value-type="string" table:style-name="ce22">
            <text:p>瑞芳火車站(區民廣場)→九份派出所站→九份站→黃金博物館站→瓜山國小(戰俘營)→黃金瀑布站→茹川橋站→水湳洞→南雅南新宮站→鼻頭站→龍洞灣海洋公園(龍洞北口)站→龍洞港站→龍洞四季灣(龍洞南口)站→金沙灣站 →澳底站→鹽寮站→龍門站→福隆遊客中心站(福隆)→香蘭站→大香蘭站→卯澳站→佛祖廟站→馬崗(三貂角燈塔)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table:style-name="ce10"/>
          <table:table-cell office:value-type="string" table:style-name="ce10">
            <text:p>北海岸管理處</text:p>
          </table:table-cell>
          <table:table-cell office:value-type="string" table:style-name="ce11">
            <text:p>6.皇冠北海岸線</text:p>
            <text:p>71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淡水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600000" table:style-name="ce14">
            <text:p>1,600,000<text:s/></text:p>
          </table:table-cell>
          <table:table-cell office:value-type="float" office:value="2900000" table:style-name="ce14">
            <text:p>2,900,000<text:s/></text:p>
          </table:table-cell>
          <table:table-cell office:value-type="float" office:value="4500000" table:formula="of:=SUM([.I12:.J12])" table:style-name="ce14">
            <text:p>4,500,000<text:s/></text:p>
          </table:table-cell>
          <table:table-cell office:value-type="float" office:value="58.3" table:style-name="ce18">
            <text:p>58.3</text:p>
          </table:table-cell>
          <table:table-cell office:value-type="string" table:style-name="ce19">
            <text:p>夏季：每日12班次</text:p>
            <text:p>冬季：例假日12班次，平日停駛</text:p>
          </table:table-cell>
          <table:table-cell office:value-type="float" office:value="104" table:style-name="ce18">
            <text:p>104</text:p>
          </table:table-cell>
          <table:table-cell office:value-type="string" table:style-name="ce22">
            <text:p>捷運淡水站→中山濱海路口(輕軌淡水行政中心)→大崛(淺水灣)→三芝遊客中心(名人文物館)→北觀風景區管理處(白沙灣)→富基漁港(石門婚紗廣場)→富貴角燈塔→老梅(綠石槽)→石門洞→中角灣→基督教平安園→筠園(金寶山園區)→朱銘美術館→金山舊機場遺址(聖德宮/李芑豐古宅)→金山區公所(老街)→金山遊客中心(獅頭山公園)→加投里(溫泉區)→國聖埔→野柳地質公園(野柳海洋世界)</text:p>
          </table:table-cell>
          <table:table-cell table:number-columns-repeated="1008" table:style-name="ce2"/>
          <table:table-cell table:number-columns-repeated="15361"/>
        </table:table-row>
        <table:table-row table:style-name="ro9">
          <table:table-cell table:style-name="ce10"/>
          <table:table-cell office:value-type="string" table:style-name="ce10">
            <text:p>新北市政府</text:p>
          </table:table-cell>
          <table:table-cell office:value-type="string" table:style-name="ce11">
            <text:p>7.木柵平溪線</text:p>
            <text:p>795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臺北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440000" table:style-name="ce23">
            <text:p>1,440,000<text:s/></text:p>
          </table:table-cell>
          <table:table-cell office:value-type="float" office:value="4000000" table:style-name="ce14">
            <text:p>4,000,000<text:s/></text:p>
          </table:table-cell>
          <table:table-cell office:value-type="float" office:value="5440000" table:formula="of:=SUM([.I13:.J13])" table:style-name="ce13">
            <text:p>5,440,000<text:s/></text:p>
          </table:table-cell>
          <table:table-cell office:value-type="float" office:value="34" table:style-name="ce18">
            <text:p>34</text:p>
          </table:table-cell>
          <table:table-cell office:value-type="string" table:style-name="ce19">
            <text:p>平日42班次、假日40班次</text:p>
          </table:table-cell>
          <table:table-cell office:value-type="float" office:value="90" table:style-name="ce18">
            <text:p>90</text:p>
          </table:table-cell>
          <table:table-cell office:value-type="string" table:style-name="ce22">
            <text:p>捷運木柵站→深坑(老街)→雙溪口→文山煤礦→姑娘廟→菁桐坑(菁桐車站)→平溪(老街)→田子(嶺腳車站)→慶和(望古車站)→十分寮(老街)→十分遊客中心</text:p>
          </table:table-cell>
          <table:table-cell table:number-columns-repeated="1008" table:style-name="ce2"/>
          <table:table-cell table:number-columns-repeated="15361"/>
        </table:table-row>
        <table:table-row table:style-name="ro10">
          <table:table-cell office:value-type="string" table:style-name="ce12">
            <text:p>基隆市</text:p>
          </table:table-cell>
          <table:table-cell office:value-type="string" table:style-name="ce12">
            <text:p>基隆市政府</text:p>
          </table:table-cell>
          <table:table-cell office:value-type="string" table:style-name="ce11">
            <text:p>8.濱海奇基線</text:p>
            <text:p>261-U6 260-U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基隆市公共汽車管理處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table-cell office:value-type="float" office:value="1520000" table:style-name="ce14">
            <text:p>1,520,000<text:s/></text:p>
          </table:table-cell>
          <table:table-cell office:value-type="float" office:value="1593150" table:style-name="ce14">
            <text:p>1,593,150<text:s/></text:p>
          </table:table-cell>
          <table:table-cell office:value-type="float" office:value="3113150" table:formula="of:=SUM([.I14:.J14])" table:style-name="ce14">
            <text:p>3,113,150<text:s/></text:p>
          </table:table-cell>
          <table:table-cell office:value-type="float" office:value="20" table:style-name="ce18">
            <text:p>20</text:p>
          </table:table-cell>
          <table:table-cell office:value-type="string" table:style-name="ce19">
            <text:p>週末及國定假日，每日10班次，另7-10月加開255班次</text:p>
          </table:table-cell>
          <table:table-cell office:value-type="float" office:value="60" table:style-name="ce18">
            <text:p>60</text:p>
          </table:table-cell>
          <table:table-cell office:value-type="string" table:style-name="ce22">
            <text:p>臺鐵基隆站(基隆市旅遊服務中心)-仙洞巖佛手洞站-廟口夜市站-基隆要塞司令部站-正濱漁港(和平橋頭原民會館)站-和平島公園站-和平島公園入口站-八斗子漁港(碧砂泊區漁貨直銷中心)站-海洋科技博物館(潮境公園碧水巷)站-臺鐵八斗子(八斗子車站)站</text:p>
          </table:table-cell>
          <table:table-cell table:number-columns-repeated="1008" table:style-name="ce2"/>
          <table:table-cell table:number-columns-repeated="15361"/>
        </table:table-row>
        <table:table-row table:style-name="ro11">
          <table:table-cell office:value-type="string" table:style-name="ce24">
            <text:p>臺北市</text:p>
          </table:table-cell>
          <table:table-cell office:value-type="string" table:style-name="ce10">
            <text:p>臺北市政府</text:p>
          </table:table-cell>
          <table:table-cell office:value-type="string" table:style-name="ce25">
            <text:p>9.北投竹子湖線</text:p>
            <text:p>小9</text:p>
          </table:table-cell>
          <table:table-cell office:value-type="string" table:style-name="ce12">
            <text:p>市區公車</text:p>
          </table:table-cell>
          <table:table-cell office:value-type="string" table:style-name="ce26">
            <text:p>品牌加盟</text:p>
          </table:table-cell>
          <table:table-cell office:value-type="string" table:style-name="ce12">
            <text:p>大南客運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table-cell office:value-type="float" office:value="1520000" table:style-name="ce27">
            <text:p>1,520,000<text:s/></text:p>
          </table:table-cell>
          <table:table-cell office:value-type="string" table:style-name="ce28">
            <text:p>-</text:p>
          </table:table-cell>
          <table:table-cell office:value-type="float" office:value="1520000" table:formula="of:=SUM([.I15:.J15])" table:style-name="ce13">
            <text:p>1,520,000<text:s/></text:p>
          </table:table-cell>
          <table:table-cell office:value-type="float" office:value="17" table:style-name="ce18">
            <text:p>17</text:p>
          </table:table-cell>
          <table:table-cell office:value-type="string" table:style-name="ce19">
            <text:p>平、假日56班次</text:p>
          </table:table-cell>
          <table:table-cell office:value-type="string" table:style-name="ce18">
            <text:p>50-60</text:p>
          </table:table-cell>
          <table:table-cell office:value-type="string" table:style-name="ce29">
            <text:p>捷運北投站→北投溫泉博物館、梅庭、地熱谷→硫磺谷地</text:p>
            <text:p>熱景觀區→陽明公園、花鐘→草山行館→陽明山→陽明山國家公園遊客中心→陽明書屋→竹子湖</text:p>
          </table:table-cell>
          <table:table-cell table:number-columns-repeated="1008" table:style-name="ce2"/>
          <table:table-cell table:number-columns-repeated="15361"/>
        </table:table-row>
        <table:table-row table:style-name="ro12">
          <table:table-cell office:value-type="string" table:number-columns-spanned="1" table:number-rows-spanned="4" table:style-name="ce100">
            <text:p>桃園市</text:p>
          </table:table-cell>
          <table:table-cell office:value-type="string" table:number-columns-spanned="1" table:number-rows-spanned="4" table:style-name="ce100">
            <text:p>桃園市政府</text:p>
          </table:table-cell>
          <table:table-cell office:value-type="string" table:style-name="ce11">
            <text:p>10.大溪快線</text:p>
            <text:p>501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桃園客運</text:p>
            <text:p>中壢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250000" table:number-columns-spanned="1" table:number-rows-spanned="4" table:style-name="ce102">
            <text:p>2,250,000<text:s/></text:p>
          </table:table-cell>
          <table:table-cell office:value-type="float" office:value="5275000" table:style-name="ce31">
            <text:p>5,275,000<text:s/></text:p>
          </table:table-cell>
          <table:table-cell office:value-type="float" office:value="13605000" table:formula="of:=SUM([.I16:.J19])" table:number-columns-spanned="1" table:number-rows-spanned="4" table:style-name="ce101">
            <text:p>13,605,000<text:s/></text:p>
          </table:table-cell>
          <table:table-cell office:value-type="float" office:value="34" table:style-name="ce18">
            <text:p>34</text:p>
          </table:table-cell>
          <table:table-cell office:value-type="string" table:style-name="ce32">
            <text:p><text:span text:style-name="T4">原:假日30班次</text:span><text:s/>增班後:平日14班次、假日24班次</text:p>
          </table:table-cell>
          <table:table-cell office:value-type="float" office:value="50" table:style-name="ce18">
            <text:p>50</text:p>
          </table:table-cell>
          <table:table-cell office:value-type="string" table:style-name="ce22">
            <text:p>高鐵桃園站→大江國際購物中心→仁和國中→崎頂(原住民文化會館)→新街尾(和平老街)→大溪站→三層(打鐵寮古道) →大溪陵寢→草嶺腳(富田農場)→慈湖</text:p>
          </table:table-cell>
          <table:table-cell table:number-columns-repeated="3" table:style-name="ce2"/>
          <table:table-cell table:style-name="ce33"/>
          <table:table-cell table:number-columns-repeated="1004" table:style-name="ce2"/>
          <table:table-cell table:number-columns-repeated="15361"/>
        </table:table-row>
        <table:table-row table:style-name="ro13">
          <table:covered-table-cell/>
          <table:covered-table-cell/>
          <table:table-cell office:value-type="string" table:style-name="ce11">
            <text:p>11.小烏來線</text:p>
            <text:p>50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桃園客運</text:p>
          </table:table-cell>
          <table:table-cell office:value-type="string" table:style-name="ce12">
            <text:p>否</text:p>
          </table:table-cell>
          <table:table-cell table:style-name="ce12"/>
          <table:covered-table-cell/>
          <table:table-cell office:value-type="float" office:value="2090000" table:style-name="ce14">
            <text:p>2,090,000<text:s/></text:p>
          </table:table-cell>
          <table:covered-table-cell/>
          <table:table-cell office:value-type="float" office:value="40.1" table:style-name="ce18">
            <text:p>40.1</text:p>
          </table:table-cell>
          <table:table-cell office:value-type="string" table:style-name="ce19">
            <text:p>假日16班次</text:p>
          </table:table-cell>
          <table:table-cell office:value-type="float" office:value="92" table:style-name="ce18">
            <text:p>92</text:p>
          </table:table-cell>
          <table:table-cell office:value-type="string" table:style-name="ce22">
            <text:p>桃園總站→大湳→梅花社區→金蘭醬油博物館→崎頂(原住民文化會館)→新街尾(和平老街)→大溪站→三層(打鐵寮古道)→大溪陵寢→草嶺腳(富田農場)→慈湖→楠溝(舊百吉隧道)→百吉(五路財神廟)→水流東(大溪老茶廠)→角板山行館→小烏來天空步道</text:p>
          </table:table-cell>
          <table:table-cell table:number-columns-repeated="1008" table:style-name="ce2"/>
          <table:table-cell table:number-columns-repeated="15361"/>
        </table:table-row>
        <table:table-row table:style-name="ro13">
          <table:covered-table-cell/>
          <table:covered-table-cell/>
          <table:table-cell office:value-type="string" table:style-name="ce11">
            <text:p>12.石門水庫線</text:p>
            <text:p>503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桃園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1140000" table:style-name="ce14">
            <text:p>1,140,000<text:s/></text:p>
          </table:table-cell>
          <table:covered-table-cell/>
          <table:table-cell office:value-type="string" table:style-name="ce18">
            <text:p>去程27.3 公里</text:p>
            <text:p>回程24.3 公里</text:p>
          </table:table-cell>
          <table:table-cell office:value-type="string" table:style-name="ce19">
            <text:p>假日6班次</text:p>
          </table:table-cell>
          <table:table-cell office:value-type="float" office:value="70" table:style-name="ce18">
            <text:p>70</text:p>
          </table:table-cell>
          <table:table-cell office:value-type="string" table:style-name="ce22">
            <text:p>中壢總站→老街溪河川教育中心→葡萄王健康活力能量館→柑仔園→劉屋(晴耕雨讀小書院)→中正北龍路口(龍潭站)→名人堂花園大飯店→桃園市客家文化館→→十一份(文化路活魚街)→石管局(石門大草坪)→十一份(文化路活魚街)→三坑老街→石門山登山口→石門車站(壩頂)→石門水庫坪林收費站</text:p>
          </table:table-cell>
          <table:table-cell table:number-columns-repeated="1008" table:style-name="ce2"/>
          <table:table-cell table:number-columns-repeated="15361"/>
        </table:table-row>
        <table:table-row table:style-name="ro14">
          <table:covered-table-cell/>
          <table:covered-table-cell/>
          <table:table-cell office:value-type="string" table:style-name="ce11">
            <text:p>13.東眼山線</text:p>
            <text:p>50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桃園客運</text:p>
          </table:table-cell>
          <table:table-cell office:value-type="string" table:style-name="ce12">
            <text:p>否</text:p>
          </table:table-cell>
          <table:table-cell table:style-name="ce12"/>
          <table:covered-table-cell/>
          <table:table-cell office:value-type="float" office:value="2850000" table:style-name="ce14">
            <text:p>2,850,000<text:s/></text:p>
          </table:table-cell>
          <table:covered-table-cell/>
          <table:table-cell office:value-type="float" office:value="33" table:style-name="ce18">
            <text:p>33</text:p>
          </table:table-cell>
          <table:table-cell office:value-type="string" table:style-name="ce19">
            <text:p>平日8班次、假日10班次</text:p>
          </table:table-cell>
          <table:table-cell office:value-type="float" office:value="60" table:style-name="ce18">
            <text:p>60</text:p>
          </table:table-cell>
          <table:table-cell office:value-type="string" table:style-name="ce22">
            <text:p>大溪總站→大溪站→三層(打鐵寮古道)→大溪陵寢→草嶺腳(富田農場)→慈湖→楠溝(舊百吉隧道)→百吉(五路財神廟)→水流東(大溪老茶場)→角板山行館→東眼山國家森林遊樂區</text:p>
          </table:table-cell>
          <table:table-cell table:number-columns-repeated="1008" table:style-name="ce2"/>
          <table:table-cell table:number-columns-repeated="15361"/>
        </table:table-row>
        <table:table-row table:style-name="ro15">
          <table:table-cell office:value-type="string" table:number-columns-spanned="1" table:number-rows-spanned="2" table:style-name="ce100">
            <text:p>新竹縣</text:p>
          </table:table-cell>
          <table:table-cell office:value-type="string" table:number-columns-spanned="1" table:number-rows-spanned="2" table:style-name="ce100">
            <text:p>新竹縣政府</text:p>
          </table:table-cell>
          <table:table-cell office:value-type="string" table:style-name="ce11">
            <text:p>14.獅山線</text:p>
            <text:p>5700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金牌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520000" table:number-columns-spanned="1" table:number-rows-spanned="2" table:style-name="ce101">
            <text:p>1,520,000<text:s/></text:p>
          </table:table-cell>
          <table:table-cell office:value-type="float" office:value="3420000" table:style-name="ce14">
            <text:p>3,420,000<text:s/></text:p>
          </table:table-cell>
          <table:table-cell office:value-type="float" office:value="7315000" table:formula="of:=SUM([.I20:.J21])" table:number-columns-spanned="1" table:number-rows-spanned="2" table:style-name="ce101">
            <text:p>7,315,000<text:s/></text:p>
          </table:table-cell>
          <table:table-cell office:value-type="float" office:value="36.6" table:style-name="ce18">
            <text:p>36.6</text:p>
          </table:table-cell>
          <table:table-cell office:value-type="string" table:style-name="ce19">
            <text:p>平、假日14班次</text:p>
          </table:table-cell>
          <table:table-cell office:value-type="float" office:value="90" table:style-name="ce18">
            <text:p>90</text:p>
          </table:table-cell>
          <table:table-cell office:value-type="string" table:style-name="ce22">
            <text:p>竹北火車站→竹北口→新竹縣政府→喜來登飯店→新竹高鐵站→綠獅社區→文林閣/恩霖堂→竹東火車站→綠世界生態廣場→膨風茶文物館→北埔老街→峨眉站→八仙橋→獅山遊客中心</text:p>
          </table:table-cell>
          <table:table-cell table:number-columns-repeated="1008" table:style-name="ce2"/>
          <table:table-cell table:number-columns-repeated="15361"/>
        </table:table-row>
        <table:table-row table:style-name="ro16">
          <table:covered-table-cell/>
          <table:covered-table-cell/>
          <table:table-cell office:value-type="string" table:style-name="ce11">
            <text:p>15.觀霧線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金牌客運</text:p>
          </table:table-cell>
          <table:table-cell office:value-type="string" table:style-name="ce12">
            <text:p>否</text:p>
          </table:table-cell>
          <table:table-cell table:style-name="ce12"/>
          <table:covered-table-cell/>
          <table:table-cell office:value-type="float" office:value="2375000" table:style-name="ce14">
            <text:p>2,375,000<text:s/></text:p>
          </table:table-cell>
          <table:covered-table-cell/>
          <table:table-cell office:value-type="float" office:value="78.8" table:style-name="ce18">
            <text:p>78.8</text:p>
          </table:table-cell>
          <table:table-cell office:value-type="string" table:style-name="ce19">
            <text:p>平、假日4班次</text:p>
          </table:table-cell>
          <table:table-cell office:value-type="float" office:value="180" table:style-name="ce18">
            <text:p>180</text:p>
          </table:table-cell>
          <table:table-cell office:value-type="string" table:style-name="ce22">
            <text:p>高鐵新竹站→竹東火車站→軟橋彩繪村→五峰清泉→雲山民宿→雪霸休閒農場→觀霧遊客中心→觀霧山莊</text:p>
          </table:table-cell>
          <table:table-cell table:number-columns-repeated="1008" table:style-name="ce2"/>
          <table:table-cell table:number-columns-repeated="15361"/>
        </table:table-row>
        <table:table-row table:style-name="ro17">
          <table:table-cell office:value-type="string" table:style-name="ce10">
            <text:p>苗栗縣</text:p>
          </table:table-cell>
          <table:table-cell office:value-type="string" table:style-name="ce10">
            <text:p>苗栗縣政府</text:p>
          </table:table-cell>
          <table:table-cell office:value-type="string" table:style-name="ce11">
            <text:p>16.南庄線</text:p>
            <text:p>5805A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苗栗客運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table-cell office:value-type="float" office:value="1440000" table:style-name="ce34">
            <text:p>1,440,000<text:s/></text:p>
          </table:table-cell>
          <table:table-cell office:value-type="float" office:value="2700000" table:style-name="ce14">
            <text:p>2,700,000<text:s/></text:p>
          </table:table-cell>
          <table:table-cell office:value-type="float" office:value="4140000" table:formula="of:=SUM([.I22:.J22])" table:style-name="ce13">
            <text:p>4,140,000<text:s/></text:p>
          </table:table-cell>
          <table:table-cell office:value-type="float" office:value="29.5" table:style-name="ce18">
            <text:p>29.5</text:p>
          </table:table-cell>
          <table:table-cell office:value-type="string" table:style-name="ce19">
            <text:p>平日10班次、假日18班次</text:p>
          </table:table-cell>
          <table:table-cell office:value-type="float" office:value="45" table:style-name="ce18">
            <text:p>45</text:p>
          </table:table-cell>
          <table:table-cell office:value-type="string" table:style-name="ce22">
            <text:p>竹南車站(東出口)→苗北藝文中心→尚順廣場(頭份國中)→苗栗客運(頭份總站)→頭份後花園(上斗)→三灣→獅頭山古道口→龍門口(勸化堂)→桂竹林→南庄國中→南庄站→南庄遊客中心→南庄老街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2" table:style-name="ce100">
            <text:p>臺中市</text:p>
          </table:table-cell>
          <table:table-cell office:value-type="string" table:number-columns-spanned="1" table:number-rows-spanned="2" table:style-name="ce100">
            <text:p>臺中市政府</text:p>
          </table:table-cell>
          <table:table-cell office:value-type="string" table:style-name="ce11">
            <text:p>17.臺中時尚城中城線</text:p>
            <text:p>11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臺中客運</text:p>
            <text:p>全航客運</text:p>
            <text:p>豐原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750000" table:number-columns-spanned="1" table:number-rows-spanned="2" table:style-name="ce103">
            <text:p>1,750,000<text:s/></text:p>
          </table:table-cell>
          <table:table-cell office:value-type="float" office:value="3800000" table:style-name="ce14">
            <text:p>3,800,000<text:s/></text:p>
          </table:table-cell>
          <table:table-cell office:value-type="float" office:value="8700000" table:formula="of:=SUM([.I23:.J24])" table:number-columns-spanned="1" table:number-rows-spanned="2" table:style-name="ce104">
            <text:p>8,700,000<text:s/></text:p>
          </table:table-cell>
          <table:table-cell office:value-type="float" office:value="13.5" table:style-name="ce18">
            <text:p>13.5</text:p>
          </table:table-cell>
          <table:table-cell office:value-type="string" table:style-name="ce19">
            <text:p>平日28班次、假日48班次</text:p>
          </table:table-cell>
          <table:table-cell office:value-type="string" table:style-name="ce18">
            <text:p>40-60</text:p>
          </table:table-cell>
          <table:table-cell office:value-type="string" table:style-name="ce22">
            <text:p>臺中車站-民權繼光街口-臺中州廳-臺中醫院-民權中華路口-臺中教育大學-五權民生路口-五權自立街口-大墩文化中心-五權五廊街口-美術園道-美村五權五街口-美術館-向上國中-美村向上路口-美村向上北路口-美村公益路口-草悟道-科學博物館-忠明高中-植物園-西屯英才路口-英才民權路口-篤行國小-五權國中-中山堂-五權學士路口-莒光新城-臺灣體大體育場-臺中一中-臺中公園-立體停車場-自由富台東街口-自由進德路口-秀泰廣場-秀泰影城-國軍英雄館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18.豐后線 <text:s text:c="2"/>888</text:p>
          </table:table-cell>
          <table:table-cell office:value-type="string" table:style-name="ce11">
            <text:p>市區公車</text:p>
          </table:table-cell>
          <table:table-cell office:value-type="string" table:style-name="ce11">
            <text:p>一般類型</text:p>
          </table:table-cell>
          <table:table-cell office:value-type="string" table:style-name="ce11">
            <text:p>中台灣客運</text:p>
          </table:table-cell>
          <table:table-cell office:value-type="string" table:style-name="ce12">
            <text:p>是</text:p>
          </table:table-cell>
          <table:table-cell office:value-type="string" table:style-name="ce35">
            <text:p>◎</text:p>
          </table:table-cell>
          <table:covered-table-cell/>
          <table:table-cell office:value-type="float" office:value="3150000" table:style-name="ce31">
            <text:p>3,150,000<text:s/></text:p>
          </table:table-cell>
          <table:covered-table-cell/>
          <table:table-cell office:value-type="float" office:value="34.5" table:style-name="ce18">
            <text:p>34.5</text:p>
          </table:table-cell>
          <table:table-cell office:value-type="string" table:style-name="ce19">
            <text:p>原:平假日6班次<text:s/><text:span text:style-name="T6">增班後:平日6班次、假日12班次</text:span></text:p>
          </table:table-cell>
          <table:table-cell office:value-type="float" office:value="120" table:style-name="ce18">
            <text:p>120</text:p>
          </table:table-cell>
          <table:table-cell office:value-type="string" table:style-name="ce22">
            <text:p>豐原轉運中心→豐原媽祖廟(廟東夜市)→中正圓環西路口→圓環北中山路口→新惠生醫院→后豐鐵馬道→后里動物之家→后里環保公園→七星農場(三豐南村路口)→馬場三豐路口(七星友達)→后里馬場→后里車站(后里國小)→下后里→月眉糖廠→麗寶樂園→泰安服務區<text:span text:style-name="T5">→</text:span>中社→泰安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style-name="ce10">
            <text:p>彰化縣</text:p>
          </table:table-cell>
          <table:table-cell office:value-type="string" table:style-name="ce10">
            <text:p>彰化縣政府</text:p>
          </table:table-cell>
          <table:table-cell office:value-type="string" table:style-name="ce11">
            <text:p>19.鹿港祈福線、快線</text:p>
            <text:p>6936、6936A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彰化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662500" table:style-name="ce36">
            <text:p>1,662,500<text:s/></text:p>
          </table:table-cell>
          <table:table-cell office:value-type="float" office:value="5093505" table:style-name="ce31">
            <text:p>5,093,505<text:s/></text:p>
          </table:table-cell>
          <table:table-cell office:value-type="float" office:value="6756005" table:formula="of:=SUM([.I25:.J25])" table:style-name="ce37">
            <text:p>6,756,005<text:s/></text:p>
          </table:table-cell>
          <table:table-cell office:value-type="string" table:style-name="ce18">
            <text:p>鹿港祈福線:35</text:p>
            <text:p/>
            <text:p>鹿港祈福快線:35.8</text:p>
          </table:table-cell>
          <table:table-cell office:value-type="string" table:style-name="ce19">
            <text:p>鹿港祈福線:平日11班次、假日15班次</text:p>
            <text:p>鹿港祈福快線:6班次<text:s/><text:span text:style-name="T6">增班後: 鹿港祈福線:平日11班次、假日15班次</text:span><text:span text:style-name="T6"/></text:p>
            <text:p><text:span text:style-name="T6">鹿港祈福快線:平日6班次、假日8班次</text:span></text:p>
          </table:table-cell>
          <table:table-cell office:value-type="string" table:style-name="ce18">
            <text:p>鹿港祈福線:90</text:p>
            <text:p/>
            <text:p>鹿港祈福快線:63</text:p>
          </table:table-cell>
          <table:table-cell office:value-type="string" table:style-name="ce29">
            <text:p>▲鹿港祈福線:高鐵台中站→彰化縣原民生活館(彰師大、台塑生醫健康悠活館)→彰化火車站(彰化客運彰化站)→文化局(八卦山大佛風景區)→彰化縣政府→福興鄉農會→鹿港乘車處(鹿港老街)→勞教學苑(亞太鹿港渡假村)→彰濱秀傳健康園區→卷木森活館→白蘭氏健康博物館→緞帶王觀光工廠→台明將台灣玻璃館</text:p>
            <text:p>▲鹿港祈福快線:高鐵台中站→福興鄉農會→鹿港乘車處(鹿港老街)→勞教學苑(亞太鹿港渡假村)→彰濱秀傳健康園區→卷木森活館→白蘭氏健康博物館→緞帶王觀光工廠→台明將台灣玻璃館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table:style-name="ce10"/>
          <table:table-cell office:value-type="string" table:style-name="ce18">
            <text:p>參山國家風景區管理處</text:p>
          </table:table-cell>
          <table:table-cell office:value-type="string" table:style-name="ce38">
            <text:p>20.跑水求財線 <text:s text:c="4"/>6701</text:p>
          </table:table-cell>
          <table:table-cell office:value-type="string" table:style-name="ce39">
            <text:p>公路客運</text:p>
          </table:table-cell>
          <table:table-cell office:value-type="string" table:style-name="ce39">
            <text:p>品牌加盟</text:p>
          </table:table-cell>
          <table:table-cell office:value-type="string" table:style-name="ce39">
            <text:p>員林客運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office:value-type="float" office:value="1750000" table:style-name="ce40">
            <text:p>1,750,000<text:s/></text:p>
          </table:table-cell>
          <table:table-cell office:value-type="string" table:style-name="ce41">
            <text:p>-</text:p>
          </table:table-cell>
          <table:table-cell office:value-type="float" office:value="1750000" table:formula="of:=SUM([.I26:.J26])" table:style-name="ce42">
            <text:p>1,750,000<text:s/></text:p>
          </table:table-cell>
          <table:table-cell office:value-type="float" office:value="51.6" table:style-name="ce39">
            <text:p>51.6</text:p>
          </table:table-cell>
          <table:table-cell office:value-type="string" table:style-name="ce39">
            <text:p>平日約4班次、例假日約4班次</text:p>
          </table:table-cell>
          <table:table-cell office:value-type="float" office:value="90" table:style-name="ce39">
            <text:p>90</text:p>
          </table:table-cell>
          <table:table-cell office:value-type="string" table:style-name="ce43">
            <text:p>高鐵彰化站-市場前-十字路-田中站-中新路-二水站（二水自行車道）-製材所-源泉-頂厝-源泉派出所-水門-龍仔頭-下坑口（二水生態教育館）-濁水-內政部消防署訓練中心（紫南宮）-名竹大橋-竹山交流道口（車籠埔斷層保存園區）-藤湖-延平（遊山茶訪茶文化館）-東華醫院-合庫前（竹山菸草站文創園區）-分局前-戶政前-竹山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11" table:style-name="ce100">
            <text:p>南投縣</text:p>
          </table:table-cell>
          <table:table-cell office:value-type="string" table:number-columns-spanned="1" table:number-rows-spanned="8" table:style-name="ce105">
            <text:p>南投縣政府</text:p>
          </table:table-cell>
          <table:table-cell office:value-type="string" table:style-name="ce11">
            <text:p>21.溪頭線(台中出發)</text:p>
            <text:p>6883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員林客運</text:p>
            <text:p>彰化客運</text:p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612500" table:number-columns-spanned="1" table:number-rows-spanned="8" table:style-name="ce106">
            <text:p>2,612,500<text:s/></text:p>
          </table:table-cell>
          <table:table-cell office:value-type="float" office:value="6783275" table:style-name="ce31">
            <text:p>6,783,275<text:s/></text:p>
          </table:table-cell>
          <table:table-cell office:value-type="float" office:value="20585088" table:formula="of:=[.I27]+[.J27]+[.J28]+[.J36]+[.J37]" table:number-columns-spanned="1" table:number-rows-spanned="8" table:style-name="ce107">
            <text:p>20,585,088<text:s/></text:p>
          </table:table-cell>
          <table:table-cell office:value-type="string" table:style-name="ce18">
            <text:p>經高鐵站：</text:p>
            <text:p>84.4公里(延駛至杉林溪102公里)</text:p>
            <text:p>高鐵站出發：</text:p>
            <text:p>73.6公里(延駛至杉林溪91.2公里)</text:p>
          </table:table-cell>
          <table:table-cell office:value-type="string" table:style-name="ce19">
            <text:p>原班次：平日34班次、假日44班次(含跳蛙式9班次)</text:p>
            <text:p>暑假：平日52班次、假日55班次(含跳蛙式9班次)<text:s/><text:span text:style-name="T6">增班後:平日40班次、假日40班次(含跳蛙式班次10班次)</text:span><text:span text:style-name="T6"/></text:p>
            <text:p><text:span text:style-name="T6">(既有班次每日調撥2班次延駛杉林溪)</text:span></text:p>
          </table:table-cell>
          <table:table-cell office:value-type="float" office:value="90" table:style-name="ce18">
            <text:p>90</text:p>
          </table:table-cell>
          <table:table-cell office:value-type="string" table:style-name="ce45">
            <text:p>正常班次:臺中干城站—臺中車站(民族路口)—往程：民興公園(執行分署)/返程：五權車站—捷運大慶站(建國北路)—高鐵台中站—車籠埔斷層保存園區—竹山交流道—竹山工業區—初鄉—中興茶園—鹿彰—鹿谷鄉農會(茶業中心)—廣興—內湖—內湖國小—彎坑—崩崁頭—米堤大飯店—下溪頭—溪頭 <text:s text:c="45"/>跳蛙式班次:臺中干城站—高鐵台中站—車籠埔斷層保存園區—竹山交流道—竹山工業區—初鄉—中興茶園—鹿彰—鹿谷鄉農會(茶業中心)—廣興—內湖—內湖國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22.清境線</text:p>
            <text:p>6664、6659、6658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5964313" table:style-name="ce31">
            <text:p>5,964,313<text:s/></text:p>
          </table:table-cell>
          <table:covered-table-cell/>
          <table:table-cell office:value-type="string" table:style-name="ce18">
            <text:p>埔里-清境農場約38.9公里</text:p>
            <text:p>埔里-松崗約39.1公里</text:p>
            <text:p>埔里-翠峰約45.1公里</text:p>
          </table:table-cell>
          <table:table-cell office:value-type="string" table:style-name="ce19">
            <text:p>原:埔里-清境農場：10班次</text:p>
            <text:p>埔里-清境農場-松崗：6班次</text:p>
            <text:p>埔里-清境農場-翠峰：6班次<text:s/><text:span text:style-name="T6">增班後: 埔里-清境農場10班次 埔里-松崗8班次 埔里-翠峰6班次</text:span></text:p>
          </table:table-cell>
          <table:table-cell office:value-type="float" office:value="80" table:style-name="ce18">
            <text:p>80</text:p>
          </table:table-cell>
          <table:table-cell office:value-type="string" table:style-name="ce22">
            <text:p>埔里總站—埔里轉運站-中心碑-榮民醫院-臺一農場-觀音山莊-觀音瀑布-獅子頭-錦吉蝴蝶館-鳥踏坑-南豐-楓樹林-新內山加油站-南山溪-天主堂-眉溪-霧社-碧湖-以馬內利-五里坡-慈心園-清境龍莊-壽亭-見晴山莊-清境國小-國民賓館-清境農場旅服中心-觀山牧區-青青草原-娜嚕灣-蘋果園-富嘉果園-仁莊-挪威森林-松崗-梅峰-翠峰</text:p>
          </table:table-cell>
          <table:table-cell table:number-columns-repeated="1008" table:style-name="ce2"/>
          <table:table-cell table:number-columns-repeated="15361"/>
        </table:table-row>
        <table:table-row table:style-name="ro18">
          <table:covered-table-cell/>
          <table:covered-table-cell/>
          <table:table-cell office:value-type="string" table:style-name="ce11">
            <text:p>23.東埔線</text:p>
            <text:p>6732、6734</text:p>
          </table:table-cell>
          <table:table-cell office:value-type="string" table:style-name="ce12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員林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28">
            <text:p>-</text:p>
          </table:table-cell>
          <table:covered-table-cell/>
          <table:table-cell office:value-type="string" table:style-name="ce18">
            <text:p>水里-東埔線35.6</text:p>
            <text:p>集集-東埔線44.7</text:p>
          </table:table-cell>
          <table:table-cell office:value-type="string" table:style-name="ce19">
            <text:p>水里-東埔線平、假日12班次</text:p>
            <text:p>、週五14班次</text:p>
            <text:p>集集-東埔線平、假日4班次</text:p>
          </table:table-cell>
          <table:table-cell office:value-type="string" table:style-name="ce18">
            <text:p>水里-東埔線70</text:p>
            <text:p>集集-東埔線85</text:p>
          </table:table-cell>
          <table:table-cell office:value-type="string" table:style-name="ce22">
            <text:p>集集-水里-水里國中-蛇窯-頂崁-郡坑-安村-檢查站-信義鄉農會-豐丘-筆石-土場-同富國中-龍城-泰山-發著所-馬希哈蘭-達谷蘭-東埔</text:p>
          </table:table-cell>
          <table:table-cell table:number-columns-repeated="1008" table:style-name="ce2"/>
          <table:table-cell table:number-columns-repeated="15361"/>
        </table:table-row>
        <table:table-row table:style-name="ro19">
          <table:covered-table-cell/>
          <table:covered-table-cell/>
          <table:table-cell office:value-type="string" table:style-name="ce11">
            <text:p>24.溪頭線-彰化出發 <text:s text:c="9"/>15路公車</text:p>
          </table:table-cell>
          <table:table-cell office:value-type="string" table:style-name="ce12">
            <text:p>市區 公車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員林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46">
            <text:p>-</text:p>
          </table:table-cell>
          <table:covered-table-cell/>
          <table:table-cell office:value-type="string" table:style-name="ce18">
            <text:p>84.9公里</text:p>
          </table:table-cell>
          <table:table-cell office:value-type="string" table:style-name="ce19">
            <text:p>週一-週五行駛去回程各1班</text:p>
          </table:table-cell>
          <table:table-cell office:value-type="float" office:value="90" table:style-name="ce18">
            <text:p>90</text:p>
          </table:table-cell>
          <table:table-cell office:value-type="string" table:style-name="ce22">
            <text:p>員客二林站-合興-北斗-高鐵彰化站-車籠埔斷層保存園區—初鄉—鹿彰—廣興—內湖—溪頭</text:p>
          </table:table-cell>
          <table:table-cell table:number-columns-repeated="1008" table:style-name="ce2"/>
          <table:table-cell table:number-columns-repeated="15361"/>
        </table:table-row>
        <table:table-row table:style-name="ro20">
          <table:covered-table-cell/>
          <table:covered-table-cell/>
          <table:table-cell office:value-type="string" table:style-name="ce11">
            <text:p>25.埔里線 <text:s text:c="5"/>6670H</text:p>
          </table:table-cell>
          <table:table-cell office:value-type="string" table:style-name="ce12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table:style-name="ce46"/>
          <table:covered-table-cell/>
          <table:table-cell office:value-type="float" office:value="66.7" table:style-name="ce18">
            <text:p>66.7</text:p>
          </table:table-cell>
          <table:table-cell office:value-type="string" table:style-name="ce18">
            <text:p>12班次</text:p>
          </table:table-cell>
          <table:table-cell office:value-type="float" office:value="50" table:style-name="ce18">
            <text:p>50</text:p>
          </table:table-cell>
          <table:table-cell office:value-type="string" table:style-name="ce22">
            <text:p>臺中干城站-臺中車站(民族路口)-民興公園(執行分署)-捷運大慶站(建國北路)-高鐵臺中站-埔里遊客中心-牛耳石雕公園-崎下-大成國小-榮民醫院-埔里酒廠-仁愛公園-中華電信-埔里站</text:p>
          </table:table-cell>
          <table:table-cell table:number-columns-repeated="1008" table:style-name="ce2"/>
          <table:table-cell table:number-columns-repeated="15361"/>
        </table:table-row>
        <table:table-row table:style-name="ro21">
          <table:covered-table-cell/>
          <table:covered-table-cell/>
          <table:table-cell office:value-type="string" table:style-name="ce11">
            <text:p>26.集集線6333D</text:p>
          </table:table-cell>
          <table:table-cell office:value-type="string" table:style-name="ce12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總達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28">
            <text:p>-</text:p>
          </table:table-cell>
          <table:covered-table-cell/>
          <table:table-cell office:value-type="float" office:value="71" table:style-name="ce18">
            <text:p>71</text:p>
          </table:table-cell>
          <table:table-cell office:value-type="string" table:style-name="ce18">
            <text:p>平假日雙向各3班次</text:p>
          </table:table-cell>
          <table:table-cell office:value-type="float" office:value="75" table:style-name="ce18">
            <text:p>75</text:p>
          </table:table-cell>
          <table:table-cell office:value-type="string" table:style-name="ce19">
            <text:p>干城站-臺中車站(復興路)-台中高鐵站-名間國中-濁水-帽仔坑-隘寮里(頂樂園)-龍泉-楓子林-林尾-公館-集集-分局前-民生集賢街口-街尾-水里</text:p>
          </table:table-cell>
          <table:table-cell table:number-columns-repeated="1008" table:style-name="ce2"/>
          <table:table-cell table:number-columns-repeated="15361"/>
        </table:table-row>
        <table:table-row table:style-name="ro8">
          <table:covered-table-cell/>
          <table:covered-table-cell/>
          <table:table-cell office:value-type="string" table:style-name="ce47">
            <text:p>27.日月潭溪頭線6801<text:s text:c="5"/></text:p>
          </table:table-cell>
          <table:table-cell office:value-type="string" table:style-name="ce48">
            <text:p>公路客運</text:p>
          </table:table-cell>
          <table:table-cell office:value-type="string" table:style-name="ce49">
            <text:p>一般類型(品牌加盟)</text:p>
          </table:table-cell>
          <table:table-cell office:value-type="string" table:style-name="ce48">
            <text:p>南投客運員林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50">
            <text:p>-</text:p>
          </table:table-cell>
          <table:covered-table-cell/>
          <table:table-cell office:value-type="float" office:value="58.4" table:style-name="ce15">
            <text:p>58.4</text:p>
          </table:table-cell>
          <table:table-cell office:value-type="string" table:style-name="ce15">
            <text:p>平假日12班次</text:p>
          </table:table-cell>
          <table:table-cell office:value-type="float" office:value="50" table:style-name="ce15">
            <text:p>50</text:p>
          </table:table-cell>
          <table:table-cell office:value-type="string" table:style-name="ce51">
            <text:p>日月潭→向山遊客中心→頭社→崁頂→蛇窯→水里鄉公所→電力公司→水里火車站→集集→社寮→山腳→秀傳醫院→倉庫前→初鄉→中興茶園→鹿彰→廣興→廣興國小→內湖→內湖國小→新明山→崩坎頂→彎坑→米堤→下溪頭→溪頭</text:p>
          </table:table-cell>
          <table:table-cell table:number-columns-repeated="1008" table:style-name="ce2"/>
          <table:table-cell table:number-columns-repeated="15361"/>
        </table:table-row>
        <table:table-row table:style-name="ro22">
          <table:covered-table-cell/>
          <table:covered-table-cell/>
          <table:table-cell office:value-type="string" table:style-name="ce11">
            <text:p>28.瑞龍瀑布線6721、6721延</text:p>
          </table:table-cell>
          <table:table-cell office:value-type="string" table:style-name="ce48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員林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50">
            <text:p>-</text:p>
          </table:table-cell>
          <table:covered-table-cell/>
          <table:table-cell office:value-type="float" office:value="24" table:style-name="ce18">
            <text:p>24</text:p>
          </table:table-cell>
          <table:table-cell office:value-type="string" table:style-name="ce18">
            <text:p>平假日雙向各2班次</text:p>
          </table:table-cell>
          <table:table-cell office:value-type="float" office:value="58" table:style-name="ce18">
            <text:p>58</text:p>
          </table:table-cell>
          <table:table-cell office:value-type="string" table:style-name="ce19">
            <text:p>竹山前→戶政前→地政→回窯→車店仔→半路店→過溪→鯉魚→鯉魚國小→照安寮→山仔頂→鯉南社區→山邊→木瓜潭→頂木瓜潭→瑞興橋→瑞竹→下山坪頂→坪頂→瑞龍瀑布</text:p>
          </table:table-cell>
          <table:table-cell table:number-columns-repeated="1008" table:style-name="ce2"/>
          <table:table-cell table:number-columns-repeated="15361"/>
        </table:table-row>
        <table:table-row table:style-name="ro22">
          <table:covered-table-cell/>
          <table:table-cell office:value-type="string" table:number-columns-spanned="1" table:number-rows-spanned="3" table:style-name="ce108">
            <text:p>南投縣政府</text:p>
          </table:table-cell>
          <table:table-cell office:value-type="string" table:style-name="ce11">
            <text:p>29.雙龍線 <text:s text:c="4"/>6288</text:p>
          </table:table-cell>
          <table:table-cell office:value-type="string" table:style-name="ce48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豐榮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612500" table:formula="of:=[.I27]" table:number-columns-spanned="1" table:number-rows-spanned="3" table:style-name="ce109">
            <text:p>2,612,500<text:s/></text:p>
          </table:table-cell>
          <table:table-cell office:value-type="string" table:style-name="ce50">
            <text:p>-</text:p>
          </table:table-cell>
          <table:table-cell office:value-type="float" office:value="20585088" table:formula="of:=[.K27]" table:number-columns-spanned="1" table:number-rows-spanned="3" table:style-name="ce110">
            <text:p>20,585,088<text:s/>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平假日12班次</text:p>
          </table:table-cell>
          <table:table-cell office:value-type="float" office:value="40" table:style-name="ce18">
            <text:p>40</text:p>
          </table:table-cell>
          <table:table-cell office:value-type="string" table:style-name="ce19">
            <text:p>水里火車站→電力公司(水里)→水里鄉公所→水里國中→蛇窯→迴窯→大灣→洽坡石→下城→民和國中→茄苳腳→民和→下糖埔→國小前→檢查站→地利→雙龍國小→雙龍</text:p>
          </table:table-cell>
          <table:table-cell table:number-columns-repeated="1008" table:style-name="ce2"/>
          <table:table-cell table:number-columns-repeated="15361"/>
        </table:table-row>
        <table:table-row table:style-name="ro20">
          <table:covered-table-cell/>
          <table:covered-table-cell/>
          <table:table-cell office:value-type="string" table:style-name="ce52">
            <text:p>30.北港溪線 6653延<text:s/><text:span text:style-name="T7">(112年9月26日核定，路線籌備中)</text:span></text:p>
          </table:table-cell>
          <table:table-cell office:value-type="string" table:style-name="ce52">
            <text:p>公路客運</text:p>
          </table:table-cell>
          <table:table-cell office:value-type="string" table:style-name="ce52">
            <text:p>一般類型</text:p>
          </table:table-cell>
          <table:table-cell office:value-type="string" table:style-name="ce52">
            <text:p>南投客運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covered-table-cell/>
          <table:table-cell office:value-type="float" office:value="2612500" table:style-name="ce54">
            <text:p>2,612,500<text:s/></text:p>
          </table:table-cell>
          <table:covered-table-cell/>
          <table:table-cell office:value-type="float" office:value="65.599999999999994" table:style-name="ce7">
            <text:p>65.6</text:p>
          </table:table-cell>
          <table:table-cell office:value-type="string" table:style-name="ce7">
            <text:p>每日4班次</text:p>
          </table:table-cell>
          <table:table-cell office:value-type="float" office:value="100" table:style-name="ce7">
            <text:p>100</text:p>
          </table:table-cell>
          <table:table-cell office:value-type="string" table:style-name="ce55">
            <text:p>高鐵台中站-草屯-手工藝中心-下坪林-福龜旅遊中心-柑子林-國姓-埔尾-橋頭-北港溪溫泉-泰雅渡假村</text:p>
          </table:table-cell>
          <table:table-cell table:number-columns-repeated="1008" table:style-name="ce2"/>
          <table:table-cell table:number-columns-repeated="15361"/>
        </table:table-row>
        <table:table-row table:style-name="ro23">
          <table:covered-table-cell/>
          <table:covered-table-cell/>
          <table:table-cell office:value-type="string" table:style-name="ce52">
            <text:p>31.八卦山線<text:span text:style-name="T7">(112年9月27日核定，路線籌備中)</text:span></text:p>
          </table:table-cell>
          <table:table-cell table:style-name="ce52"/>
          <table:table-cell office:value-type="string" table:style-name="ce52">
            <text:p>一般類型</text:p>
          </table:table-cell>
          <table:table-cell table:style-name="ce52"/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covered-table-cell/>
          <table:table-cell office:value-type="float" office:value="2612500" table:style-name="ce54">
            <text:p>2,612,500<text:s/></text:p>
          </table:table-cell>
          <table:covered-table-cell/>
          <table:table-cell office:value-type="float" office:value="59.75" table:style-name="ce7">
            <text:p>59.75</text:p>
          </table:table-cell>
          <table:table-cell office:value-type="string" table:style-name="ce7">
            <text:p>每日4班次</text:p>
          </table:table-cell>
          <table:table-cell office:value-type="float" office:value="85" table:style-name="ce7">
            <text:p>85</text:p>
          </table:table-cell>
          <table:table-cell office:value-type="string" table:style-name="ce55">
            <text:p>高鐵台中站受天宮-中學路-人力學院(省訓團)-中興國中-內興里-家樂福-南投戲院-彰南路口-台灣麻糬主題館-樹德半山夢工廠-猴探井-賞鷹平台-受天宮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4" table:style-name="ce100">
            <text:p>南投縣</text:p>
          </table:table-cell>
          <table:table-cell office:value-type="string" table:number-columns-spanned="1" table:number-rows-spanned="4" table:style-name="ce100">
            <text:p>日月潭管理處</text:p>
          </table:table-cell>
          <table:table-cell office:value-type="string" table:style-name="ce11">
            <text:p>32.日月潭線直達</text:p>
            <text:p>6670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887500" table:number-columns-spanned="1" table:number-rows-spanned="4" table:style-name="ce102">
            <text:p>2,887,500<text:s/></text:p>
          </table:table-cell>
          <table:table-cell office:value-type="float" office:value="4400000" table:style-name="ce14">
            <text:p>4,400,000<text:s/></text:p>
          </table:table-cell>
          <table:table-cell office:value-type="float" office:value="14687500" table:formula="of:=[.I38]+[.J38]+[.J40]+[.J41]+[.J42]+[.J43]" table:number-columns-spanned="1" table:number-rows-spanned="4" table:style-name="ce101">
            <text:p>14,687,500<text:s/></text:p>
          </table:table-cell>
          <table:table-cell office:value-type="string" table:style-name="ce18">
            <text:p>一般路線：85.7</text:p>
            <text:p>延駛至向山：89</text:p>
            <text:p>台中航空站出發：109.7</text:p>
          </table:table-cell>
          <table:table-cell office:value-type="string" table:style-name="ce19">
            <text:p>直達：平日19班次、假日23班次</text:p>
            <text:p>(視實際情況酌開加班車)</text:p>
          </table:table-cell>
          <table:table-cell office:value-type="float" office:value="90" table:style-name="ce18">
            <text:p>90</text:p>
          </table:table-cell>
          <table:table-cell office:value-type="string" table:style-name="ce22">
            <text:p>▲6670B：干城站-臺中車站(民族路口)-民興公園(執行分署)(往程)/五權車站(返程)-捷運大慶站(建國北路)-高鐵臺中站-埔里遊客中心-牛耳石雕公園-暨南大學(校內)-桃米坑-大雁-新城國小-三育神學院-魚池-日月老茶廠-日月潭。</text:p>
            <text:p>▲6670E：台中航空站-高鐵臺中站-埔里遊客中心-牛耳石雕公園-暨南大學(校內)-桃米坑-大雁-新城國小-三育神學院-魚池-日月老茶廠-日月潭。</text:p>
            <text:p>▲6670F：干城站-臺中車站(民族路口)-民興公園(執行分署)(往程)/五權車站(返程)-捷運大慶站(建國北路)-高鐵臺中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33.日月潭線經埔里</text:p>
            <text:p>6670</text:p>
          </table:table-cell>
          <table:table-cell office:value-type="string" table:style-name="ce12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28">
            <text:p>-</text:p>
          </table:table-cell>
          <table:covered-table-cell/>
          <table:table-cell office:value-type="string" table:style-name="ce18">
            <text:p>一般路線：88.3</text:p>
            <text:p>延駛至九族：95.5</text:p>
          </table:table-cell>
          <table:table-cell office:value-type="string" table:style-name="ce19">
            <text:p>經埔里：平、假日30班次</text:p>
            <text:p>(視實際情況酌開加班車)</text:p>
          </table:table-cell>
          <table:table-cell office:value-type="float" office:value="100" table:style-name="ce18">
            <text:p>100</text:p>
          </table:table-cell>
          <table:table-cell office:value-type="string" table:style-name="ce22">
            <text:p>▲6670A：干城站-臺中車站(民族路口)-民興公園(執行分署)(往程)/五權車站(返程)-捷運大慶站(建國北路)-高鐵臺中站-埔里遊客中心-牛耳石雕公園-崎下-大成國小-榮民醫院-埔里酒廠-仁愛公園-中華電信-埔里站-中華電信-仁愛公園-埔里酒廠-榮民醫院-大成國小-崎下-暨南大學-桃米坑-大雁-新城國小-三育神學院-經典驛棧-晶園渡假村-九族文化村-晶園渡假村-經典驛棧-魚池-日月老茶廠-日月潭。</text:p>
            <text:p>▲6670D：干城站-臺中車站(民族路口)-民興公園(執行分署)(往程)/五權車站(返程)-捷運大慶站(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34.日月潭線經中台禪寺</text:p>
            <text:p>6670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(特定時段營運【配合政策，於國定例假日行駛】)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1400000" table:style-name="ce14">
            <text:p>1,400,000<text:s/></text:p>
          </table:table-cell>
          <table:covered-table-cell/>
          <table:table-cell office:value-type="float" office:value="92" table:style-name="ce18">
            <text:p>92</text:p>
          </table:table-cell>
          <table:table-cell office:value-type="string" table:style-name="ce19">
            <text:p>經中台禪寺：例假日4班次</text:p>
          </table:table-cell>
          <table:table-cell office:value-type="float" office:value="130" table:style-name="ce18">
            <text:p>130</text:p>
          </table:table-cell>
          <table:table-cell office:value-type="string" table:style-name="ce22">
            <text:p>▲6670C：干城站-臺中車站(民族路口)-民興公園(執行分署)(往程)/五權車站(返程)-捷運大慶站(建國北路)-高鐵臺中站-中台禪寺-中台世界博物館-埔里花卉中心-埔里站-中華電信-仁愛公園-埔里酒廠-榮民醫院-大成國小-崎下-暨南大學-桃米坑-大雁-新城國小-三育神學院-魚池-日月老茶廠-日月潭。</text:p>
          </table:table-cell>
          <table:table-cell table:number-columns-repeated="1008" table:style-name="ce2"/>
          <table:table-cell table:number-columns-repeated="15361"/>
        </table:table-row>
        <table:table-row table:style-name="ro13">
          <table:covered-table-cell/>
          <table:covered-table-cell/>
          <table:table-cell office:value-type="string" table:style-name="ce11">
            <text:p>35.車埕線</text:p>
            <text:p>6671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南投客運</text:p>
          </table:table-cell>
          <table:table-cell office:value-type="string" table:style-name="ce12">
            <text:p>是</text:p>
          </table:table-cell>
          <table:table-cell table:style-name="ce12"/>
          <table:covered-table-cell/>
          <table:table-cell office:value-type="float" office:value="4000000" table:style-name="ce31">
            <text:p>4,000,000<text:s/></text:p>
          </table:table-cell>
          <table:covered-table-cell/>
          <table:table-cell office:value-type="float" office:value="20.9" table:style-name="ce18">
            <text:p>20.9</text:p>
          </table:table-cell>
          <table:table-cell office:value-type="string" table:style-name="ce19">
            <text:p>原:平、假日12班次<text:s/><text:span text:style-name="T6">增班後:平日12班次、假日14班次</text:span></text:p>
          </table:table-cell>
          <table:table-cell office:value-type="float" office:value="30" table:style-name="ce18">
            <text:p>30</text:p>
          </table:table-cell>
          <table:table-cell office:value-type="string" table:style-name="ce22">
            <text:p>日月潭-馥麗飯店-水社-水社壩-向山行政中心-月牙灣-頭社國小-頭社派出所-頭社-日月潭特色遊學中心-銃櫃-大平林-柑子林-頂崁-迴窯-蛇窯-社子-水里國中-水里鄉公所-電力公司-水里-大灣-振昌木廠-車埕</text:p>
          </table:table-cell>
          <table:table-cell table:number-columns-repeated="1008" table:style-name="ce2"/>
          <table:table-cell table:number-columns-repeated="15361"/>
        </table:table-row>
        <table:table-row table:style-name="ro24">
          <table:table-cell office:value-type="string" table:number-columns-spanned="1" table:number-rows-spanned="2" table:style-name="ce100">
            <text:p>南投縣</text:p>
          </table:table-cell>
          <table:table-cell office:value-type="string" table:number-columns-spanned="1" table:number-rows-spanned="2" table:style-name="ce100">
            <text:p>日月潭管理處</text:p>
          </table:table-cell>
          <table:table-cell office:value-type="string" table:style-name="ce56">
            <text:p>36.日月潭-阿里山線</text:p>
            <text:p>6739</text:p>
          </table:table-cell>
          <table:table-cell office:value-type="string" table:style-name="ce10">
            <text:p>公路客運</text:p>
          </table:table-cell>
          <table:table-cell office:value-type="string" table:style-name="ce10">
            <text:p>一般類型</text:p>
          </table:table-cell>
          <table:table-cell office:value-type="string" table:style-name="ce10">
            <text:p>南投客運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887500" table:number-columns-spanned="1" table:number-rows-spanned="2" table:style-name="ce111">
            <text:p>2,887,500<text:s/></text:p>
          </table:table-cell>
          <table:table-cell office:value-type="float" office:value="350000" table:style-name="ce57">
            <text:p>350,000<text:s/></text:p>
          </table:table-cell>
          <table:table-cell office:value-type="float" office:value="14687500" table:formula="of:=[.K38]" table:number-columns-spanned="1" table:number-rows-spanned="2" table:style-name="ce112">
            <text:p>14,687,500<text:s/></text:p>
          </table:table-cell>
          <table:table-cell office:value-type="float" office:value="102.5" table:style-name="ce39">
            <text:p>102.5</text:p>
          </table:table-cell>
          <table:table-cell office:value-type="string" table:style-name="ce38">
            <text:p>平日2班次、假日2班次</text:p>
          </table:table-cell>
          <table:table-cell office:value-type="float" office:value="200" table:style-name="ce39">
            <text:p>200</text:p>
          </table:table-cell>
          <table:table-cell office:value-type="string" table:style-name="ce58">
            <text:p>日月潭–向山行政中心–頭社–頂崁–信義–和社–神木村–草坪頭– 夫妻樹–塔塔加–上東埔–石山–自忠– 阿里山轉運站</text:p>
          </table:table-cell>
          <table:table-cell table:number-columns-repeated="1008" table:style-name="ce2"/>
          <table:table-cell table:number-columns-repeated="15361"/>
        </table:table-row>
        <table:table-row table:style-name="ro13">
          <table:covered-table-cell/>
          <table:covered-table-cell/>
          <table:table-cell office:value-type="string" table:style-name="ce56">
            <text:p>37.斗六-竹山線</text:p>
            <text:p>7127</text:p>
          </table:table-cell>
          <table:table-cell office:value-type="string" table:style-name="ce10">
            <text:p>公路客運</text:p>
          </table:table-cell>
          <table:table-cell office:value-type="string" table:style-name="ce10">
            <text:p>一般類型</text:p>
          </table:table-cell>
          <table:table-cell office:value-type="string" table:style-name="ce10">
            <text:p>台西客運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covered-table-cell/>
          <table:table-cell office:value-type="float" office:value="1650000" table:style-name="ce57">
            <text:p>1,650,000<text:s/></text:p>
          </table:table-cell>
          <table:covered-table-cell/>
          <table:table-cell office:value-type="float" office:value="20.2" table:style-name="ce39">
            <text:p>20.2</text:p>
          </table:table-cell>
          <table:table-cell office:value-type="string" table:style-name="ce38">
            <text:p>平日17班次、假日8班次</text:p>
          </table:table-cell>
          <table:table-cell office:value-type="float" office:value="40" table:style-name="ce39">
            <text:p>40</text:p>
          </table:table-cell>
          <table:table-cell office:value-type="string" table:style-name="ce58">
            <text:p>斗六火車站-洪揚醫院-鎮東-八德-大竹圍-斗六工業區-石榴-大埔-斗六交流道-大埔社區-營盤園-天元庄-九芎-乾溪子-林內鄉公所-林內火車站-林內-頂庄-坪頂路口-觸口-水門-清水溪-和溪厝-中崎-仙公廟-戶政前-竹山</text:p>
          </table:table-cell>
          <table:table-cell table:number-columns-repeated="1008" table:style-name="ce2"/>
          <table:table-cell table:number-columns-repeated="15361"/>
        </table:table-row>
        <table:table-row table:style-name="ro9">
          <table:table-cell office:value-type="string" table:number-columns-spanned="1" table:number-rows-spanned="3" table:style-name="ce100">
            <text:p>雲林縣</text:p>
          </table:table-cell>
          <table:table-cell office:value-type="string" table:number-columns-spanned="1" table:number-rows-spanned="3" table:style-name="ce100">
            <text:p>雲林縣政府</text:p>
          </table:table-cell>
          <table:table-cell office:value-type="string" table:style-name="ce11">
            <text:p>38.北港虎尾線</text:p>
            <text:p>Y0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台西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250000" table:number-columns-spanned="1" table:number-rows-spanned="3" table:style-name="ce102">
            <text:p>2,250,000<text:s/></text:p>
          </table:table-cell>
          <table:table-cell office:value-type="float" office:value="1260000" table:style-name="ce14">
            <text:p>1,260,000<text:s/></text:p>
          </table:table-cell>
          <table:table-cell table:number-columns-spanned="1" table:number-rows-spanned="3" table:style-name="ce113"/>
          <table:table-cell office:value-type="float" office:value="144.69999999999999" table:style-name="ce18">
            <text:p>144.7</text:p>
          </table:table-cell>
          <table:table-cell office:value-type="string" table:style-name="ce19">
            <text:p>平、假日1班次</text:p>
          </table:table-cell>
          <table:table-cell office:value-type="float" office:value="255" table:style-name="ce18">
            <text:p>255</text:p>
          </table:table-cell>
          <table:table-cell office:value-type="string" table:style-name="ce22">
            <text:p>斗六火車站(起站)→高鐵雲林站→雲林布袋戲館→北港武德宮→北港朝天宮→口湖遊客中心→三條崙海清宮→五條港安西府→麥寮拱範宮→高鐵雲林站→斗六火車站(迄站)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18">
          <table:covered-table-cell/>
          <table:covered-table-cell/>
          <table:table-cell office:value-type="string" table:style-name="ce11">
            <text:p>39.斗六古坑線</text:p>
            <text:p>Y01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嘉義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4418750" table:style-name="ce31">
            <text:p>4,418,750<text:s/></text:p>
          </table:table-cell>
          <table:covered-table-cell/>
          <table:table-cell office:value-type="float" office:value="21" table:style-name="ce18">
            <text:p>21</text:p>
          </table:table-cell>
          <table:table-cell office:value-type="string" table:style-name="ce19">
            <text:p>平日14班次、假日20班次<text:s/><text:span text:style-name="T6">增班後：平日18班次、假日24班次</text:span></text:p>
          </table:table-cell>
          <table:table-cell office:value-type="float" office:value="60" table:style-name="ce18">
            <text:p>60</text:p>
          </table:table-cell>
          <table:table-cell office:value-type="string" table:style-name="ce22">
            <text:p>斗六火車站(起站)→雲中街→社口遊客中心→雲林科技大學→綠色隧道→古坑嘉興宮→福祿壽酒廠→永光故事屋→劍湖山世界→華山咖啡大街(迄站)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8">
          <table:covered-table-cell/>
          <table:covered-table-cell/>
          <table:table-cell office:value-type="string" table:style-name="ce11">
            <text:p>40.雲林草嶺線</text:p>
            <text:p>701</text:p>
          </table:table-cell>
          <table:table-cell office:value-type="string" table:style-name="ce12">
            <text:p>市區公車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台西客運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14">
            <text:p>-</text:p>
          </table:table-cell>
          <table:covered-table-cell/>
          <table:table-cell office:value-type="float" office:value="50" table:style-name="ce18">
            <text:p>50</text:p>
          </table:table-cell>
          <table:table-cell office:value-type="string" table:style-name="ce19">
            <text:p>平、假日4班次</text:p>
          </table:table-cell>
          <table:table-cell office:value-type="float" office:value="100" table:style-name="ce18">
            <text:p>100</text:p>
          </table:table-cell>
          <table:table-cell office:value-type="string" table:style-name="ce22">
            <text:p>斗六火車站(起站)→鎮西國小→水岸藝術公園→成大醫院→受天宮→勞工育樂中心→環球科技大學側門→東和→荷苞厝→荷苞山桐花公園→早寮→地母廟→二坪仔→東內寮→小旗仔→檳榔宅→外湖→內湖→新草嶺國小→草嶺公園→草嶺→東壁山莊。(迄站)。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5" table:style-name="ce100">
            <text:p>嘉義縣</text:p>
          </table:table-cell>
          <table:table-cell office:value-type="string" table:number-columns-spanned="1" table:number-rows-spanned="4" table:style-name="ce100">
            <text:p>阿里山管理處</text:p>
          </table:table-cell>
          <table:table-cell office:value-type="string" table:style-name="ce11">
            <text:p>41.阿里山線-高鐵嘉義站</text:p>
            <text:p>7329、7329A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嘉義縣公車處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250000" table:number-columns-spanned="1" table:number-rows-spanned="4" table:style-name="ce104">
            <text:p>2,250,000<text:s/></text:p>
          </table:table-cell>
          <table:table-cell office:value-type="float" office:value="3135000" table:style-name="ce14">
            <text:p>3,135,000<text:s/></text:p>
          </table:table-cell>
          <table:table-cell office:value-type="float" office:value="6945000" table:formula="of:=SUM([.I47:.J50])" table:number-columns-spanned="1" table:number-rows-spanned="4" table:style-name="ce104">
            <text:p>6,945,000<text:s/></text:p>
          </table:table-cell>
          <table:table-cell office:value-type="string" table:style-name="ce18">
            <text:p>7329：約 96.7</text:p>
            <text:p/>
            <text:p>7329A：約 106.7</text:p>
          </table:table-cell>
          <table:table-cell office:value-type="string" table:style-name="ce19">
            <text:p>7329：平、假日6班次</text:p>
            <text:p/>
            <text:p>7329A：平、假日2班次</text:p>
          </table:table-cell>
          <table:table-cell office:value-type="string" table:style-name="ce18">
            <text:p>7329：約150</text:p>
            <text:p/>
            <text:p>7329A：約180</text:p>
          </table:table-cell>
          <table:table-cell office:value-type="string" table:style-name="ce22">
            <text:p>▲7329：高鐵嘉義站-故宮南院(僅回程停靠)-頂六國小-吳鳳廟-觸口遊客中心-愛情大草原-觸口-龍美-隙頂-巃頭坪-石棹-十字村-青年活動中心-阿里山轉運站</text:p>
            <text:p>▲7329A：高鐵嘉義站-故宮南院(僅回程停靠)-頂六國小-吳鳳廟-觸口遊客中心-愛情大草原-觸口-龍美-隙頂-巃頭坪-石棹-奮起湖-十字村-青年活動中心-阿里山轉運站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42.阿里山線-台鐵嘉義站</text:p>
            <text:p>7322C、7322D</text:p>
          </table:table-cell>
          <table:table-cell office:value-type="string" table:style-name="ce12">
            <text:p>公路客運</text:p>
          </table:table-cell>
          <table:table-cell office:value-type="string" table:style-name="ce26">
            <text:p>一般類型(品牌加盟)</text:p>
          </table:table-cell>
          <table:table-cell office:value-type="string" table:style-name="ce12">
            <text:p>嘉義縣公車處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string" table:style-name="ce28">
            <text:p>-</text:p>
          </table:table-cell>
          <table:covered-table-cell/>
          <table:table-cell office:value-type="string" table:style-name="ce18">
            <text:p>7322C:約73.9 <text:s/>7322D:約83.9</text:p>
          </table:table-cell>
          <table:table-cell office:value-type="string" table:style-name="ce19">
            <text:p>7322C：平、假日8班次</text:p>
            <text:p/>
            <text:p>7322D：平、假日2班次</text:p>
          </table:table-cell>
          <table:table-cell office:value-type="string" table:style-name="ce18">
            <text:p>7322C：約150</text:p>
            <text:p/>
            <text:p>7322D：約170</text:p>
          </table:table-cell>
          <table:table-cell office:value-type="string" table:style-name="ce22">
            <text:p>▲7322C：嘉義火車站-頂六國小-吳鳳廟-觸口遊客中心-愛情大草原-觸口-龍美-隙頂-巃頭坪-石棹-十字村-青年活動中心-阿里山轉運站</text:p>
            <text:p>▲7322D：嘉義火車站-頂六國小-吳鳳廟-觸口遊客中心-愛情大草原-觸口-龍美-隙頂-巃頭坪-石棹-奮起湖-十字村-青年活動中心-阿里山轉運站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25">
          <table:covered-table-cell/>
          <table:covered-table-cell/>
          <table:table-cell office:value-type="string" table:style-name="ce11">
            <text:p>43.瑞里線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嘉義縣公車處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1260000" table:style-name="ce14">
            <text:p>1,260,000<text:s/></text:p>
          </table:table-cell>
          <table:covered-table-cell/>
          <table:table-cell office:value-type="float" office:value="48.3" table:style-name="ce18">
            <text:p>48.3</text:p>
          </table:table-cell>
          <table:table-cell office:value-type="string" table:style-name="ce19">
            <text:p>假日6班次</text:p>
          </table:table-cell>
          <table:table-cell office:value-type="float" office:value="125" table:style-name="ce18">
            <text:p>125</text:p>
          </table:table-cell>
          <table:table-cell office:value-type="string" table:style-name="ce22">
            <text:p>嘉義火車站-檜意森活村(北門)-竹崎火車站(親水公園)-東水道(文峰遊客中心)-金獅廣福宮-金獅奉茶亭-出水坑-石鼓坪-雲潭瀑布-圓潭生態園區-源興宮-瑞里(瑞太古道)-瑞太資訊站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9">
          <table:covered-table-cell/>
          <table:covered-table-cell/>
          <table:table-cell office:value-type="string" table:style-name="ce52">
            <text:p>44.太平線<text:s/><text:span text:style-name="T7">(112年9月25日核定，路線籌備中)</text:span></text:p>
          </table:table-cell>
          <table:table-cell office:value-type="string" table:style-name="ce53">
            <text:p>市區公車</text:p>
          </table:table-cell>
          <table:table-cell office:value-type="string" table:style-name="ce53">
            <text:p>一般類型</text:p>
          </table:table-cell>
          <table:table-cell office:value-type="string" table:style-name="ce53">
            <text:p>嘉義縣公車處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covered-table-cell/>
          <table:table-cell office:value-type="float" office:value="300000" table:style-name="ce60">
            <text:p>300,000<text:s/></text:p>
          </table:table-cell>
          <table:covered-table-cell/>
          <table:table-cell office:value-type="float" office:value="28" table:style-name="ce61">
            <text:p>28</text:p>
          </table:table-cell>
          <table:table-cell office:value-type="string" table:style-name="ce62">
            <text:p>採「特定時間段」開行（假日及國定假日及連假）</text:p>
            <text:p>每日往返共12班</text:p>
          </table:table-cell>
          <table:table-cell office:value-type="float" office:value="60" table:style-name="ce61">
            <text:p>60</text:p>
          </table:table-cell>
          <table:table-cell office:value-type="string" table:style-name="ce63">
            <text:p>大林轉運站（臺鐵大林站）-大埔美園區服務中心-佐登妮絲城堡-老楊方城市-梅山新社區（梅問屋梅子元氣館）-梅山-太平雲梯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26">
          <table:covered-table-cell/>
          <table:table-cell office:value-type="string" table:style-name="ce10">
            <text:p>嘉義縣政府</text:p>
          </table:table-cell>
          <table:table-cell office:value-type="string" table:style-name="ce11">
            <text:p>45.故宮南院線</text:p>
            <text:p>10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嘉義縣公車處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520000" table:style-name="ce13">
            <text:p>1,520,000<text:s/></text:p>
          </table:table-cell>
          <table:table-cell office:value-type="float" office:value="3135000" table:style-name="ce14">
            <text:p>3,135,000<text:s/></text:p>
          </table:table-cell>
          <table:table-cell table:style-name="ce13"/>
          <table:table-cell office:value-type="float" office:value="51.4" table:style-name="ce18">
            <text:p>51.4</text:p>
          </table:table-cell>
          <table:table-cell office:value-type="string" table:style-name="ce19">
            <text:p>平日8班次、假日16班次</text:p>
          </table:table-cell>
          <table:table-cell office:value-type="float" office:value="110" table:style-name="ce18">
            <text:p>110</text:p>
          </table:table-cell>
          <table:table-cell office:value-type="string" table:style-name="ce22">
            <text:p>嘉義火車站-文化中心（檜意森活村）-臺灣菸酒嘉義觀光酒廠-民雄工業服務區(卡普秀醫美觀光工廠)-旺萊山鳳梨文化園區-民雄金桔觀光工廠-中正大學-民雄火車站-菁埔貓世界-新港奉天宮-頂菜園-板陶窯-蒜頭蔗埕文化園區-故宮南院-高鐵嘉義站</text:p>
          </table:table-cell>
          <table:table-cell table:number-columns-repeated="4" table:style-name="ce2"/>
          <table:table-cell table:number-columns-repeated="1004" table:style-name="ce59"/>
          <table:table-cell table:number-columns-repeated="15361"/>
        </table:table-row>
        <table:table-row table:style-name="ro7">
          <table:table-cell office:value-type="string" table:style-name="ce10">
            <text:p>嘉義市</text:p>
          </table:table-cell>
          <table:table-cell office:value-type="string" table:style-name="ce10">
            <text:p>嘉義市政府</text:p>
          </table:table-cell>
          <table:table-cell office:value-type="string" table:style-name="ce11">
            <text:p>46.光林我嘉線、支線</text:p>
            <text:p>0715 0715A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國光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837500" table:style-name="ce31">
            <text:p>1,837,500<text:s/></text:p>
          </table:table-cell>
          <table:table-cell office:value-type="float" office:value="1683000" table:style-name="ce64">
            <text:p>1,683,000<text:s/></text:p>
          </table:table-cell>
          <table:table-cell office:value-type="float" office:value="3520500" table:formula="of:=SUM([.I52:.J52])" table:style-name="ce14">
            <text:p>3,520,500<text:s/></text:p>
          </table:table-cell>
          <table:table-cell office:value-type="string" table:style-name="ce18">
            <text:p>主線14.8 <text:s text:c="8"/>支線18</text:p>
          </table:table-cell>
          <table:table-cell office:value-type="string" table:style-name="ce19">
            <text:p>原:平日36班次、假日46班次</text:p>
            <text:p><text:span text:style-name="T6">增班後:平、假日主線36班、支線14班</text:span></text:p>
          </table:table-cell>
          <table:table-cell office:value-type="string" table:style-name="ce18">
            <text:p>主線60 <text:s text:c="5"/>支線70</text:p>
          </table:table-cell>
          <table:table-cell office:value-type="string" table:style-name="ce22">
            <text:p>港坪運動公園-玉山郵局-嘉樂福觀光夜市-番子溝公園-大潤發(博愛路)-嘉義市轉運中心-自由友忠路口-北香湖公園-文化文華街口-秀泰影城-嘉義火車站-新光三越遠東站-文化路口-嘉邑城隍廟-市政府(吳鳳北路)-檜意森活村(北門)-獄政博物館-嘉義高商(嘉義公園)-嘉義高中(啟明路)-嘉義高中—下山仔頂(大雅商圈)-【主線】蘭潭國小-蘭潭DC-蘭潭 <text:s text:c="15"/>【支線】山仔頂-長竹巷-東山仔頂-崇仁護校-盧厝-東洋新村3-東洋新村2-東洋新村1</text:p>
          </table:table-cell>
          <table:table-cell table:number-columns-repeated="1008" table:style-name="ce59"/>
          <table:table-cell table:number-columns-repeated="15361"/>
        </table:table-row>
        <table:table-row table:style-name="ro7">
          <table:table-cell office:value-type="string" table:number-columns-spanned="1" table:number-rows-spanned="7" table:style-name="ce100">
            <text:p>臺南市</text:p>
          </table:table-cell>
          <table:table-cell office:value-type="string" table:number-columns-spanned="1" table:number-rows-spanned="2" table:style-name="ce100">
            <text:p>雲嘉南管理處</text:p>
          </table:table-cell>
          <table:table-cell office:value-type="string" table:style-name="ce11">
            <text:p>47.西濱快線</text:p>
            <text:p>61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新營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837500" table:number-columns-spanned="1" table:number-rows-spanned="2" table:style-name="ce103">
            <text:p>1,837,500<text:s/></text:p>
          </table:table-cell>
          <table:table-cell office:value-type="float" office:value="1650833" table:style-name="ce31">
            <text:p>1,650,833<text:s/></text:p>
          </table:table-cell>
          <table:table-cell office:value-type="float" office:value="5988333" table:formula="of:=SUM([.I53:.J54])" table:number-columns-spanned="1" table:number-rows-spanned="2" table:style-name="ce104">
            <text:p>5,988,333<text:s/></text:p>
          </table:table-cell>
          <table:table-cell office:value-type="float" office:value="73.599999999999994" table:style-name="ce18">
            <text:p>73.6</text:p>
          </table:table-cell>
          <table:table-cell office:value-type="string" table:style-name="ce19">
            <text:p>週六、日與國定假日固定行駛，6班次/天。<text:s/><text:span text:style-name="T6">增班後:每日行駛6班次/天</text:span><text:span text:style-name="T6"/></text:p>
            <text:p><text:span text:style-name="T6">原路線2班次（76.2公里）</text:span><text:span text:style-name="T6"/></text:p>
            <text:p><text:span text:style-name="T6">區間班次4班次（31.5公里）</text:span></text:p>
          </table:table-cell>
          <table:table-cell office:value-type="float" office:value="115" table:style-name="ce18">
            <text:p>115</text:p>
          </table:table-cell>
          <table:table-cell office:value-type="string" table:style-name="ce22">
            <text:p>新營(客運總站)-新營轉運站-鹽水-布袋遊客中心-布袋商港-高跟鞋教堂-南鯤鯓(代天府)-北門區公所(水晶教堂)-泰安宮(井仔腳鹽田)-將軍漁港-馬沙溝濱海遊憩區-馬沙溝彩繪村-七股鹽山-台灣鹽博物館</text:p>
          </table:table-cell>
          <table:table-cell table:number-columns-repeated="1008" table:style-name="ce2"/>
          <table:table-cell table:number-columns-repeated="15361"/>
        </table:table-row>
        <table:table-row table:style-name="ro27">
          <table:covered-table-cell/>
          <table:covered-table-cell/>
          <table:table-cell office:value-type="string" table:style-name="ce65">
            <text:p>48.養嘉湖口線 179<text:s/><text:span text:style-name="T7">(112年2月21日核定，路線籌備中)</text:span></text:p>
          </table:table-cell>
          <table:table-cell office:value-type="string" table:style-name="ce66">
            <text:p>公路客運</text:p>
          </table:table-cell>
          <table:table-cell office:value-type="string" table:style-name="ce66">
            <text:p>一般類型</text:p>
          </table:table-cell>
          <table:table-cell table:style-name="ce66"/>
          <table:table-cell office:value-type="string" table:style-name="ce66">
            <text:p>-</text:p>
          </table:table-cell>
          <table:table-cell office:value-type="string" table:style-name="ce66">
            <text:p>-</text:p>
          </table:table-cell>
          <table:covered-table-cell/>
          <table:table-cell office:value-type="float" office:value="2500000" table:style-name="ce14">
            <text:p>2,500,000<text:s/></text:p>
          </table:table-cell>
          <table:covered-table-cell/>
          <table:table-cell office:value-type="float" office:value="62.1" table:style-name="ce67">
            <text:p>62.1</text:p>
          </table:table-cell>
          <table:table-cell office:value-type="string" table:style-name="ce68">
            <text:p>每日4班次</text:p>
          </table:table-cell>
          <table:table-cell office:value-type="float" office:value="110" table:style-name="ce67">
            <text:p>110</text:p>
          </table:table-cell>
          <table:table-cell office:value-type="string" table:style-name="ce69">
            <text:p>高鐵嘉義站→故宮南院→朴子轉運站→余順豐花生觀光工廠→船仔頭藝術村→東石先天宮→東石漁人碼頭→鰲鼓溼地(向禾休閒漁場)→好蝦冏男社→口湖遊客中心→馬蹄蛤主題館→第一鰻波→台灣鯛生態創意園區</text:p>
          </table:table-cell>
          <table:table-cell table:number-columns-repeated="1008" table:style-name="ce2"/>
          <table:table-cell table:number-columns-repeated="15361"/>
        </table:table-row>
        <table:table-row table:style-name="ro28">
          <table:covered-table-cell/>
          <table:table-cell office:value-type="string" table:number-columns-spanned="1" table:number-rows-spanned="5" table:style-name="ce100">
            <text:p>臺南市政府</text:p>
          </table:table-cell>
          <table:table-cell office:value-type="string" table:style-name="ce11">
            <text:p>49.88府城巡迴線</text:p>
            <text:p>88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府城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750000" table:number-columns-spanned="1" table:number-rows-spanned="5" table:style-name="ce102">
            <text:p>2,750,000<text:s/></text:p>
          </table:table-cell>
          <table:table-cell office:value-type="float" office:value="4000000" table:style-name="ce14">
            <text:p>4,000,000<text:s/></text:p>
          </table:table-cell>
          <table:table-cell office:value-type="float" office:value="12582143" table:formula="of:=SUM([.I55:.J59])" table:number-columns-spanned="1" table:number-rows-spanned="5" table:style-name="ce104">
            <text:p>12,582,143<text:s/></text:p>
          </table:table-cell>
          <table:table-cell office:value-type="float" office:value="8.5" table:style-name="ce18">
            <text:p>8.5</text:p>
          </table:table-cell>
          <table:table-cell office:value-type="string" table:style-name="ce19">
            <text:p>每日31班次</text:p>
          </table:table-cell>
          <table:table-cell office:value-type="string" table:style-name="ce18">
            <text:p>30-35</text:p>
          </table:table-cell>
          <table:table-cell office:value-type="string" table:style-name="ce22">
            <text:p>臺南火車站(南站)→孔廟(臺灣文學館、臺南市美術館1館)→林百貨/鄭成功祖廟→赤崁樓→西門友愛街口→小西門(大億麗緻)→永華站 →中正海安路口→神農街→立人國小→公園北路→臺南轉運站→成功路→臺南火車站(南站)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26">
          <table:covered-table-cell/>
          <table:covered-table-cell/>
          <table:table-cell office:value-type="string" table:style-name="ce11">
            <text:p>50.99安平台江線</text:p>
            <text:p>99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府城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2307143" table:style-name="ce14">
            <text:p>2,307,143<text:s/></text:p>
          </table:table-cell>
          <table:covered-table-cell/>
          <table:table-cell office:value-type="string" table:style-name="ce19">
            <text:p>一般路線(臺南轉運站到觀夕平台)單程15.3公里</text:p>
            <text:p>延駛路線(觀夕平台到七股鹽山)單程31公里</text:p>
            <text:p>賞鳥季路線(七股鹽山到黑面琵鷺賞鳥亭)單程19公里</text:p>
          </table:table-cell>
          <table:table-cell office:value-type="string" table:style-name="ce19">
            <text:p>一般路線：假日10班次</text:p>
            <text:p>延駛路線：假日10班次</text:p>
            <text:p>賞鳥季路線：8班次</text:p>
          </table:table-cell>
          <table:table-cell office:value-type="string" table:style-name="ce18">
            <text:p>一般路線50</text:p>
            <text:p>延駛路線48</text:p>
            <text:p>賞鳥季路線40</text:p>
          </table:table-cell>
          <table:table-cell office:value-type="string" table:style-name="ce22">
            <text:p>一般路線：</text:p>
            <text:p>臺南轉運站→臺南火車站(南站)→延平郡王祠(府前路)→建興國中(府前路)→林百貨、鄭成功祖廟→赤崁樓→中正商圈(台灣好行)→億載金城→原住民文化會館→延平街→安平蚵灰窯文化館→安平古堡(安北路)→德記洋行、安平樹屋→大員皇冠假日酒店(安北路)→觀夕平台→(延駛站點) 台江國家公園管理處→四草生態文化園區(大眾廟)→四草野生動物保護區→鹿耳門橋→聖母廟(城安路)→龍山里→台灣鹽博物館→七股鹽山</text:p>
            <text:p>▲賞鳥季路線：</text:p>
            <text:p>七股鹽山→台灣鹽博物館→海寮碼頭→海寮紅樹林驛站→六孔管理站→黑面琵鷺生態展示館→黑面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29">
          <table:covered-table-cell/>
          <table:covered-table-cell/>
          <table:table-cell office:value-type="string" table:style-name="ce47">
            <text:p>51.山博行線</text:p>
          </table:table-cell>
          <table:table-cell office:value-type="string" table:style-name="ce48">
            <text:p>市區公車</text:p>
          </table:table-cell>
          <table:table-cell office:value-type="string" table:style-name="ce48">
            <text:p>一般類型</text:p>
          </table:table-cell>
          <table:table-cell office:value-type="string" table:style-name="ce48">
            <text:p>興南客運</text:p>
          </table:table-cell>
          <table:table-cell office:value-type="string" table:style-name="ce48">
            <text:p>是</text:p>
          </table:table-cell>
          <table:table-cell office:value-type="string" table:style-name="ce48">
            <text:p>◎</text:p>
          </table:table-cell>
          <table:covered-table-cell/>
          <table:table-cell office:value-type="float" office:value="1200000" table:style-name="ce44">
            <text:p>1,200,000<text:s/></text:p>
          </table:table-cell>
          <table:covered-table-cell/>
          <table:table-cell office:value-type="float" office:value="16" table:style-name="ce15">
            <text:p>16</text:p>
          </table:table-cell>
          <table:table-cell office:value-type="string" table:style-name="ce15">
            <text:p>一般路線:假日6班次</text:p>
            <text:p>延駛路線:假日8班次</text:p>
          </table:table-cell>
          <table:table-cell office:value-type="float" office:value="30" table:style-name="ce15">
            <text:p>30</text:p>
          </table:table-cell>
          <table:table-cell office:value-type="string" table:style-name="ce17">
            <text:p>一般路線:左鎮化石園區→臺南水道博物館→山上區公所→大內區公所站→南瀛天文園區 <text:s text:c="29"/>延駛路線:左鎮化石園區→臺南水道博物館→山上區公所→善化啤酒廠→南科贊美酒店→善化轉運站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30">
          <table:covered-table-cell/>
          <table:covered-table-cell/>
          <table:table-cell office:value-type="string" table:style-name="ce55">
            <text:p>52.關子嶺-東山咖啡線<text:s/><text:span text:style-name="T7">(112年9月22日核定，路線籌備中)</text:span></text:p>
          </table:table-cell>
          <table:table-cell office:value-type="string" table:style-name="ce7">
            <text:p>市區公車</text:p>
          </table:table-cell>
          <table:table-cell office:value-type="string" table:style-name="ce7">
            <text:p>一般類型</text:p>
          </table:table-cell>
          <table:table-cell office:value-type="string" table:style-name="ce53">
            <text:p>新營客運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covered-table-cell/>
          <table:table-cell office:value-type="float" office:value="1650000" table:style-name="ce70">
            <text:p>1,650,000<text:s/></text:p>
          </table:table-cell>
          <table:covered-table-cell/>
          <table:table-cell office:value-type="float" office:value="21" table:style-name="ce71">
            <text:p>21</text:p>
          </table:table-cell>
          <table:table-cell office:value-type="string" table:style-name="ce71">
            <text:p>每日14班次</text:p>
          </table:table-cell>
          <table:table-cell office:value-type="float" office:value="35" table:style-name="ce71">
            <text:p>35</text:p>
          </table:table-cell>
          <table:table-cell office:value-type="string" table:style-name="ce72">
            <text:p>關子嶺→勞工育樂中心→關子嶺教會→頂關子嶺→南寮路口→坪頂→後坑→石埤→南寮→淨蓮寺→普照寺→崁頂福安宮→穆聖→李子園小舖→大鋤花間→龍湖山農莊→檳榔宅→橫路休息站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62">
            <text:p>53.玉井-梅嶺站 綠22-1<text:s/><text:span text:style-name="T7">(112年9月22日核定，路線籌備中)</text:span></text:p>
          </table:table-cell>
          <table:table-cell office:value-type="string" table:style-name="ce61">
            <text:p>市區公車</text:p>
          </table:table-cell>
          <table:table-cell office:value-type="string" table:style-name="ce61">
            <text:p>一般類型</text:p>
          </table:table-cell>
          <table:table-cell office:value-type="string" table:style-name="ce61">
            <text:p>興南客運</text:p>
          </table:table-cell>
          <table:table-cell office:value-type="string" table:style-name="ce61">
            <text:p>-</text:p>
          </table:table-cell>
          <table:table-cell office:value-type="string" table:style-name="ce61">
            <text:p>-</text:p>
          </table:table-cell>
          <table:covered-table-cell/>
          <table:table-cell office:value-type="float" office:value="675000" table:style-name="ce60">
            <text:p>675,000<text:s/></text:p>
          </table:table-cell>
          <table:covered-table-cell/>
          <table:table-cell office:value-type="float" office:value="17.5" table:style-name="ce61">
            <text:p>17.5</text:p>
          </table:table-cell>
          <table:table-cell office:value-type="string" table:style-name="ce61">
            <text:p>每週六、日及國定假日開行</text:p>
            <text:p>每日開行18班次</text:p>
          </table:table-cell>
          <table:table-cell office:value-type="float" office:value="40" table:style-name="ce61">
            <text:p>40</text:p>
          </table:table-cell>
          <table:table-cell office:value-type="string" table:style-name="ce73">
            <text:p>玉井站-王安街口-玉田里一後旦一竹圍-鹿陶廟-鹿陶一埔頭子-大林路口一鹿陶洋-東西煙-油車-楠西橋-楠西區圖書館-楠西區公所-楠西街-楠西區東勢里-楠西-台電楠西服務所-茄拔路口-內埔-關帝廳一香蕉市-中山堂-灣丘-土地公廟一梅嶺資訊站-香蕉山-北勢仔-下井仔湖-上井仔湖一樟湖-二層坪-梅嶺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31">
          <table:table-cell office:value-type="string" table:number-columns-spanned="1" table:number-rows-spanned="2" table:style-name="ce100">
            <text:p>臺南市</text:p>
          </table:table-cell>
          <table:table-cell office:value-type="string" table:number-columns-spanned="1" table:number-rows-spanned="2" table:style-name="ce100">
            <text:p>西拉雅管理處</text:p>
          </table:table-cell>
          <table:table-cell office:value-type="string" table:style-name="ce11">
            <text:p>54.關子嶺線</text:p>
            <text:p>33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新營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837500" table:number-columns-spanned="1" table:number-rows-spanned="2" table:style-name="ce103">
            <text:p>1,837,500<text:s/></text:p>
          </table:table-cell>
          <table:table-cell office:value-type="float" office:value="3062500" table:style-name="ce31">
            <text:p>3,062,500<text:s/></text:p>
          </table:table-cell>
          <table:table-cell office:value-type="float" office:value="8166667" table:formula="of:=SUM([.I60:.J61])" table:number-columns-spanned="1" table:number-rows-spanned="2" table:style-name="ce104">
            <text:p>8,166,667<text:s/></text:p>
          </table:table-cell>
          <table:table-cell office:value-type="float" office:value="35.5" table:style-name="ce18">
            <text:p>35.5</text:p>
          </table:table-cell>
          <table:table-cell office:value-type="string" table:style-name="ce74">
            <text:p>每週六、日及國定假日開行，每日開行12班次</text:p>
            <text:p><text:span text:style-name="T8">增班後:每週行駛一、二、四、五、六、日，12班次</text:span></text:p>
          </table:table-cell>
          <table:table-cell office:value-type="float" office:value="55" table:style-name="ce18">
            <text:p>55</text:p>
          </table:table-cell>
          <table:table-cell office:value-type="string" table:style-name="ce22">
            <text:p>嘉義高鐵站→菁寮老街→後壁火車站→白河轉運站→仙草埔-寶泉橋→關子嶺</text:p>
          </table:table-cell>
          <table:table-cell table:number-columns-repeated="4" table:style-name="ce75"/>
          <table:table-cell table:number-columns-repeated="1004" table:style-name="ce2"/>
          <table:table-cell table:number-columns-repeated="15361"/>
        </table:table-row>
        <table:table-row table:style-name="ro31">
          <table:covered-table-cell/>
          <table:covered-table-cell/>
          <table:table-cell office:value-type="string" table:style-name="ce11">
            <text:p>55.菱波官田線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新營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3266667" table:style-name="ce31">
            <text:p>3,266,667<text:s/></text:p>
          </table:table-cell>
          <table:covered-table-cell/>
          <table:table-cell office:value-type="float" office:value="46" table:style-name="ce18">
            <text:p>46</text:p>
          </table:table-cell>
          <table:table-cell office:value-type="string" table:style-name="ce74">
            <text:p>每週六、日及國定假日開行，每日開行10班次</text:p>
            <text:p><text:span text:style-name="T8">增班後:每週行駛一、二、四、五、六、日，10班次</text:span></text:p>
          </table:table-cell>
          <table:table-cell office:value-type="float" office:value="75" table:style-name="ce18">
            <text:p>75</text:p>
          </table:table-cell>
          <table:table-cell office:value-type="string" table:style-name="ce22">
            <text:p>新營客運總站→柳營尖山埤渡假村→烏山頭水庫→隆田車站→官田遊客中心→善化啤酒廠→善化轉運站</text:p>
          </table:table-cell>
          <table:table-cell table:number-columns-repeated="4" table:style-name="ce75"/>
          <table:table-cell table:number-columns-repeated="1004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2" table:style-name="ce114">
            <text:p>高雄市</text:p>
          </table:table-cell>
          <table:table-cell office:value-type="string" table:style-name="ce12">
            <text:p>高雄市政府</text:p>
          </table:table-cell>
          <table:table-cell office:value-type="string" table:style-name="ce11">
            <text:p>56.壽山國家自然公園線 <text:s text:c="5"/>56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港都客運</text:p>
          </table:table-cell>
          <table:table-cell office:value-type="string" table:style-name="ce12">
            <text:p>是</text:p>
          </table:table-cell>
          <table:table-cell office:value-type="string" table:style-name="ce35">
            <text:p>◎</text:p>
          </table:table-cell>
          <table:table-cell office:value-type="float" office:value="1600000" table:style-name="ce14">
            <text:p>1,600,000<text:s/></text:p>
          </table:table-cell>
          <table:table-cell office:value-type="float" office:value="4000000" table:style-name="ce14">
            <text:p>4,000,000<text:s/></text:p>
          </table:table-cell>
          <table:table-cell office:value-type="float" office:value="5600000" table:formula="of:=SUM([.I62:.J62])" table:style-name="ce14">
            <text:p>5,600,000<text:s/></text:p>
          </table:table-cell>
          <table:table-cell office:value-type="string" table:style-name="ce18">
            <text:p>主線:12.9 <text:s text:c="9"/>區間:5.5</text:p>
          </table:table-cell>
          <table:table-cell office:value-type="string" table:style-name="ce19">
            <text:p>主線:平、假日52班次</text:p>
            <text:p>區間:平日停駛；假日60班次 (逢週一動物園休園日停駛)</text:p>
          </table:table-cell>
          <table:table-cell office:value-type="string" table:style-name="ce18">
            <text:p>主線:30 <text:s text:c="3"/>區間:15</text:p>
          </table:table-cell>
          <table:table-cell office:value-type="string" table:style-name="ce22">
            <text:p>高雄車站→七賢二路站→自立路口站→中華路口(七賢二路)站→自強路口→成功一路口站→河東路口站→府北路站→捷運鹽埕埔站(大仁路)→大智路(光榮國小)→捷運鹽埕埔站(五福四路)→五福瀨南街口站→建國四路口站→金馬賓館當代美術館站→輕軌文武聖殿站(台電)→鼓山派出所站→鼓山行政中心(興隆)→元亨寺(興隆路)→萬壽山橋→壽山停車場→壽山登山口→壽山動物園</text:p>
          </table:table-cell>
          <table:table-cell table:number-columns-repeated="4" table:style-name="ce75"/>
          <table:table-cell table:number-columns-repeated="1004" table:style-name="ce2"/>
          <table:table-cell table:number-columns-repeated="15361"/>
        </table:table-row>
        <table:table-row table:style-name="ro16">
          <table:covered-table-cell/>
          <table:table-cell office:value-type="string" table:style-name="ce76">
            <text:p>茂林管理處</text:p>
          </table:table-cell>
          <table:table-cell office:value-type="string" table:style-name="ce77">
            <text:p>茂林紫蝶線 <text:s text:c="2"/>(已撤案)</text:p>
          </table:table-cell>
          <table:table-cell office:value-type="string" table:style-name="ce76">
            <text:p>市區公車</text:p>
          </table:table-cell>
          <table:table-cell office:value-type="string" table:style-name="ce76">
            <text:p>郵輪式公車</text:p>
          </table:table-cell>
          <table:table-cell table:style-name="ce76"/>
          <table:table-cell office:value-type="string" table:style-name="ce76">
            <text:p>-</text:p>
          </table:table-cell>
          <table:table-cell office:value-type="string" table:style-name="ce76">
            <text:p>-</text:p>
          </table:table-cell>
          <table:table-cell office:value-type="float" office:value="1750000" table:style-name="ce78">
            <text:p>1,750,000<text:s/></text:p>
          </table:table-cell>
          <table:table-cell office:value-type="float" office:value="1400000" table:style-name="ce78">
            <text:p>1,400,000<text:s/></text:p>
          </table:table-cell>
          <table:table-cell office:value-type="float" office:value="3150000" table:formula="of:=SUM([.I63:.J63])" table:style-name="ce78">
            <text:p>3,150,000<text:s/></text:p>
          </table:table-cell>
          <table:table-cell office:value-type="float" office:value="66" table:style-name="ce79">
            <text:p>66</text:p>
          </table:table-cell>
          <table:table-cell office:value-type="string" table:style-name="ce79">
            <text:p>每日往返共2個班次</text:p>
          </table:table-cell>
          <table:table-cell office:value-type="float" office:value="80" table:style-name="ce79">
            <text:p>80</text:p>
          </table:table-cell>
          <table:table-cell office:value-type="string" table:style-name="ce80">
            <text:p>左營高鐵站→旗山糖廠→茂林生態公園(茂林遊客中心)→多納部落→龍頭遊憩區(小長城步道)→美濃原鄉緣紙傘文化村→左營高鐵</text:p>
          </table:table-cell>
          <table:table-cell table:number-columns-repeated="4" table:style-name="ce75"/>
          <table:table-cell table:number-columns-repeated="1004" table:style-name="ce2"/>
          <table:table-cell table:number-columns-repeated="15361"/>
        </table:table-row>
        <table:table-row table:style-name="ro32">
          <table:table-cell office:value-type="string" table:number-columns-spanned="1" table:number-rows-spanned="5" table:style-name="ce100">
            <text:p>屏東縣</text:p>
          </table:table-cell>
          <table:table-cell office:value-type="string" table:number-columns-spanned="1" table:number-rows-spanned="4" table:style-name="ce100">
            <text:p>屏東縣政府</text:p>
          </table:table-cell>
          <table:table-cell office:value-type="string" table:style-name="ce11">
            <text:p>57.墾丁快線</text:p>
            <text:p>9189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屏東客運</text:p>
            <text:p>高雄客運</text:p>
            <text:p>國光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2362500" table:number-columns-spanned="1" table:number-rows-spanned="4" table:style-name="ce102">
            <text:p>2,362,500<text:s/></text:p>
          </table:table-cell>
          <table:table-cell office:value-type="float" office:value="8132500" table:style-name="ce31">
            <text:p>8,132,500<text:s/></text:p>
          </table:table-cell>
          <table:table-cell office:value-type="float" office:value="13225000" table:formula="of:=SUM([.I64:.J67])" table:number-columns-spanned="1" table:number-rows-spanned="4" table:style-name="ce101">
            <text:p>13,225,000<text:s/></text:p>
          </table:table-cell>
          <table:table-cell office:value-type="float" office:value="118.1" table:style-name="ce18">
            <text:p>118.1</text:p>
          </table:table-cell>
          <table:table-cell office:value-type="string" table:style-name="ce19">
            <text:p>平、假日42班次</text:p>
            <text:p><text:span text:style-name="T6">增班後:平、假日48班次</text:span></text:p>
          </table:table-cell>
          <table:table-cell office:value-type="float" office:value="140" table:style-name="ce18">
            <text:p>140</text:p>
          </table:table-cell>
          <table:table-cell office:value-type="string" table:style-name="ce22">
            <text:p>高鐵左營站→枋寮站→車城農會→海生館轉乘站→恆春 轉運站→南灣→墾丁牌樓→墾丁派出所→小灣</text:p>
          </table:table-cell>
          <table:table-cell table:number-columns-repeated="4" table:style-name="ce59"/>
          <table:table-cell table:number-columns-repeated="1004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11">
            <text:p>58.神山線</text:p>
            <text:p>508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屏東客運</text:p>
          </table:table-cell>
          <table:table-cell office:value-type="string" table:style-name="ce12">
            <text:p>否</text:p>
          </table:table-cell>
          <table:table-cell table:style-name="ce12"/>
          <table:covered-table-cell/>
          <table:table-cell office:value-type="float" office:value="1400000" table:style-name="ce14">
            <text:p>1,400,000<text:s/></text:p>
          </table:table-cell>
          <table:covered-table-cell/>
          <table:table-cell office:value-type="float" office:value="87" table:style-name="ce18">
            <text:p>87</text:p>
          </table:table-cell>
          <table:table-cell office:value-type="string" table:style-name="ce19">
            <text:p>採預約制，有人預約即開行，週二-週日行駛，每日1班次</text:p>
          </table:table-cell>
          <table:table-cell office:value-type="string" table:style-name="ce18">
            <text:p>150<text:span text:style-name="T2">(不含景點</text:span><text:span text:style-name="T2"/></text:p>
            <text:p><text:span text:style-name="T2">停留時間)</text:span></text:p>
          </table:table-cell>
          <table:table-cell office:value-type="string" table:style-name="ce22">
            <text:p>屏東轉運站→谷川大橋休憩區→神山部落→霧臺部落→禮納里部落→返回屏東轉運站</text:p>
          </table:table-cell>
          <table:table-cell table:number-columns-repeated="1008" table:style-name="ce2"/>
          <table:table-cell table:number-columns-repeated="15361"/>
        </table:table-row>
        <table:table-row table:style-name="ro18">
          <table:covered-table-cell/>
          <table:covered-table-cell/>
          <table:table-cell office:value-type="string" table:style-name="ce81">
            <text:p>斯卡羅線 <text:s/>103B(已停駛)</text:p>
          </table:table-cell>
          <table:table-cell office:value-type="string" table:style-name="ce82">
            <text:p>市區公車</text:p>
          </table:table-cell>
          <table:table-cell office:value-type="string" table:style-name="ce82">
            <text:p>郵輪式公車(品牌加盟)</text:p>
          </table:table-cell>
          <table:table-cell office:value-type="string" table:style-name="ce82">
            <text:p>屏東客運</text:p>
          </table:table-cell>
          <table:table-cell office:value-type="string" table:style-name="ce82">
            <text:p>是</text:p>
          </table:table-cell>
          <table:table-cell table:style-name="ce82"/>
          <table:covered-table-cell/>
          <table:table-cell office:value-type="string" table:style-name="ce83">
            <text:p>-</text:p>
          </table:table-cell>
          <table:covered-table-cell/>
          <table:table-cell office:value-type="float" office:value="67.400000000000006" table:style-name="ce67">
            <text:p>67.4</text:p>
          </table:table-cell>
          <table:table-cell office:value-type="string" table:style-name="ce68">
            <text:p>採預約制，有人預約即開行，週末每日行駛1班次</text:p>
          </table:table-cell>
          <table:table-cell office:value-type="string" table:style-name="ce67">
            <text:p>95(不含景點</text:p>
            <text:p>停留時間)</text:p>
          </table:table-cell>
          <table:table-cell office:value-type="string" table:style-name="ce67">
            <text:p>恆春轉運站→海口港→車城福安宮→龜山→大灣(八寶公主廟)→鵝鑾鼻→港口吊橋→恆春轉運站</text:p>
          </table:table-cell>
          <table:table-cell table:number-columns-repeated="1008" table:style-name="ce2"/>
          <table:table-cell table:number-columns-repeated="15361"/>
        </table:table-row>
        <table:table-row table:style-name="ro33">
          <table:covered-table-cell/>
          <table:covered-table-cell/>
          <table:table-cell office:value-type="string" table:style-name="ce11">
            <text:p>59.185沿山可愛咖線 <text:s text:c="2"/>603C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高雄客運</text:p>
          </table:table-cell>
          <table:table-cell office:value-type="string" table:style-name="ce12">
            <text:p>是</text:p>
          </table:table-cell>
          <table:table-cell table:style-name="ce12"/>
          <table:covered-table-cell/>
          <table:table-cell office:value-type="float" office:value="1330000" table:style-name="ce14">
            <text:p>1,330,000<text:s/></text:p>
          </table:table-cell>
          <table:covered-table-cell/>
          <table:table-cell office:value-type="float" office:value="78.8" table:style-name="ce18">
            <text:p>78.8</text:p>
          </table:table-cell>
          <table:table-cell office:value-type="string" table:style-name="ce19">
            <text:p>採預約制，有人預約即開行，週末假日行駛，每日1班次</text:p>
          </table:table-cell>
          <table:table-cell office:value-type="string" table:style-name="ce18">
            <text:p>135<text:span text:style-name="T2">(不含景點</text:span><text:span text:style-name="T2"/></text:p>
            <text:p><text:span text:style-name="T2">停留時間)</text:span></text:p>
          </table:table-cell>
          <table:table-cell office:value-type="string" table:style-name="ce22">
            <text:p>屏東轉運站→水門轉運站→原住民文化園區→禮納里嵐雲</text:p>
            <text:p>綠海→隘寮社區→屏東可可園區→吾拉魯茲(屏東咖啡園區)→銘泉農場→水門轉運站→屏東轉運站</text:p>
          </table:table-cell>
          <table:table-cell table:number-columns-repeated="1008" table:style-name="ce2"/>
          <table:table-cell table:number-columns-repeated="15361"/>
        </table:table-row>
        <table:table-row table:style-name="ro33">
          <table:covered-table-cell/>
          <table:table-cell office:value-type="string" table:style-name="ce10">
            <text:p>大鵬灣管理處</text:p>
          </table:table-cell>
          <table:table-cell office:value-type="string" table:style-name="ce11">
            <text:p>60.大鵬灣琉球線</text:p>
            <text:p>9127D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屏東客運</text:p>
            <text:p>高雄客運</text:p>
            <text:p>國光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700000" table:style-name="ce30">
            <text:p>1,700,000<text:s/></text:p>
          </table:table-cell>
          <table:table-cell office:value-type="float" office:value="7390000" table:style-name="ce31">
            <text:p>7,390,000<text:s/></text:p>
          </table:table-cell>
          <table:table-cell office:value-type="float" office:value="9090000" table:formula="of:=SUM([.I68:.J68])" table:style-name="ce13">
            <text:p>9,090,000<text:s/></text:p>
          </table:table-cell>
          <table:table-cell office:value-type="float" office:value="54.4" table:style-name="ce18">
            <text:p>54.4</text:p>
          </table:table-cell>
          <table:table-cell office:value-type="string" table:style-name="ce19">
            <text:p>平、假日28班次</text:p>
            <text:p><text:span text:style-name="T6">增班後:平、假日30班次</text:span></text:p>
          </table:table-cell>
          <table:table-cell office:value-type="float" office:value="70" table:style-name="ce18">
            <text:p>70</text:p>
          </table:table-cell>
          <table:table-cell office:value-type="string" table:style-name="ce22">
            <text:p>高鐵左營站→東琉線碼頭站→屏客東港站→濱灣碼頭站→大鵬灣遊客中心</text:p>
          </table:table-cell>
          <table:table-cell table:number-columns-repeated="1008" table:style-name="ce2"/>
          <table:table-cell table:number-columns-repeated="15361"/>
        </table:table-row>
        <table:table-row table:style-name="ro34">
          <table:table-cell office:value-type="string" table:number-columns-spanned="1" table:number-rows-spanned="3" table:style-name="ce100">
            <text:p>花蓮縣</text:p>
          </table:table-cell>
          <table:table-cell office:value-type="string" table:number-columns-spanned="1" table:number-rows-spanned="2" table:style-name="ce100">
            <text:p>花蓮縣政府</text:p>
          </table:table-cell>
          <table:table-cell office:value-type="string" table:style-name="ce11">
            <text:p>61.太魯閣線</text:p>
            <text:p>310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統聯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520000" table:number-columns-spanned="1" table:number-rows-spanned="2" table:style-name="ce101">
            <text:p>1,520,000<text:s/></text:p>
          </table:table-cell>
          <table:table-cell office:value-type="float" office:value="4000000" table:style-name="ce14">
            <text:p>4,000,000<text:s/></text:p>
          </table:table-cell>
          <table:table-cell office:value-type="float" office:value="7895000" table:formula="of:=SUM([.I69:.J70])" table:number-columns-spanned="1" table:number-rows-spanned="2" table:style-name="ce101">
            <text:p>7,895,000<text:s/></text:p>
          </table:table-cell>
          <table:table-cell office:value-type="float" office:value="46.2" table:style-name="ce18">
            <text:p>46.2</text:p>
          </table:table-cell>
          <table:table-cell office:value-type="string" table:style-name="ce19">
            <text:p>平日12班次、假日20班次</text:p>
          </table:table-cell>
          <table:table-cell office:value-type="float" office:value="75" table:style-name="ce18">
            <text:p>75</text:p>
          </table:table-cell>
          <table:table-cell office:value-type="string" table:style-name="ce22">
            <text:p>花蓮轉運站-東華大學(美崙校區)-花蓮曼波園區(華西路)-七星潭-北埔-康樂村(慈濟精舍)-玩味翻樂園-新城火車站-亞洲水泥廠-太魯閣-太魯閣遊客中心-砂卡礑(往程)-長春祠(返程)-布洛灣(往程)-燕子口-九曲洞-合流露營區-綠水-天祥</text:p>
          </table:table-cell>
          <table:table-cell table:number-columns-repeated="1008" table:style-name="ce2"/>
          <table:table-cell table:number-columns-repeated="15361"/>
        </table:table-row>
        <table:table-row table:style-name="ro34">
          <table:covered-table-cell/>
          <table:covered-table-cell/>
          <table:table-cell office:value-type="string" table:style-name="ce11">
            <text:p>62.洄瀾東海岸線</text:p>
            <text:p>304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華聯客運</text:p>
          </table:table-cell>
          <table:table-cell office:value-type="string" table:style-name="ce12">
            <text:p>是</text:p>
          </table:table-cell>
          <table:table-cell table:style-name="ce12"/>
          <table:covered-table-cell/>
          <table:table-cell office:value-type="float" office:value="2375000" table:style-name="ce14">
            <text:p>2,375,000<text:s/></text:p>
          </table:table-cell>
          <table:covered-table-cell/>
          <table:table-cell office:value-type="string" table:style-name="ce18">
            <text:p>單程約69公里 <text:s text:c="4"/>每車次約138公里</text:p>
          </table:table-cell>
          <table:table-cell office:value-type="string" table:style-name="ce18">
            <text:p>每月120班次</text:p>
          </table:table-cell>
          <table:table-cell office:value-type="string" table:style-name="ce18">
            <text:p>單程約260 <text:s/>每車次520</text:p>
          </table:table-cell>
          <table:table-cell office:value-type="string" table:style-name="ce22">
            <text:p>花蓮轉運站-蕃薯寮遊憩區-大石鼻山步道-親不知子海上古道-石梯坪-石梯漁港-石門班哨角-石門洞-新社梯田-芭崎瞭望台-花蓮轉運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table-cell office:value-type="string" table:style-name="ce10">
            <text:p>花東縱谷管理處</text:p>
          </table:table-cell>
          <table:table-cell office:value-type="string" table:style-name="ce12">
            <text:p>63.縱谷花蓮線</text:p>
            <text:p>303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一般類型(112年1-4月) <text:s text:c="5"/>郵輪式公車(112年5-12月)</text:p>
          </table:table-cell>
          <table:table-cell office:value-type="string" table:style-name="ce12">
            <text:p>太魯閣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837500" table:style-name="ce31">
            <text:p>1,837,500<text:s/></text:p>
          </table:table-cell>
          <table:table-cell office:value-type="float" office:value="3052000" table:style-name="ce31">
            <text:p>3,052,000<text:s/></text:p>
          </table:table-cell>
          <table:table-cell office:value-type="float" office:value="4889500" table:formula="of:=SUM([.I71:.J71])" table:style-name="ce14">
            <text:p>4,889,500<text:s/></text:p>
          </table:table-cell>
          <table:table-cell office:value-type="string" table:style-name="ce18">
            <text:p><text:span text:style-name="T9">【</text:span>轉型前】 303：72.8</text:p>
            <text:p>303區：34.65 【轉型後】 一日遊303B：53.7 (週二-日)</text:p>
            <text:p>303C：53.4(週一) 半日遊303D：47</text:p>
          </table:table-cell>
          <table:table-cell office:value-type="string" table:style-name="ce19">
            <text:p>【轉型前】 303路線：平假日4班</text:p>
            <text:p>303區路線：平假日6班 【轉型後】 303B、303C：平假日2班次 303D：平假日2班次<text:s/><text:span text:style-name="T6">增班後: 303B、303C：平假日2班次 303D：平假日2班次 假日303B增加2班次/月</text:span></text:p>
          </table:table-cell>
          <table:table-cell office:value-type="string" table:style-name="ce18">
            <text:p>【轉型前】</text:p>
            <text:p>303：111</text:p>
            <text:p>303區：54</text:p>
            <text:p>【轉型後】</text:p>
            <text:p>一日遊303B：85 ( 週二至週日)、303C：90(週一) 303D：80</text:p>
          </table:table-cell>
          <table:table-cell office:value-type="string" table:style-name="ce22">
            <text:p>【轉型前】303路線：花蓮轉運站－好客藝術村－吉安鄉公所(慶修院)－鯉魚潭潭北遊客中心－鯉魚潭潭南遊憩區－立川漁場－豐華再現館(雲山水)－新光兆豐休閒農場－鳳林火車站－林田山林業文化園區－光復火車站－花蓮觀光糖廠－(4月延駛)大農大富平地森林園區</text:p>
            <text:p>303區路線：花蓮轉運站－好客藝術村－吉安鄉公所(慶修院)－鯉魚潭潭北遊客中心－鯉魚潭潭南遊憩區－立川漁場－豐華再現館(雲山水) 【轉型後】一日遊303B、303C：花蓮轉運站→慶修院(週一停靠松園別</text:p>
          </table:table-cell>
          <table:table-cell table:number-columns-repeated="1008" table:style-name="ce2"/>
          <table:table-cell table:number-columns-repeated="15361"/>
        </table:table-row>
        <table:table-row table:style-name="ro31">
          <table:table-cell office:value-type="string" table:style-name="ce10">
            <text:p>花蓮縣</text:p>
          </table:table-cell>
          <table:table-cell office:value-type="string" table:style-name="ce10">
            <text:p>東部海岸管理處</text:p>
          </table:table-cell>
          <table:table-cell office:value-type="string" table:style-name="ce11">
            <text:p>64.玉長豐濱線</text:p>
            <text:p>309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興東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520000" table:number-columns-spanned="1" table:number-rows-spanned="2" table:style-name="ce104">
            <text:p>1,520,000<text:s/></text:p>
          </table:table-cell>
          <table:table-cell office:value-type="float" office:value="1260000" table:style-name="ce14">
            <text:p>1,260,000<text:s/></text:p>
          </table:table-cell>
          <table:table-cell office:value-type="float" office:value="5030000" table:formula="of:=SUM([.I72:.J73])" table:number-columns-spanned="1" table:number-rows-spanned="2" table:style-name="ce104">
            <text:p>5,030,000<text:s/></text:p>
          </table:table-cell>
          <table:table-cell office:value-type="float" office:value="57" table:style-name="ce18">
            <text:p>57</text:p>
          </table:table-cell>
          <table:table-cell office:value-type="string" table:style-name="ce19">
            <text:p>平、假日1班次</text:p>
          </table:table-cell>
          <table:table-cell office:value-type="float" office:value="75" table:style-name="ce18">
            <text:p>75</text:p>
          </table:table-cell>
          <table:table-cell office:value-type="string" table:style-name="ce22">
            <text:p>玉里火車站→安通溫泉→寧埔休憩區→長濱鄉公所→奚卜蘭遊客中心→石梯坪(返程)→北回歸線→金剛大道→長濱農拓中心(起站)→長濱鄉公所→寧埔休憩區→安通溫泉→玉里火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2" table:style-name="ce100">
            <text:p>臺東縣</text:p>
          </table:table-cell>
          <table:table-cell office:value-type="string" table:style-name="ce10">
            <text:p>東部海岸管理處</text:p>
          </table:table-cell>
          <table:table-cell office:value-type="string" table:style-name="ce11">
            <text:p>65.東部海岸線</text:p>
            <text:p>8101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興東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2250000" table:style-name="ce14">
            <text:p>2,250,000<text:s/></text:p>
          </table:table-cell>
          <table:covered-table-cell/>
          <table:table-cell office:value-type="string" table:style-name="ce18">
            <text:p>路線1：131.3</text:p>
            <text:p/>
            <text:p>路線2：99.6</text:p>
            <text:p/>
            <text:p>路線3：99.9</text:p>
            <text:p/>
            <text:p>路線4：99.8</text:p>
            <text:p/>
          </table:table-cell>
          <table:table-cell office:value-type="string" table:style-name="ce84">
            <text:p>平、假日3班次</text:p>
            <text:p>(三仙台每日往返1班次、</text:p>
            <text:p>阿美族民俗中心每日往返2班次)</text:p>
            <text:p/>
            <text:p>11-3月B、C路線</text:p>
            <text:p>4-10月B、D路線</text:p>
          </table:table-cell>
          <table:table-cell office:value-type="string" table:style-name="ce85">
            <text:p/>
            <text:p>8101A路線：105</text:p>
            <text:p/>
            <text:p>8101B路線：75</text:p>
            <text:p/>
            <text:p>8101C路線：75</text:p>
            <text:p/>
            <text:p>8101D路線：70</text:p>
            <text:p/>
            <text:p/>
            <text:p/>
          </table:table-cell>
          <table:table-cell office:value-type="string" table:style-name="ce86">
            <text:p>▲8101A路線(1日行程)：台東轉運站(起站)→台東火車站→富岡地質公園(小野柳)→金樽休憩區→阿美族民俗中心→成功漁港→成功→三仙台遊憩區(返程)→東河橋→都蘭糖廠→台東火車站→台東轉運站(終點)</text:p>
            <text:p>▲8101B路線(半日行程)：台東轉運站(起站)→台東火車站→加路蘭→金樽休憩區→阿美族民俗中心(返程)→水往上流→台東火車站→台東轉運站(終點)</text:p>
            <text:p>▲8101C路線(半日行程)：台東轉運站(起站)→台東火車站→加路蘭→阿美族民俗中心(返程)→東河橋→水往上流→台東火車站→台東轉運站(終點)，開行時間每年11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table-cell office:value-type="string" table:style-name="ce10">
            <text:p>臺東縣政府</text:p>
          </table:table-cell>
          <table:table-cell office:value-type="string" table:style-name="ce11">
            <text:p>66.縱谷鹿野線</text:p>
            <text:p>8168A</text:p>
          </table:table-cell>
          <table:table-cell office:value-type="string" table:style-name="ce12">
            <text:p>公路客運</text:p>
          </table:table-cell>
          <table:table-cell office:value-type="string" table:style-name="ce12">
            <text:p>一般類型</text:p>
          </table:table-cell>
          <table:table-cell office:value-type="string" table:style-name="ce12">
            <text:p>東台灣客運</text:p>
          </table:table-cell>
          <table:table-cell office:value-type="string" table:style-name="ce12">
            <text:p>是</text:p>
          </table:table-cell>
          <table:table-cell office:value-type="string" table:style-name="ce12">
            <text:p>◎</text:p>
          </table:table-cell>
          <table:table-cell office:value-type="float" office:value="1440000" table:style-name="ce14">
            <text:p>1,440,000<text:s/></text:p>
          </table:table-cell>
          <table:table-cell office:value-type="float" office:value="2970000" table:style-name="ce14">
            <text:p>2,970,000<text:s/></text:p>
          </table:table-cell>
          <table:table-cell office:value-type="float" office:value="4410000" table:formula="of:=SUM([.I74:.J74])" table:style-name="ce14">
            <text:p>4,410,000<text:s/></text:p>
          </table:table-cell>
          <table:table-cell office:value-type="float" office:value="58" table:style-name="ce18">
            <text:p>58</text:p>
          </table:table-cell>
          <table:table-cell office:value-type="string" table:style-name="ce18">
            <text:p>每日8班次</text:p>
          </table:table-cell>
          <table:table-cell office:value-type="float" office:value="110" table:style-name="ce18">
            <text:p>110</text:p>
          </table:table-cell>
          <table:table-cell office:value-type="string" table:style-name="ce22">
            <text:p>縱谷鹿野線：臺東轉運站→寶町藝文中心→公教會館→四維傳廣→台東糖廠文創園區→娜路彎酒店→臺東火車站→卑南遺址公園→明峰→原生應用植物園→初鹿牧場→紅葉谷溫泉綠能園區→紅葉少棒紀念館→布農部落→鹿野神社→鹿野火車站→永安社區→鹿野遊客中心→鹿野高台</text:p>
          </table:table-cell>
          <table:table-cell table:number-columns-repeated="1008" table:style-name="ce2"/>
          <table:table-cell table:number-columns-repeated="15361"/>
        </table:table-row>
        <table:table-row table:style-name="ro21">
          <table:table-cell office:value-type="string" table:number-columns-spanned="1" table:number-rows-spanned="7" table:style-name="ce115">
            <text:p>金門縣</text:p>
          </table:table-cell>
          <table:table-cell office:value-type="string" table:number-columns-spanned="1" table:number-rows-spanned="7" table:style-name="ce115">
            <text:p>金門縣政府</text:p>
          </table:table-cell>
          <table:table-cell office:value-type="string" table:style-name="ce56">
            <text:p>67.A-水頭翟山線</text:p>
            <text:p>81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是</text:p>
          </table:table-cell>
          <table:table-cell office:value-type="string" table:style-name="ce10">
            <text:p>◎</text:p>
          </table:table-cell>
          <table:table-cell office:value-type="float" office:value="2887500" table:number-columns-spanned="1" table:number-rows-spanned="7" table:style-name="ce112">
            <text:p>2,887,500<text:s/></text:p>
          </table:table-cell>
          <table:table-cell office:value-type="string" table:style-name="ce87">
            <text:p>-</text:p>
          </table:table-cell>
          <table:table-cell office:value-type="float" office:value="2887500" table:formula="of:=SUM([.I75:.J80])" table:number-columns-spanned="1" table:number-rows-spanned="7" table:style-name="ce112">
            <text:p>2,887,500<text:s/></text:p>
          </table:table-cell>
          <table:table-cell office:value-type="float" office:value="17.8" table:style-name="ce39">
            <text:p>17.8</text:p>
          </table:table-cell>
          <table:table-cell office:value-type="string" table:style-name="ce38">
            <text:p>平、假日1班次(寒暑假及連續假日視旅運需求機動預先增班)</text:p>
          </table:table-cell>
          <table:table-cell office:value-type="float" office:value="240" table:style-name="ce39">
            <text:p>240</text:p>
          </table:table-cell>
          <table:table-cell office:value-type="string" table:style-name="ce58">
            <text:p>金城車站→莒光樓→水頭聚落→明遺古街→文臺寶塔→翟山坑道→金城車站</text:p>
          </table:table-cell>
          <table:table-cell table:number-columns-repeated="1008" table:style-name="ce2"/>
          <table:table-cell table:number-columns-repeated="15361"/>
        </table:table-row>
        <table:table-row table:style-name="ro35">
          <table:covered-table-cell/>
          <table:covered-table-cell/>
          <table:table-cell office:value-type="string" table:style-name="ce56">
            <text:p>68.B-古寧頭戰場線</text:p>
            <text:p>82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是</text:p>
          </table:table-cell>
          <table:table-cell office:value-type="string" table:style-name="ce10">
            <text:p>◎</text:p>
          </table:table-cell>
          <table:covered-table-cell/>
          <table:table-cell office:value-type="string" table:style-name="ce87">
            <text:p>-</text:p>
          </table:table-cell>
          <table:covered-table-cell/>
          <table:table-cell office:value-type="float" office:value="18.8" table:style-name="ce39">
            <text:p>18.8</text:p>
          </table:table-cell>
          <table:table-cell office:value-type="string" table:style-name="ce38">
            <text:p>平、假日1班次(寒暑假及連續假日視旅運需求機動預先增班)</text:p>
          </table:table-cell>
          <table:table-cell office:value-type="float" office:value="240" table:style-name="ce39">
            <text:p>240</text:p>
          </table:table-cell>
          <table:table-cell office:value-type="string" table:style-name="ce58">
            <text:p>金城車站→金城民防坑道→和平紀念園區→北山洋樓→古寧頭戰史館→雙鯉溼地自然中心→慈湖三角堡→金城車站</text:p>
          </table:table-cell>
          <table:table-cell table:number-columns-repeated="1008" table:style-name="ce2"/>
          <table:table-cell table:number-columns-repeated="15361"/>
        </table:table-row>
        <table:table-row table:style-name="ro36">
          <table:covered-table-cell/>
          <table:covered-table-cell/>
          <table:table-cell office:value-type="string" table:style-name="ce56">
            <text:p>69.C-獅山民俗村線</text:p>
            <text:p>83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是</text:p>
          </table:table-cell>
          <table:table-cell office:value-type="string" table:style-name="ce10">
            <text:p>◎</text:p>
          </table:table-cell>
          <table:covered-table-cell/>
          <table:table-cell office:value-type="string" table:style-name="ce87">
            <text:p>-</text:p>
          </table:table-cell>
          <table:covered-table-cell/>
          <table:table-cell office:value-type="float" office:value="30" table:style-name="ce39">
            <text:p>30</text:p>
          </table:table-cell>
          <table:table-cell office:value-type="string" table:style-name="ce38">
            <text:p>平、假日1班次(寒暑假及連續假日視旅運需求機動預先增班)</text:p>
          </table:table-cell>
          <table:table-cell office:value-type="float" office:value="240" table:style-name="ce39">
            <text:p>240</text:p>
          </table:table-cell>
          <table:table-cell office:value-type="string" table:style-name="ce58">
            <text:p>山外車站→山后民俗村→獅山砲陣地→馬山觀測所→文化園區→山外車站</text:p>
          </table:table-cell>
          <table:table-cell table:number-columns-repeated="1008" table:style-name="ce2"/>
          <table:table-cell table:number-columns-repeated="15361"/>
        </table:table-row>
        <table:table-row table:style-name="ro37">
          <table:covered-table-cell/>
          <table:covered-table-cell/>
          <table:table-cell office:value-type="string" table:style-name="ce56">
            <text:p>70.D-榕園太湖線</text:p>
            <text:p>84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是</text:p>
          </table:table-cell>
          <table:table-cell office:value-type="string" table:style-name="ce10">
            <text:p>◎</text:p>
          </table:table-cell>
          <table:covered-table-cell/>
          <table:table-cell office:value-type="string" table:style-name="ce87">
            <text:p>-</text:p>
          </table:table-cell>
          <table:covered-table-cell/>
          <table:table-cell office:value-type="float" office:value="24.2" table:style-name="ce39">
            <text:p>24.2</text:p>
          </table:table-cell>
          <table:table-cell office:value-type="string" table:style-name="ce38">
            <text:p>平、假日1班次(寒暑假及連續假日視旅運需求機動預先增班)</text:p>
          </table:table-cell>
          <table:table-cell office:value-type="float" office:value="240" table:style-name="ce39">
            <text:p>240</text:p>
          </table:table-cell>
          <table:table-cell office:value-type="string" table:style-name="ce58">
            <text:p>山外車站→榕園、八二三戰史館、俞大維紀念館→特約茶室展示館→瓊林聚落(閩南古厝群)→金門國家公園(自行車故事館)→陳景蘭洋樓→山外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56">
            <text:p>71.E-風獅爺主題線</text:p>
            <text:p>85、86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否</text:p>
          </table:table-cell>
          <table:table-cell table:style-name="ce10"/>
          <table:covered-table-cell/>
          <table:table-cell office:value-type="string" table:style-name="ce87">
            <text:p>-</text:p>
          </table:table-cell>
          <table:covered-table-cell/>
          <table:table-cell office:value-type="string" table:style-name="ce39">
            <text:p>上午線：41.2</text:p>
            <text:p>下午線：38.6</text:p>
          </table:table-cell>
          <table:table-cell office:value-type="string" table:style-name="ce38">
            <text:p>週六行駛</text:p>
            <text:p>上午、下午各1班次</text:p>
          </table:table-cell>
          <table:table-cell office:value-type="float" office:value="480" table:style-name="ce39">
            <text:p>480</text:p>
          </table:table-cell>
          <table:table-cell office:value-type="string" table:style-name="ce58">
            <text:p>▲上午線：山外車站→瓊林、中蘭、何厝、斗門、下塘頭、浦邊、劉澳、呂厝、后宅、洋山、田墩、西園、塘頭、官澳→山外車站</text:p>
            <text:p>▲下午線：山外車站→陽翟、西吳、東珩、碧山、山后、沙美、后埔頭、后水頭、東蕭、蔡厝、東沙尾、東山、東溪、大地、田埔、南雄→山外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56">
            <text:p>72.F-尋城趣文化小旅行線</text:p>
            <text:p>88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郵輪式公車(品牌加盟)</text:p>
          </table:table-cell>
          <table:table-cell office:value-type="string" table:style-name="ce10">
            <text:p>金門縣公共車船管理處</text:p>
          </table:table-cell>
          <table:table-cell office:value-type="string" table:style-name="ce10">
            <text:p>否</text:p>
          </table:table-cell>
          <table:table-cell table:style-name="ce10"/>
          <table:covered-table-cell/>
          <table:table-cell office:value-type="string" table:style-name="ce87">
            <text:p>-</text:p>
          </table:table-cell>
          <table:covered-table-cell/>
          <table:table-cell office:value-type="float" office:value="15" table:style-name="ce39">
            <text:p>15</text:p>
          </table:table-cell>
          <table:table-cell office:value-type="string" table:style-name="ce38">
            <text:p>週日行駛2班次</text:p>
          </table:table-cell>
          <table:table-cell office:value-type="float" office:value="180" table:style-name="ce39">
            <text:p>180</text:p>
          </table:table-cell>
          <table:table-cell office:value-type="string" table:style-name="ce58">
            <text:p>金城車站→官路邊古官道(車上導覽不下車)→北門(下車導覽)→古地城隍廟(下車導覽)→西門甕城(下車導覽)→舊城牆(車上解說導覽不下車)→睢陽著節廟(下車導覽)→南門、金酒舊廠(下車導覽)→步行→葉華成故居(金門高粱酒史館) →文臺寶塔、虛江嘯臥碣群(下車導覽）→漢影雲根碣(下車導覽)→環古崗湖(車上導覽不下車)→東門(下車導覽10分鐘)→魯王疑塚(下車導覽)→金城車站</text:p>
          </table:table-cell>
          <table:table-cell table:number-columns-repeated="1008" table:style-name="ce2"/>
          <table:table-cell table:number-columns-repeated="15361"/>
        </table:table-row>
        <table:table-row table:style-name="ro38">
          <table:covered-table-cell/>
          <table:covered-table-cell/>
          <table:table-cell office:value-type="string" table:style-name="ce56">
            <text:p>73.G-金門大橋烈嶼線</text:p>
          </table:table-cell>
          <table:table-cell office:value-type="string" table:style-name="ce10">
            <text:p>市區公車</text:p>
          </table:table-cell>
          <table:table-cell office:value-type="string" table:style-name="ce10">
            <text:p><text:s/>郵輪式公車(品牌加盟)</text:p>
          </table:table-cell>
          <table:table-cell office:value-type="string" table:style-name="ce10">
            <text:p><text:s/>金門縣公共車船管理處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covered-table-cell/>
          <table:table-cell office:value-type="string" table:style-name="ce88">
            <text:p>-</text:p>
          </table:table-cell>
          <table:covered-table-cell/>
          <table:table-cell office:value-type="float" office:value="42" table:style-name="ce39">
            <text:p>42</text:p>
          </table:table-cell>
          <table:table-cell office:value-type="string" table:style-name="ce38">
            <text:p>每日上下午各<text:span text:style-name="T10">1</text:span>車次</text:p>
          </table:table-cell>
          <table:table-cell office:value-type="float" office:value="240" table:style-name="ce39">
            <text:p>240</text:p>
          </table:table-cell>
          <table:table-cell office:value-type="string" table:style-name="ce58">
            <text:p>金城車站→金門大橋(湖下端下車導覽)→后麟步槍模擬射擊館→勇士堡、鐵漢堡→湖井頭→雙口海灘→沙溪堡→金城車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table-cell office:value-type="string" table:number-columns-spanned="1" table:number-rows-spanned="3" table:style-name="ce100">
            <text:p>澎湖縣</text:p>
          </table:table-cell>
          <table:table-cell office:value-type="string" table:number-columns-spanned="1" table:number-rows-spanned="3" table:style-name="ce100">
            <text:p>澎湖縣政府</text:p>
          </table:table-cell>
          <table:table-cell office:value-type="string" table:style-name="ce11">
            <text:p>74.媽宮北環線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澎湖縣政府公共車船管理處</text:p>
          </table:table-cell>
          <table:table-cell office:value-type="string" table:style-name="ce12">
            <text:p>是</text:p>
          </table:table-cell>
          <table:table-cell table:style-name="ce12"/>
          <table:table-cell office:value-type="float" office:value="2362500" table:number-columns-spanned="1" table:number-rows-spanned="3" table:style-name="ce103">
            <text:p>2,362,500<text:s/></text:p>
          </table:table-cell>
          <table:table-cell office:value-type="float" office:value="1400000" table:style-name="ce14">
            <text:p>1,400,000<text:s/></text:p>
          </table:table-cell>
          <table:table-cell office:value-type="float" office:value="5332084" table:formula="of:=SUM([.I82:.J84])" table:number-columns-spanned="1" table:number-rows-spanned="3" table:style-name="ce104">
            <text:p>5,332,084<text:s/></text:p>
          </table:table-cell>
          <table:table-cell office:value-type="float" office:value="94" table:style-name="ce18">
            <text:p>94</text:p>
          </table:table-cell>
          <table:table-cell office:value-type="string" table:style-name="ce19">
            <text:p>每週10班次，週一、週四、週五、週六及週日出車</text:p>
          </table:table-cell>
          <table:table-cell office:value-type="float" office:value="385" table:style-name="ce18">
            <text:p>385</text:p>
          </table:table-cell>
          <table:table-cell office:value-type="string" table:style-name="ce22">
            <text:p>西衛東站-石滬廣場站-公車總站-自由塔站-第三漁港(雅霖)站-元泰、百世多麗站-東衛站-通梁古榕-漁翁島燈塔-大菓葉玄武岩柱-二崁聚落-小門鯨魚洞-跨海大橋(西嶼端)-東衛站-元泰、百世多麗站-第三漁港(雅霖)站-自由塔站-公車總站-石滬廣場站-西衛東站</text:p>
          </table:table-cell>
          <table:table-cell table:number-columns-repeated="1008" table:style-name="ce2"/>
          <table:table-cell table:number-columns-repeated="15361"/>
        </table:table-row>
        <table:table-row table:style-name="ro39">
          <table:covered-table-cell/>
          <table:covered-table-cell/>
          <table:table-cell office:value-type="string" table:style-name="ce11">
            <text:p>75.媽宮湖西線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公車</text:p>
          </table:table-cell>
          <table:table-cell office:value-type="string" table:style-name="ce12">
            <text:p>澎湖縣政府公共車船管理處</text:p>
          </table:table-cell>
          <table:table-cell office:value-type="string" table:style-name="ce12">
            <text:p>是</text:p>
          </table:table-cell>
          <table:table-cell table:style-name="ce12"/>
          <table:covered-table-cell/>
          <table:table-cell office:value-type="float" office:value="1247763" table:style-name="ce14">
            <text:p>1,247,763<text:s/></text:p>
          </table:table-cell>
          <table:covered-table-cell/>
          <table:table-cell office:value-type="float" office:value="63" table:style-name="ce18">
            <text:p>63</text:p>
          </table:table-cell>
          <table:table-cell office:value-type="string" table:style-name="ce19">
            <text:p>每週6班次，週二、週四及週六出車</text:p>
          </table:table-cell>
          <table:table-cell office:value-type="float" office:value="285" table:style-name="ce18">
            <text:p>285</text:p>
          </table:table-cell>
          <table:table-cell office:value-type="string" table:style-name="ce22">
            <text:p>石滬廣場站-公車總站-自由塔站-第三漁港(雅霖)站-元泰、百世多麗站-澎湖機場站-南寮社區-菓葉灰窯-龍門閉鎖陣地-澎湖機場站- 澎湖海洋地質公園中心-元泰、百世多麗站-第三漁港(雅霖)站-自由塔站-公車總站-石滬廣場站</text:p>
          </table:table-cell>
          <table:table-cell table:number-columns-repeated="1008" table:style-name="ce2"/>
          <table:table-cell table:number-columns-repeated="15361"/>
        </table:table-row>
        <table:table-row table:style-name="ro7">
          <table:covered-table-cell/>
          <table:covered-table-cell/>
          <table:table-cell office:value-type="string" table:style-name="ce61">
            <text:p>76.媽宮澎南線<text:s/><text:span text:style-name="T7">(112年9月21日核定，路線籌備中)</text:span></text:p>
          </table:table-cell>
          <table:table-cell office:value-type="string" table:style-name="ce61">
            <text:p>市區公車</text:p>
          </table:table-cell>
          <table:table-cell office:value-type="string" table:style-name="ce61">
            <text:p>郵輪式公車</text:p>
          </table:table-cell>
          <table:table-cell office:value-type="string" table:style-name="ce61">
            <text:p>澎湖縣政府公共車船管理處</text:p>
          </table:table-cell>
          <table:table-cell office:value-type="string" table:style-name="ce61">
            <text:p>-</text:p>
          </table:table-cell>
          <table:table-cell office:value-type="string" table:style-name="ce61">
            <text:p>-</text:p>
          </table:table-cell>
          <table:covered-table-cell/>
          <table:table-cell office:value-type="float" office:value="321821" table:style-name="ce14">
            <text:p>321,821<text:s/></text:p>
          </table:table-cell>
          <table:covered-table-cell/>
          <table:table-cell office:value-type="float" office:value="44" table:style-name="ce61">
            <text:p>44</text:p>
          </table:table-cell>
          <table:table-cell office:value-type="string" table:style-name="ce61">
            <text:p>平日3 班次、假日1班次</text:p>
          </table:table-cell>
          <table:table-cell office:value-type="float" office:value="390" table:style-name="ce61">
            <text:p>390</text:p>
          </table:table-cell>
          <table:table-cell office:value-type="string" table:style-name="ce73">
            <text:p>石滬廣場站-公車總站-自由塔站-第三漁港(雅霖)站-元泰、百世多麗站-風櫃洞蒔裡沙灘-澎湖縣水產種苗鰲殖場-澎湖海莱推廣中心-鎖港子午塔-紫微宮-澎湖縣水產種苗繁殖場-鎖港紫微宮-鎖港子午塔-蔡廷蘭進士第-澎湖遊客中心-元泰、百世多麗站-第三漁港(雅霖)站-自由塔站-公車總站-石滬廣場站</text:p>
          </table:table-cell>
          <table:table-cell table:number-columns-repeated="1008" table:style-name="ce2"/>
          <table:table-cell table:number-columns-repeated="15361"/>
        </table:table-row>
        <table:table-row table:style-name="ro26">
          <table:table-cell office:value-type="string" table:number-columns-spanned="1" table:number-rows-spanned="4" table:style-name="ce100">
            <text:p>連江縣</text:p>
          </table:table-cell>
          <table:table-cell office:value-type="string" table:number-columns-spanned="1" table:number-rows-spanned="4" table:style-name="ce100">
            <text:p>連江縣政府</text:p>
          </table:table-cell>
          <table:table-cell office:value-type="string" table:style-name="ce11">
            <text:p>77.南竿-媽祖巨神像線</text:p>
            <text:p>121、12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(1-12月)</text:p>
          </table:table-cell>
          <table:table-cell office:value-type="string" table:style-name="ce12">
            <text:p>連江縣公共汽車管理處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table-cell office:value-type="float" office:value="1710000" table:number-columns-spanned="1" table:number-rows-spanned="4" table:style-name="ce101">
            <text:p>1,710,000<text:s/></text:p>
          </table:table-cell>
          <table:table-cell office:value-type="float" office:value="1140000" table:style-name="ce14">
            <text:p>1,140,000<text:s/></text:p>
          </table:table-cell>
          <table:table-cell office:value-type="float" office:value="5470000" table:formula="of:=SUM([.I85:.J88])" table:number-columns-spanned="1" table:number-rows-spanned="4" table:style-name="ce101">
            <text:p>5,470,000<text:s/></text:p>
          </table:table-cell>
          <table:table-cell office:value-type="float" office:value="26" table:style-name="ce18">
            <text:p>26</text:p>
          </table:table-cell>
          <table:table-cell office:value-type="string" table:style-name="ce19">
            <text:p>平、假日2班次</text:p>
          </table:table-cell>
          <table:table-cell office:value-type="float" office:value="480" table:style-name="ce18">
            <text:p>480</text:p>
          </table:table-cell>
          <table:table-cell office:value-type="string" table:style-name="ce22">
            <text:p>▲上午東線：08:30-12:00</text:p>
            <text:p>介壽站(起站)-八八坑道(馬祖酒廠)-240大炮連-北海坑道-鐵堡-津沙聚落-馬港</text:p>
            <text:p>▲下午西線：14:00-17:30</text:p>
            <text:p>馬港站(起站)天后宮(媽祖巨神像)-藍眼淚生態館-雲台山-民俗文物館-勝利山莊-福澳碼頭-介壽站(迄站)</text:p>
          </table:table-cell>
          <table:table-cell table:number-columns-repeated="1008" table:style-name="ce2"/>
          <table:table-cell table:number-columns-repeated="15361"/>
        </table:table-row>
        <table:table-row table:style-name="ro32">
          <table:covered-table-cell/>
          <table:covered-table-cell/>
          <table:table-cell office:value-type="string" table:style-name="ce11">
            <text:p>78.北竿-戰爭和平公園線</text:p>
            <text:p>221、22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(1-12月)</text:p>
          </table:table-cell>
          <table:table-cell office:value-type="string" table:style-name="ce12">
            <text:p>連江縣公共汽車管理處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1140000" table:style-name="ce14">
            <text:p>1,140,000<text:s/></text:p>
          </table:table-cell>
          <table:covered-table-cell/>
          <table:table-cell office:value-type="float" office:value="16" table:style-name="ce18">
            <text:p>16</text:p>
          </table:table-cell>
          <table:table-cell office:value-type="string" table:style-name="ce19">
            <text:p>平、假日2班次</text:p>
          </table:table-cell>
          <table:table-cell office:value-type="float" office:value="210" table:style-name="ce18">
            <text:p>210</text:p>
          </table:table-cell>
          <table:table-cell office:value-type="string" table:style-name="ce22">
            <text:p>上午08:30~12:00及下午14:00~17:30</text:p>
            <text:p>塘岐站(起站)-橋仔聚落-芹壁聚落-北竿遊客中心-壁山觀景台-塘岐村-戰爭和平公園-塘后沙灘-塘岐站 (迄站)</text:p>
          </table:table-cell>
          <table:table-cell table:number-columns-repeated="1008" table:style-name="ce2"/>
          <table:table-cell table:number-columns-repeated="15361"/>
        </table:table-row>
        <table:table-row table:style-name="ro32">
          <table:covered-table-cell/>
          <table:covered-table-cell/>
          <table:table-cell office:value-type="string" table:style-name="ce11">
            <text:p>79.東引-國之北疆線</text:p>
            <text:p>421、42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:特定時段營運(3-10月)</text:p>
          </table:table-cell>
          <table:table-cell office:value-type="string" table:style-name="ce12">
            <text:p>連江縣公共汽車管理處</text:p>
          </table:table-cell>
          <table:table-cell office:value-type="string" table:style-name="ce12">
            <text:p>否</text:p>
          </table:table-cell>
          <table:table-cell table:style-name="ce12"/>
          <table:covered-table-cell/>
          <table:table-cell office:value-type="float" office:value="720000" table:style-name="ce14">
            <text:p>720,000<text:s/></text:p>
          </table:table-cell>
          <table:covered-table-cell/>
          <table:table-cell office:value-type="float" office:value="14" table:style-name="ce18">
            <text:p>14</text:p>
          </table:table-cell>
          <table:table-cell office:value-type="string" table:style-name="ce19">
            <text:p>平、假日2班次</text:p>
          </table:table-cell>
          <table:table-cell office:value-type="float" office:value="210" table:style-name="ce18">
            <text:p>210</text:p>
          </table:table-cell>
          <table:table-cell office:value-type="string" table:style-name="ce22">
            <text:p>上午08:30~12:00及下午14:00~17:30</text:p>
            <text:p>酒廠展示中心(起站)-遊客中心-東引燈塔-烈女義坑-一線天-安東坑道-國之北疆-酒廠展示中心(迄站)</text:p>
          </table:table-cell>
          <table:table-cell table:number-columns-repeated="1008" table:style-name="ce2"/>
          <table:table-cell table:number-columns-repeated="15361"/>
        </table:table-row>
        <table:table-row table:style-name="ro40">
          <table:covered-table-cell/>
          <table:covered-table-cell/>
          <table:table-cell office:value-type="string" table:style-name="ce11">
            <text:p>80.莒光-東犬燈塔線</text:p>
            <text:p>321、322</text:p>
          </table:table-cell>
          <table:table-cell office:value-type="string" table:style-name="ce12">
            <text:p>市區公車</text:p>
          </table:table-cell>
          <table:table-cell office:value-type="string" table:style-name="ce12">
            <text:p>郵輪式:特定時段營運(3-10月)</text:p>
          </table:table-cell>
          <table:table-cell office:value-type="string" table:style-name="ce12">
            <text:p>連江縣公共汽車管理處</text:p>
          </table:table-cell>
          <table:table-cell office:value-type="string" table:style-name="ce12">
            <text:p>否</text:p>
          </table:table-cell>
          <table:table-cell office:value-type="string" table:style-name="ce12">
            <text:p>◎</text:p>
          </table:table-cell>
          <table:covered-table-cell/>
          <table:table-cell office:value-type="float" office:value="760000" table:style-name="ce14">
            <text:p>760,000<text:s/></text:p>
          </table:table-cell>
          <table:covered-table-cell/>
          <table:table-cell office:value-type="float" office:value="20" table:style-name="ce18">
            <text:p>20</text:p>
          </table:table-cell>
          <table:table-cell office:value-type="string" table:style-name="ce19">
            <text:p>平、假日2班次</text:p>
          </table:table-cell>
          <table:table-cell office:value-type="float" office:value="420" table:style-name="ce18">
            <text:p>420</text:p>
          </table:table-cell>
          <table:table-cell office:value-type="string" table:style-name="ce22">
            <text:p>▲單月行駛：青帆港-菜浦澳-有容路-坤坵與蛇島-陳元帥廟-青帆港</text:p>
            <text:p>▲雙月行駛：猛澳港-大埔石刻-大埔聚落-東莒燈塔-東莒遊客中心-呂何崖-猛澳港</text:p>
          </table:table-cell>
          <table:table-cell table:number-columns-repeated="1008" table:style-name="ce2"/>
          <table:table-cell table:number-columns-repeated="15361"/>
        </table:table-row>
        <table:table-row table:style-name="ro41">
          <table:table-cell table:style-name="ce6"/>
          <table:table-cell table:number-columns-spanned="2" table:number-rows-spanned="1" table:style-name="ce136"/>
          <table:covered-table-cell/>
          <table:table-cell table:number-columns-repeated="3" table:style-name="ce89"/>
          <table:table-cell table:number-columns-repeated="2" table:style-name="ce90"/>
          <table:table-cell table:number-columns-repeated="3" table:style-name="ce91"/>
          <table:table-cell table:style-name="ce6"/>
          <table:table-cell table:style-name="ce2"/>
          <table:table-cell table:style-name="ce6"/>
          <table:table-cell table:style-name="ce92"/>
          <table:table-cell table:number-columns-repeated="1008" table:style-name="ce2"/>
          <table:table-cell table:number-columns-repeated="15361"/>
        </table:table-row>
        <table:table-row table:style-name="ro41">
          <table:table-cell table:number-columns-repeated="2" table:style-name="ce6"/>
          <table:table-cell table:style-name="ce2"/>
          <table:table-cell table:number-columns-repeated="5" table:style-name="ce6"/>
          <table:table-cell office:value-type="float" office:value="65655000" table:formula="of:=SUM([.I7:.I88])" table:style-name="ce91">
            <text:p>65,655,000<text:s/></text:p>
          </table:table-cell>
          <table:table-cell table:style-name="ce93"/>
          <table:table-cell table:style-name="ce91"/>
          <table:table-cell table:style-name="ce6"/>
          <table:table-cell table:style-name="ce2"/>
          <table:table-cell table:style-name="ce6"/>
          <table:table-cell table:style-name="ce92"/>
          <table:table-cell table:number-columns-repeated="1008" table:style-name="ce2"/>
          <table:table-cell table:number-columns-repeated="15361"/>
        </table:table-row>
        <table:table-row table:style-name="ro41">
          <table:table-cell table:number-columns-repeated="2" table:style-name="ce6"/>
          <table:table-cell table:style-name="ce94"/>
          <table:table-cell table:number-columns-repeated="5" table:style-name="ce90"/>
          <table:table-cell table:style-name="ce91"/>
          <table:table-cell office:value-type="float" office:value="169617220" table:formula="of:=SUM([.J7:.J88])" table:style-name="ce93">
            <text:p>169,617,220<text:s/></text:p>
          </table:table-cell>
          <table:table-cell office:value-type="float" office:value="252461058" table:formula="of:=SUM([.K7:.K88])" table:style-name="ce91">
            <text:p>252,461,058<text:s/></text:p>
          </table:table-cell>
          <table:table-cell table:style-name="ce90"/>
          <table:table-cell table:style-name="ce94"/>
          <table:table-cell table:style-name="ce90"/>
          <table:table-cell table:style-name="ce95"/>
          <table:table-cell table:number-columns-repeated="1008" table:style-name="ce2"/>
          <table:table-cell table:number-columns-repeated="15361"/>
        </table:table-row>
        <table:table-row table:style-name="ro41">
          <table:table-cell table:number-columns-repeated="2" table:style-name="ce6"/>
          <table:table-cell table:style-name="ce94"/>
          <table:table-cell table:number-columns-repeated="5" table:style-name="ce90"/>
          <table:table-cell table:style-name="ce91"/>
          <table:table-cell table:style-name="ce93"/>
          <table:table-cell table:style-name="ce91"/>
          <table:table-cell table:style-name="ce90"/>
          <table:table-cell table:style-name="ce94"/>
          <table:table-cell table:style-name="ce90"/>
          <table:table-cell table:style-name="ce95"/>
          <table:table-cell table:number-columns-repeated="1008" table:style-name="ce2"/>
          <table:table-cell table:number-columns-repeated="15361"/>
        </table:table-row>
        <table:table-row table:style-name="ro41">
          <table:table-cell table:number-columns-repeated="2" table:style-name="ce6"/>
          <table:table-cell table:style-name="ce94"/>
          <table:table-cell table:number-columns-repeated="5" table:style-name="ce90"/>
          <table:table-cell table:style-name="ce96"/>
          <table:table-cell table:number-columns-repeated="2" table:style-name="ce97"/>
          <table:table-cell table:style-name="ce96"/>
          <table:table-cell table:style-name="ce90"/>
          <table:table-cell table:style-name="ce94"/>
          <table:table-cell table:style-name="ce90"/>
          <table:table-cell table:style-name="ce95"/>
          <table:table-cell table:number-columns-repeated="16368"/>
        </table:table-row>
        <table:table-row table:number-rows-repeated="1048483" table:style-name="ro42">
          <table:table-cell table:number-columns-repeated="16384"/>
        </table:table-row>
        <table:named-expressions>
          <table:named-range table:name="Print_Area" table:cell-range-address="112年基本資料.$A$1:112年基本資料.$O$88" table:base-cell-address="112年基本資料.$A$1"/>
        </table:named-expressions>
      </table:table>
      <table:table table:name="112年搭乘人次" table:style-name="ta2">
        <table:table-column table:style-name="co19" table:default-cell-style-name="ce117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3" table:default-cell-style-name="ce117"/>
        <table:table-column table:style-name="co24" table:number-columns-repeated="11" table:default-cell-style-name="ce117"/>
        <table:table-column table:style-name="co25" table:default-cell-style-name="ce117"/>
        <table:table-column table:style-name="co26" table:default-cell-style-name="ce117"/>
        <table:table-column table:style-name="co27" table:number-columns-repeated="1005" table:default-cell-style-name="ce117"/>
        <table:table-column table:style-name="co18" table:default-cell-style-name="ce117"/>
        <table:table-column table:style-name="co18" table:number-columns-repeated="15360" table:default-cell-style-name="ce1"/>
        <table:table-row table:style-name="ro43">
          <table:table-cell office:value-type="string" table:number-columns-spanned="17" table:number-rows-spanned="1" table:style-name="ce131">
            <text:p>台灣好行-112年度各路線搭乘人數統計一覽表</text:p>
          </table:table-cell>
          <table:covered-table-cell table:number-columns-repeated="16"/>
          <table:table-cell table:number-columns-repeated="1007" table:style-name="ce117"/>
          <table:table-cell table:number-columns-repeated="15360"/>
        </table:table-row>
        <table:table-row table:style-name="ro44">
          <table:table-cell office:value-type="string" table:number-columns-spanned="17" table:number-rows-spanned="1" table:style-name="ce132">
            <text:p>更新日期：113/01/12</text:p>
          </table:table-cell>
          <table:covered-table-cell table:number-columns-repeated="16"/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string" table:number-columns-spanned="4" table:number-rows-spanned="1" table:style-name="ce133">
            <text:p>項目</text:p>
          </table:table-cell>
          <table:covered-table-cell table:number-columns-repeated="3"/>
          <table:table-cell office:value-type="string" table:number-columns-spanned="12" table:number-rows-spanned="1" table:style-name="ce134">
            <text:p>搭乘人數</text:p>
          </table:table-cell>
          <table:covered-table-cell table:number-columns-repeated="11"/>
          <table:table-cell office:value-type="string" table:number-columns-spanned="1" table:number-rows-spanned="2" table:style-name="ce135">
            <text:p>合計</text:p>
          </table:table-cell>
          <table:table-cell table:number-columns-repeated="1007" table:style-name="ce117"/>
          <table:table-cell table:number-columns-repeated="15360"/>
        </table:table-row>
        <table:table-row table:style-name="ro46">
          <table:table-cell office:value-type="string" table:style-name="ce119">
            <text:p>路線數</text:p>
          </table:table-cell>
          <table:table-cell office:value-type="string" table:style-name="ce118">
            <text:p>路線</text:p>
          </table:table-cell>
          <table:table-cell office:value-type="string" table:style-name="ce118">
            <text:p>推動單位</text:p>
          </table:table-cell>
          <table:table-cell office:value-type="string" table:style-name="ce118">
            <text:p>客運業者</text:p>
          </table:table-cell>
          <table:table-cell office:value-type="string" table:style-name="ce121">
            <text:p>1月</text:p>
          </table:table-cell>
          <table:table-cell office:value-type="string" table:style-name="ce121">
            <text:p>2月</text:p>
          </table:table-cell>
          <table:table-cell office:value-type="string" table:style-name="ce121">
            <text:p>3月</text:p>
          </table:table-cell>
          <table:table-cell office:value-type="string" table:style-name="ce121">
            <text:p>4月</text:p>
          </table:table-cell>
          <table:table-cell office:value-type="string" table:style-name="ce121">
            <text:p>5月</text:p>
          </table:table-cell>
          <table:table-cell office:value-type="string" table:style-name="ce121">
            <text:p>6月</text:p>
          </table:table-cell>
          <table:table-cell office:value-type="string" table:style-name="ce121">
            <text:p>7月</text:p>
          </table:table-cell>
          <table:table-cell office:value-type="string" table:style-name="ce121">
            <text:p>8月</text:p>
          </table:table-cell>
          <table:table-cell office:value-type="string" table:style-name="ce121">
            <text:p>9月</text:p>
          </table:table-cell>
          <table:table-cell office:value-type="string" table:style-name="ce121">
            <text:p>10月</text:p>
          </table:table-cell>
          <table:table-cell office:value-type="string" table:style-name="ce121">
            <text:p>11月</text:p>
          </table:table-cell>
          <table:table-cell office:value-type="string" table:style-name="ce119">
            <text:p>12月</text:p>
          </table:table-cell>
          <table:covered-table-cell/>
          <table:table-cell table:number-columns-repeated="1007" table:style-name="ce117"/>
          <table:table-cell table:number-columns-repeated="15360"/>
        </table:table-row>
        <table:table-row-group>
          <table:table-row table:style-name="ro47">
            <table:table-cell office:value-type="float" office:value="1" table:style-name="ce119">
              <text:p>1</text:p>
            </table:table-cell>
            <table:table-cell office:value-type="string" table:style-name="ce120">
              <text:p>黃金福隆線</text:p>
            </table:table-cell>
            <table:table-cell office:value-type="string" table:style-name="ce120">
              <text:p>東北角及宜蘭海岸國家風景區管理處</text:p>
            </table:table-cell>
            <table:table-cell office:value-type="string" table:style-name="ce121">
              <text:p>基隆客運</text:p>
            </table:table-cell>
            <table:table-cell office:value-type="float" office:value="7155" table:style-name="ce121">
              <text:p>7155</text:p>
            </table:table-cell>
            <table:table-cell office:value-type="float" office:value="6412" table:style-name="ce121">
              <text:p>6412</text:p>
            </table:table-cell>
            <table:table-cell office:value-type="float" office:value="10002" table:style-name="ce121">
              <text:p>10002</text:p>
            </table:table-cell>
            <table:table-cell office:value-type="float" office:value="12884" table:style-name="ce122">
              <text:p>12884</text:p>
            </table:table-cell>
            <table:table-cell office:value-type="float" office:value="9651" table:style-name="ce121">
              <text:p>9651</text:p>
            </table:table-cell>
            <table:table-cell office:value-type="float" office:value="8655" table:style-name="ce121">
              <text:p>8655</text:p>
            </table:table-cell>
            <table:table-cell office:value-type="float" office:value="9242" table:style-name="ce121">
              <text:p>9242</text:p>
            </table:table-cell>
            <table:table-cell office:value-type="float" office:value="3484" table:style-name="ce123">
              <text:p>3484</text:p>
            </table:table-cell>
            <table:table-cell office:value-type="float" office:value="8576" table:style-name="ce121">
              <text:p>8576</text:p>
            </table:table-cell>
            <table:table-cell office:value-type="float" office:value="8478" table:style-name="ce121">
              <text:p>8478</text:p>
            </table:table-cell>
            <table:table-cell office:value-type="float" office:value="8642" table:style-name="ce121">
              <text:p>8642</text:p>
            </table:table-cell>
            <table:table-cell office:value-type="float" office:value="7674" table:style-name="ce119">
              <text:p>7674</text:p>
            </table:table-cell>
            <table:table-cell office:value-type="float" office:value="100855" table:formula="of:=SUM([.E5:.P5])" table:style-name="ce124">
              <text:p>100855</text:p>
            </table:table-cell>
            <table:table-cell table:style-name="ce117"/>
            <table:table-cell office:value-type="float" office:value="2" table:style-name="ce117">
              <text:p>2</text:p>
            </table:table-cell>
            <table:table-cell table:number-columns-repeated="1005" table:style-name="ce117"/>
            <table:table-cell table:number-columns-repeated="15360"/>
          </table:table-row>
          <table:table-row table:style-name="ro47">
            <table:table-cell office:value-type="float" office:value="2" table:style-name="ce119">
              <text:p>2</text:p>
            </table:table-cell>
            <table:table-cell office:value-type="string" table:style-name="ce120">
              <text:p>皇冠北海岸線</text:p>
            </table:table-cell>
            <table:table-cell office:value-type="string" table:style-name="ce120">
              <text:p>北海岸及觀音山國家風景區管理處</text:p>
            </table:table-cell>
            <table:table-cell office:value-type="string" table:style-name="ce121">
              <text:p>淡水客運</text:p>
            </table:table-cell>
            <table:table-cell office:value-type="float" office:value="1451" table:style-name="ce121">
              <text:p>1451</text:p>
            </table:table-cell>
            <table:table-cell office:value-type="float" office:value="2001" table:style-name="ce121">
              <text:p>2001</text:p>
            </table:table-cell>
            <table:table-cell office:value-type="float" office:value="1907" table:style-name="ce121">
              <text:p>1907</text:p>
            </table:table-cell>
            <table:table-cell office:value-type="float" office:value="6494" table:style-name="ce122">
              <text:p>6494</text:p>
            </table:table-cell>
            <table:table-cell office:value-type="float" office:value="5370" table:style-name="ce121">
              <text:p>5370</text:p>
            </table:table-cell>
            <table:table-cell office:value-type="float" office:value="5545" table:style-name="ce121">
              <text:p>5545</text:p>
            </table:table-cell>
            <table:table-cell office:value-type="float" office:value="5767" table:style-name="ce121">
              <text:p>5767</text:p>
            </table:table-cell>
            <table:table-cell office:value-type="float" office:value="5253" table:style-name="ce121">
              <text:p>5253</text:p>
            </table:table-cell>
            <table:table-cell office:value-type="float" office:value="4923" table:style-name="ce121">
              <text:p>4923</text:p>
            </table:table-cell>
            <table:table-cell office:value-type="float" office:value="5945" table:style-name="ce121">
              <text:p>5945</text:p>
            </table:table-cell>
            <table:table-cell office:value-type="float" office:value="1955" table:style-name="ce121">
              <text:p>1955</text:p>
            </table:table-cell>
            <table:table-cell office:value-type="float" office:value="1687" table:style-name="ce119">
              <text:p>1687</text:p>
            </table:table-cell>
            <table:table-cell office:value-type="float" office:value="48298" table:formula="of:=SUM([.E6:.P6])" table:style-name="ce124">
              <text:p>4829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" table:style-name="ce119">
              <text:p>3</text:p>
            </table:table-cell>
            <table:table-cell office:value-type="string" table:style-name="ce120">
              <text:p>北投竹子湖線</text:p>
            </table:table-cell>
            <table:table-cell office:value-type="string" table:style-name="ce120">
              <text:p>臺北市政府</text:p>
            </table:table-cell>
            <table:table-cell office:value-type="string" table:style-name="ce121">
              <text:p>大南客運</text:p>
            </table:table-cell>
            <table:table-cell office:value-type="float" office:value="36594" table:style-name="ce124">
              <text:p>36594</text:p>
            </table:table-cell>
            <table:table-cell office:value-type="float" office:value="43829" table:style-name="ce122">
              <text:p>43829</text:p>
            </table:table-cell>
            <table:table-cell office:value-type="float" office:value="58233" table:style-name="ce124">
              <text:p>58233</text:p>
            </table:table-cell>
            <table:table-cell office:value-type="float" office:value="54813" table:style-name="ce124">
              <text:p>54813</text:p>
            </table:table-cell>
            <table:table-cell office:value-type="float" office:value="52367" table:style-name="ce124">
              <text:p>52367</text:p>
            </table:table-cell>
            <table:table-cell office:value-type="float" office:value="51690" table:style-name="ce124">
              <text:p>51690</text:p>
            </table:table-cell>
            <table:table-cell office:value-type="float" office:value="41313" table:style-name="ce124">
              <text:p>41313</text:p>
            </table:table-cell>
            <table:table-cell office:value-type="float" office:value="44555" table:style-name="ce124">
              <text:p>44555</text:p>
            </table:table-cell>
            <table:table-cell office:value-type="float" office:value="41080" table:style-name="ce124">
              <text:p>41080</text:p>
            </table:table-cell>
            <table:table-cell office:value-type="float" office:value="41832" table:style-name="ce124">
              <text:p>41832</text:p>
            </table:table-cell>
            <table:table-cell office:value-type="float" office:value="45161" table:style-name="ce124">
              <text:p>45161</text:p>
            </table:table-cell>
            <table:table-cell office:value-type="float" office:value="41535" table:style-name="ce123">
              <text:p>41535</text:p>
            </table:table-cell>
            <table:table-cell office:value-type="float" office:value="553002" table:formula="of:=SUM([.E7:.P7])" table:style-name="ce124">
              <text:p>55300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" table:style-name="ce119">
              <text:p>4</text:p>
            </table:table-cell>
            <table:table-cell office:value-type="string" table:style-name="ce120">
              <text:p>木柵平溪線</text:p>
            </table:table-cell>
            <table:table-cell office:value-type="string" table:style-name="ce120">
              <text:p>新北市政府</text:p>
            </table:table-cell>
            <table:table-cell office:value-type="string" table:style-name="ce121">
              <text:p>臺北客運</text:p>
            </table:table-cell>
            <table:table-cell office:value-type="float" office:value="15798" table:style-name="ce124">
              <text:p>15798</text:p>
            </table:table-cell>
            <table:table-cell office:value-type="float" office:value="16334" table:style-name="ce122">
              <text:p>16334</text:p>
            </table:table-cell>
            <table:table-cell office:value-type="float" office:value="15006" table:style-name="ce124">
              <text:p>15006</text:p>
            </table:table-cell>
            <table:table-cell office:value-type="float" office:value="16455" table:style-name="ce124">
              <text:p>16455</text:p>
            </table:table-cell>
            <table:table-cell office:value-type="float" office:value="15315" table:style-name="ce124">
              <text:p>15315</text:p>
            </table:table-cell>
            <table:table-cell office:value-type="float" office:value="12133" table:style-name="ce124">
              <text:p>12133</text:p>
            </table:table-cell>
            <table:table-cell office:value-type="float" office:value="10813" table:style-name="ce124">
              <text:p>10813</text:p>
            </table:table-cell>
            <table:table-cell office:value-type="float" office:value="11930" table:style-name="ce124">
              <text:p>11930</text:p>
            </table:table-cell>
            <table:table-cell office:value-type="float" office:value="7950" table:style-name="ce124">
              <text:p>7950</text:p>
            </table:table-cell>
            <table:table-cell office:value-type="float" office:value="8097" table:style-name="ce124">
              <text:p>8097</text:p>
            </table:table-cell>
            <table:table-cell office:value-type="float" office:value="16610" table:style-name="ce123">
              <text:p>16610</text:p>
            </table:table-cell>
            <table:table-cell office:value-type="float" office:value="19312" table:style-name="ce120">
              <text:p>19312</text:p>
            </table:table-cell>
            <table:table-cell office:value-type="float" office:value="165753" table:formula="of:=SUM([.E8:.P8])" table:style-name="ce124">
              <text:p>165753</text:p>
            </table:table-cell>
            <table:table-cell table:style-name="ce117"/>
            <table:table-cell office:value-type="float" office:value="5" table:style-name="ce117">
              <text:p>5</text:p>
            </table:table-cell>
            <table:table-cell table:number-columns-repeated="1005" table:style-name="ce117"/>
            <table:table-cell table:number-columns-repeated="15360"/>
          </table:table-row>
          <table:table-row table:style-name="ro47">
            <table:table-cell office:value-type="float" office:value="5" table:style-name="ce119">
              <text:p>5</text:p>
            </table:table-cell>
            <table:table-cell office:value-type="string" table:style-name="ce120">
              <text:p>濱海奇基線</text:p>
            </table:table-cell>
            <table:table-cell office:value-type="string" table:style-name="ce120">
              <text:p>基隆市政府</text:p>
            </table:table-cell>
            <table:table-cell office:value-type="string" table:style-name="ce121">
              <text:p>基隆市公共汽車管理處</text:p>
            </table:table-cell>
            <table:table-cell office:value-type="string" table:style-name="ce124">
              <text:p>暫停駛</text:p>
            </table:table-cell>
            <table:table-cell office:value-type="string" table:style-name="ce122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25" table:style-name="ce124">
              <text:p>25</text:p>
            </table:table-cell>
            <table:table-cell office:value-type="float" office:value="2092" table:style-name="ce124">
              <text:p>2092</text:p>
            </table:table-cell>
            <table:table-cell office:value-type="float" office:value="2688" table:style-name="ce124">
              <text:p>2688</text:p>
            </table:table-cell>
            <table:table-cell office:value-type="float" office:value="1014" table:style-name="ce123">
              <text:p>1014</text:p>
            </table:table-cell>
            <table:table-cell office:value-type="float" office:value="1036" table:style-name="ce123">
              <text:p>1036</text:p>
            </table:table-cell>
            <table:table-cell office:value-type="float" office:value="6855" table:formula="of:=SUM([.E9:.P9])" table:style-name="ce124">
              <text:p>685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" table:style-name="ce119">
              <text:p>6</text:p>
            </table:table-cell>
            <table:table-cell office:value-type="string" table:style-name="ce120">
              <text:p>小烏來線</text:p>
            </table:table-cell>
            <table:table-cell office:value-type="string" table:style-name="ce120">
              <text:p>桃園市政府</text:p>
            </table:table-cell>
            <table:table-cell office:value-type="string" table:style-name="ce121">
              <text:p>桃園客運</text:p>
            </table:table-cell>
            <table:table-cell office:value-type="float" office:value="2525" table:style-name="ce124">
              <text:p>2525</text:p>
            </table:table-cell>
            <table:table-cell office:value-type="float" office:value="1307" table:style-name="ce122">
              <text:p>1307</text:p>
            </table:table-cell>
            <table:table-cell office:value-type="float" office:value="1111" table:style-name="ce124">
              <text:p>1111</text:p>
            </table:table-cell>
            <table:table-cell office:value-type="float" office:value="2497" table:style-name="ce124">
              <text:p>2497</text:p>
            </table:table-cell>
            <table:table-cell office:value-type="float" office:value="1800" table:style-name="ce124">
              <text:p>1800</text:p>
            </table:table-cell>
            <table:table-cell office:value-type="float" office:value="1822" table:style-name="ce124">
              <text:p>1822</text:p>
            </table:table-cell>
            <table:table-cell office:value-type="float" office:value="2746" table:style-name="ce124">
              <text:p>2746</text:p>
            </table:table-cell>
            <table:table-cell office:value-type="float" office:value="1939" table:style-name="ce124">
              <text:p>1939</text:p>
            </table:table-cell>
            <table:table-cell office:value-type="float" office:value="2029" table:style-name="ce124">
              <text:p>2029</text:p>
            </table:table-cell>
            <table:table-cell office:value-type="float" office:value="2466" table:style-name="ce124">
              <text:p>2466</text:p>
            </table:table-cell>
            <table:table-cell office:value-type="float" office:value="2196" table:style-name="ce124">
              <text:p>2196</text:p>
            </table:table-cell>
            <table:table-cell office:value-type="float" office:value="2846" table:style-name="ce120">
              <text:p>2846</text:p>
            </table:table-cell>
            <table:table-cell office:value-type="float" office:value="25284" table:formula="of:=SUM([.E10:.P10])" table:style-name="ce124">
              <text:p>25284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7" table:style-name="ce119">
              <text:p>7</text:p>
            </table:table-cell>
            <table:table-cell office:value-type="string" table:style-name="ce120">
              <text:p>大溪快線</text:p>
            </table:table-cell>
            <table:table-cell office:value-type="string" table:style-name="ce120">
              <text:p>桃園市政府</text:p>
            </table:table-cell>
            <table:table-cell office:value-type="string" table:style-name="ce121">
              <text:p>桃園客運 中壢客運</text:p>
            </table:table-cell>
            <table:table-cell office:value-type="float" office:value="3510" table:style-name="ce124">
              <text:p>3510</text:p>
            </table:table-cell>
            <table:table-cell office:value-type="float" office:value="2965" table:style-name="ce122">
              <text:p>2965</text:p>
            </table:table-cell>
            <table:table-cell office:value-type="float" office:value="3144" table:style-name="ce124">
              <text:p>3144</text:p>
            </table:table-cell>
            <table:table-cell office:value-type="float" office:value="4102" table:style-name="ce124">
              <text:p>4102</text:p>
            </table:table-cell>
            <table:table-cell office:value-type="float" office:value="3850" table:style-name="ce124">
              <text:p>3850</text:p>
            </table:table-cell>
            <table:table-cell office:value-type="float" office:value="3306" table:style-name="ce124">
              <text:p>3306</text:p>
            </table:table-cell>
            <table:table-cell office:value-type="float" office:value="3706" table:style-name="ce124">
              <text:p>3706</text:p>
            </table:table-cell>
            <table:table-cell office:value-type="float" office:value="4228" table:style-name="ce124">
              <text:p>4228</text:p>
            </table:table-cell>
            <table:table-cell office:value-type="float" office:value="3515" table:style-name="ce124">
              <text:p>3515</text:p>
            </table:table-cell>
            <table:table-cell office:value-type="float" office:value="4063" table:style-name="ce124">
              <text:p>4063</text:p>
            </table:table-cell>
            <table:table-cell office:value-type="float" office:value="4339" table:style-name="ce124">
              <text:p>4339</text:p>
            </table:table-cell>
            <table:table-cell office:value-type="float" office:value="4696" table:style-name="ce120">
              <text:p>4696</text:p>
            </table:table-cell>
            <table:table-cell office:value-type="float" office:value="45424" table:formula="of:=SUM([.E11:.P11])" table:style-name="ce124">
              <text:p>45424</text:p>
            </table:table-cell>
            <table:table-cell table:number-columns-repeated="1006" table:style-name="ce125"/>
            <table:table-cell table:number-columns-repeated="15361"/>
          </table:table-row>
          <table:table-row table:style-name="ro47">
            <table:table-cell office:value-type="float" office:value="8" table:style-name="ce119">
              <text:p>8</text:p>
            </table:table-cell>
            <table:table-cell office:value-type="string" table:style-name="ce120">
              <text:p>石門水庫線</text:p>
            </table:table-cell>
            <table:table-cell office:value-type="string" table:style-name="ce120">
              <text:p>桃園市政府</text:p>
            </table:table-cell>
            <table:table-cell office:value-type="string" table:style-name="ce121">
              <text:p>桃園客運 新竹客運</text:p>
            </table:table-cell>
            <table:table-cell office:value-type="float" office:value="630" table:style-name="ce124">
              <text:p>630</text:p>
            </table:table-cell>
            <table:table-cell office:value-type="float" office:value="1093" table:style-name="ce122">
              <text:p>1093</text:p>
            </table:table-cell>
            <table:table-cell office:value-type="float" office:value="424" table:style-name="ce124">
              <text:p>424</text:p>
            </table:table-cell>
            <table:table-cell office:value-type="float" office:value="758" table:style-name="ce124">
              <text:p>758</text:p>
            </table:table-cell>
            <table:table-cell office:value-type="float" office:value="453" table:style-name="ce124">
              <text:p>453</text:p>
            </table:table-cell>
            <table:table-cell office:value-type="float" office:value="401" table:style-name="ce124">
              <text:p>401</text:p>
            </table:table-cell>
            <table:table-cell office:value-type="float" office:value="491" table:style-name="ce124">
              <text:p>491</text:p>
            </table:table-cell>
            <table:table-cell office:value-type="float" office:value="424" table:style-name="ce124">
              <text:p>424</text:p>
            </table:table-cell>
            <table:table-cell office:value-type="float" office:value="378" table:style-name="ce124">
              <text:p>378</text:p>
            </table:table-cell>
            <table:table-cell office:value-type="float" office:value="566" table:style-name="ce124">
              <text:p>566</text:p>
            </table:table-cell>
            <table:table-cell office:value-type="float" office:value="494" table:style-name="ce124">
              <text:p>494</text:p>
            </table:table-cell>
            <table:table-cell office:value-type="float" office:value="809" table:style-name="ce120">
              <text:p>809</text:p>
            </table:table-cell>
            <table:table-cell office:value-type="float" office:value="6921" table:formula="of:=SUM([.E12:.P12])" table:style-name="ce124">
              <text:p>692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9" table:style-name="ce119">
              <text:p>9</text:p>
            </table:table-cell>
            <table:table-cell office:value-type="string" table:style-name="ce120">
              <text:p>東眼山線</text:p>
            </table:table-cell>
            <table:table-cell office:value-type="string" table:style-name="ce120">
              <text:p>桃園市政府</text:p>
            </table:table-cell>
            <table:table-cell office:value-type="string" table:style-name="ce121">
              <text:p>桃園客運</text:p>
            </table:table-cell>
            <table:table-cell office:value-type="float" office:value="1091" table:style-name="ce124">
              <text:p>1091</text:p>
            </table:table-cell>
            <table:table-cell office:value-type="float" office:value="798" table:style-name="ce122">
              <text:p>798</text:p>
            </table:table-cell>
            <table:table-cell office:value-type="float" office:value="1347" table:style-name="ce124">
              <text:p>1347</text:p>
            </table:table-cell>
            <table:table-cell office:value-type="float" office:value="1333" table:style-name="ce124">
              <text:p>1333</text:p>
            </table:table-cell>
            <table:table-cell office:value-type="float" office:value="1327" table:style-name="ce124">
              <text:p>1327</text:p>
            </table:table-cell>
            <table:table-cell office:value-type="float" office:value="1746" table:style-name="ce124">
              <text:p>1746</text:p>
            </table:table-cell>
            <table:table-cell office:value-type="float" office:value="3184" table:style-name="ce124">
              <text:p>3184</text:p>
            </table:table-cell>
            <table:table-cell office:value-type="float" office:value="1892" table:style-name="ce124">
              <text:p>1892</text:p>
            </table:table-cell>
            <table:table-cell office:value-type="float" office:value="2139" table:style-name="ce124">
              <text:p>2139</text:p>
            </table:table-cell>
            <table:table-cell office:value-type="float" office:value="1947" table:style-name="ce124">
              <text:p>1947</text:p>
            </table:table-cell>
            <table:table-cell office:value-type="float" office:value="1912" table:style-name="ce124">
              <text:p>1912</text:p>
            </table:table-cell>
            <table:table-cell office:value-type="float" office:value="1700" table:style-name="ce123">
              <text:p>1700</text:p>
            </table:table-cell>
            <table:table-cell office:value-type="float" office:value="20416" table:formula="of:=SUM([.E13:.P13])" table:style-name="ce124">
              <text:p>20416</text:p>
            </table:table-cell>
            <table:table-cell table:number-columns-repeated="1006" table:style-name="ce126"/>
            <table:table-cell table:number-columns-repeated="15361"/>
          </table:table-row>
          <table:table-row table:style-name="ro47">
            <table:table-cell office:value-type="float" office:value="10" table:style-name="ce119">
              <text:p>10</text:p>
            </table:table-cell>
            <table:table-cell office:value-type="string" table:style-name="ce123">
              <text:p>獅山線</text:p>
            </table:table-cell>
            <table:table-cell office:value-type="string" table:style-name="ce123">
              <text:p>新竹縣政府</text:p>
            </table:table-cell>
            <table:table-cell office:value-type="string" table:style-name="ce121">
              <text:p>金牌客運</text:p>
            </table:table-cell>
            <table:table-cell office:value-type="float" office:value="11980" table:style-name="ce124">
              <text:p>11980</text:p>
            </table:table-cell>
            <table:table-cell office:value-type="float" office:value="12390" table:style-name="ce122">
              <text:p>12390</text:p>
            </table:table-cell>
            <table:table-cell office:value-type="float" office:value="11553" table:style-name="ce124">
              <text:p>11553</text:p>
            </table:table-cell>
            <table:table-cell office:value-type="float" office:value="15014" table:style-name="ce124">
              <text:p>15014</text:p>
            </table:table-cell>
            <table:table-cell office:value-type="float" office:value="10888" table:style-name="ce127">
              <text:p>10888</text:p>
            </table:table-cell>
            <table:table-cell office:value-type="float" office:value="10878" table:style-name="ce124">
              <text:p>10878</text:p>
            </table:table-cell>
            <table:table-cell office:value-type="float" office:value="11492" table:style-name="ce124">
              <text:p>11492</text:p>
            </table:table-cell>
            <table:table-cell office:value-type="float" office:value="12294" table:style-name="ce124">
              <text:p>12294</text:p>
            </table:table-cell>
            <table:table-cell office:value-type="float" office:value="10582" table:style-name="ce124">
              <text:p>10582</text:p>
            </table:table-cell>
            <table:table-cell office:value-type="float" office:value="14342" table:style-name="ce124">
              <text:p>14342</text:p>
            </table:table-cell>
            <table:table-cell office:value-type="float" office:value="15878" table:style-name="ce123">
              <text:p>15878</text:p>
            </table:table-cell>
            <table:table-cell office:value-type="float" office:value="14555" table:style-name="ce123">
              <text:p>14555</text:p>
            </table:table-cell>
            <table:table-cell office:value-type="float" office:value="151846" table:formula="of:=SUM([.E14:.P14])" table:style-name="ce124">
              <text:p>151846</text:p>
            </table:table-cell>
            <table:table-cell table:number-columns-repeated="16367" table:style-name="ce126"/>
          </table:table-row>
          <table:table-row table:style-name="ro47">
            <table:table-cell office:value-type="float" office:value="11" table:style-name="ce119">
              <text:p>11</text:p>
            </table:table-cell>
            <table:table-cell office:value-type="string" table:style-name="ce123">
              <text:p>觀霧線</text:p>
            </table:table-cell>
            <table:table-cell office:value-type="string" table:style-name="ce123">
              <text:p>新竹縣政府</text:p>
            </table:table-cell>
            <table:table-cell office:value-type="string" table:style-name="ce121">
              <text:p>金牌客運</text:p>
            </table:table-cell>
            <table:table-cell office:value-type="float" office:value="1136" table:style-name="ce124">
              <text:p>1136</text:p>
            </table:table-cell>
            <table:table-cell office:value-type="float" office:value="1328" table:style-name="ce124">
              <text:p>1328</text:p>
            </table:table-cell>
            <table:table-cell office:value-type="float" office:value="2108" table:style-name="ce124">
              <text:p>2108</text:p>
            </table:table-cell>
            <table:table-cell office:value-type="float" office:value="1854" table:style-name="ce124">
              <text:p>1854</text:p>
            </table:table-cell>
            <table:table-cell office:value-type="float" office:value="1710" table:style-name="ce124">
              <text:p>1710</text:p>
            </table:table-cell>
            <table:table-cell office:value-type="float" office:value="1056" table:style-name="ce124">
              <text:p>1056</text:p>
            </table:table-cell>
            <table:table-cell office:value-type="float" office:value="1142" table:style-name="ce124">
              <text:p>1142</text:p>
            </table:table-cell>
            <table:table-cell office:value-type="float" office:value="1348" table:style-name="ce124">
              <text:p>1348</text:p>
            </table:table-cell>
            <table:table-cell office:value-type="float" office:value="1850" table:style-name="ce124">
              <text:p>1850</text:p>
            </table:table-cell>
            <table:table-cell office:value-type="float" office:value="2240" table:style-name="ce124">
              <text:p>2240</text:p>
            </table:table-cell>
            <table:table-cell office:value-type="float" office:value="2246" table:style-name="ce123">
              <text:p>2246</text:p>
            </table:table-cell>
            <table:table-cell office:value-type="float" office:value="1968" table:style-name="ce123">
              <text:p>1968</text:p>
            </table:table-cell>
            <table:table-cell office:value-type="float" office:value="19986" table:formula="of:=SUM([.E15:.P15])" table:style-name="ce124">
              <text:p>19986</text:p>
            </table:table-cell>
            <table:table-cell table:number-columns-repeated="16367" table:style-name="ce126"/>
          </table:table-row>
          <table:table-row table:style-name="ro47">
            <table:table-cell office:value-type="float" office:value="12" table:style-name="ce119">
              <text:p>12</text:p>
            </table:table-cell>
            <table:table-cell office:value-type="string" table:style-name="ce120">
              <text:p>南庄線</text:p>
            </table:table-cell>
            <table:table-cell office:value-type="string" table:style-name="ce120">
              <text:p>苗栗縣政府</text:p>
            </table:table-cell>
            <table:table-cell office:value-type="string" table:style-name="ce121">
              <text:p>苗栗客運</text:p>
            </table:table-cell>
            <table:table-cell office:value-type="float" office:value="3805" table:style-name="ce124">
              <text:p>3805</text:p>
            </table:table-cell>
            <table:table-cell office:value-type="float" office:value="2978" table:style-name="ce122">
              <text:p>2978</text:p>
            </table:table-cell>
            <table:table-cell office:value-type="float" office:value="2881" table:style-name="ce124">
              <text:p>2881</text:p>
            </table:table-cell>
            <table:table-cell office:value-type="float" office:value="4108" table:style-name="ce124">
              <text:p>4108</text:p>
            </table:table-cell>
            <table:table-cell office:value-type="float" office:value="3934" table:style-name="ce124">
              <text:p>3934</text:p>
            </table:table-cell>
            <table:table-cell office:value-type="float" office:value="3118" table:style-name="ce124">
              <text:p>3118</text:p>
            </table:table-cell>
            <table:table-cell office:value-type="float" office:value="3447" table:style-name="ce124">
              <text:p>3447</text:p>
            </table:table-cell>
            <table:table-cell office:value-type="float" office:value="3320" table:style-name="ce124">
              <text:p>3320</text:p>
            </table:table-cell>
            <table:table-cell office:value-type="float" office:value="2924" table:style-name="ce124">
              <text:p>2924</text:p>
            </table:table-cell>
            <table:table-cell office:value-type="float" office:value="3965" table:style-name="ce124">
              <text:p>3965</text:p>
            </table:table-cell>
            <table:table-cell office:value-type="float" office:value="3816" table:style-name="ce124">
              <text:p>3816</text:p>
            </table:table-cell>
            <table:table-cell office:value-type="float" office:value="4105" table:style-name="ce120">
              <text:p>4105</text:p>
            </table:table-cell>
            <table:table-cell office:value-type="float" office:value="42401" table:formula="of:=SUM([.E16:.P16])" table:style-name="ce124">
              <text:p>4240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13" table:style-name="ce119">
              <text:p>13</text:p>
            </table:table-cell>
            <table:table-cell office:value-type="string" table:style-name="ce123">
              <text:p>溪頭線台中出發</text:p>
            </table:table-cell>
            <table:table-cell office:value-type="string" table:style-name="ce123">
              <text:p>南投縣政府</text:p>
            </table:table-cell>
            <table:table-cell office:value-type="string" table:style-name="ce121">
              <text:p>員林客運 彰化客運 南投客運</text:p>
            </table:table-cell>
            <table:table-cell office:value-type="float" office:value="20437" table:style-name="ce124">
              <text:p>20437</text:p>
            </table:table-cell>
            <table:table-cell office:value-type="float" office:value="24352" table:style-name="ce122">
              <text:p>24352</text:p>
            </table:table-cell>
            <table:table-cell office:value-type="float" office:value="30226" table:style-name="ce124">
              <text:p>30226</text:p>
            </table:table-cell>
            <table:table-cell office:value-type="float" office:value="28288" table:style-name="ce124">
              <text:p>28288</text:p>
            </table:table-cell>
            <table:table-cell office:value-type="float" office:value="26496" table:style-name="ce124">
              <text:p>26496</text:p>
            </table:table-cell>
            <table:table-cell office:value-type="float" office:value="29157" table:style-name="ce124">
              <text:p>29157</text:p>
            </table:table-cell>
            <table:table-cell office:value-type="float" office:value="34340" table:style-name="ce124">
              <text:p>34340</text:p>
            </table:table-cell>
            <table:table-cell office:value-type="float" office:value="29328" table:style-name="ce124">
              <text:p>29328</text:p>
            </table:table-cell>
            <table:table-cell office:value-type="float" office:value="29709" table:style-name="ce124">
              <text:p>29709</text:p>
            </table:table-cell>
            <table:table-cell office:value-type="float" office:value="33597" table:style-name="ce124">
              <text:p>33597</text:p>
            </table:table-cell>
            <table:table-cell office:value-type="float" office:value="33408" table:style-name="ce123">
              <text:p>33408</text:p>
            </table:table-cell>
            <table:table-cell office:value-type="float" office:value="30236" table:style-name="ce123">
              <text:p>30236</text:p>
            </table:table-cell>
            <table:table-cell office:value-type="float" office:value="349574" table:formula="of:=SUM([.E17:.P17])" table:style-name="ce124">
              <text:p>349574</text:p>
            </table:table-cell>
            <table:table-cell table:style-name="ce117"/>
            <table:table-cell office:value-type="float" office:value="4" table:style-name="ce117">
              <text:p>4</text:p>
            </table:table-cell>
            <table:table-cell table:number-columns-repeated="1005" table:style-name="ce117"/>
            <table:table-cell table:number-columns-repeated="15360"/>
          </table:table-row>
          <table:table-row table:style-name="ro47">
            <table:table-cell office:value-type="float" office:value="14" table:style-name="ce119">
              <text:p>14</text:p>
            </table:table-cell>
            <table:table-cell office:value-type="string" table:style-name="ce120">
              <text:p>日月潭線直達</text:p>
            </table:table-cell>
            <table:table-cell office:value-type="string" table:style-name="ce120">
              <text:p>日月潭國家風景區管理處</text:p>
            </table:table-cell>
            <table:table-cell office:value-type="string" table:style-name="ce121">
              <text:p>南投客運</text:p>
            </table:table-cell>
            <table:table-cell office:value-type="float" office:value="13738" table:style-name="ce124">
              <text:p>13738</text:p>
            </table:table-cell>
            <table:table-cell office:value-type="float" office:value="15544" table:style-name="ce122">
              <text:p>15544</text:p>
            </table:table-cell>
            <table:table-cell office:value-type="float" office:value="15945" table:style-name="ce124">
              <text:p>15945</text:p>
            </table:table-cell>
            <table:table-cell office:value-type="float" office:value="16035" table:style-name="ce124">
              <text:p>16035</text:p>
            </table:table-cell>
            <table:table-cell office:value-type="float" office:value="13881" table:style-name="ce124">
              <text:p>13881</text:p>
            </table:table-cell>
            <table:table-cell office:value-type="float" office:value="12517" table:style-name="ce124">
              <text:p>12517</text:p>
            </table:table-cell>
            <table:table-cell office:value-type="float" office:value="12053" table:style-name="ce124">
              <text:p>12053</text:p>
            </table:table-cell>
            <table:table-cell office:value-type="float" office:value="12172" table:style-name="ce124">
              <text:p>12172</text:p>
            </table:table-cell>
            <table:table-cell office:value-type="float" office:value="12719" table:style-name="ce124">
              <text:p>12719</text:p>
            </table:table-cell>
            <table:table-cell office:value-type="float" office:value="15800" table:style-name="ce124">
              <text:p>15800</text:p>
            </table:table-cell>
            <table:table-cell office:value-type="float" office:value="16866" table:style-name="ce123">
              <text:p>16866</text:p>
            </table:table-cell>
            <table:table-cell office:value-type="float" office:value="18215" table:style-name="ce120">
              <text:p>18215</text:p>
            </table:table-cell>
            <table:table-cell office:value-type="float" office:value="175485" table:formula="of:=SUM([.E18:.P18])" table:style-name="ce124">
              <text:p>17548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15" table:style-name="ce119">
              <text:p>15</text:p>
            </table:table-cell>
            <table:table-cell office:value-type="string" table:style-name="ce120">
              <text:p>臺中時尚城中城線</text:p>
            </table:table-cell>
            <table:table-cell office:value-type="string" table:style-name="ce120">
              <text:p>臺中市政府</text:p>
            </table:table-cell>
            <table:table-cell office:value-type="string" table:style-name="ce121">
              <text:p>豐原客運 台中客運 全航客運</text:p>
            </table:table-cell>
            <table:table-cell office:value-type="float" office:value="14273" table:style-name="ce124">
              <text:p>14273</text:p>
            </table:table-cell>
            <table:table-cell office:value-type="float" office:value="15212" table:style-name="ce124">
              <text:p>15212</text:p>
            </table:table-cell>
            <table:table-cell office:value-type="float" office:value="14301" table:style-name="ce124">
              <text:p>14301</text:p>
            </table:table-cell>
            <table:table-cell office:value-type="float" office:value="17454" table:style-name="ce124">
              <text:p>17454</text:p>
            </table:table-cell>
            <table:table-cell office:value-type="float" office:value="16404" table:style-name="ce124">
              <text:p>16404</text:p>
            </table:table-cell>
            <table:table-cell office:value-type="float" office:value="17011" table:style-name="ce124">
              <text:p>17011</text:p>
            </table:table-cell>
            <table:table-cell office:value-type="float" office:value="18558" table:style-name="ce124">
              <text:p>18558</text:p>
            </table:table-cell>
            <table:table-cell office:value-type="float" office:value="19594" table:style-name="ce124">
              <text:p>19594</text:p>
            </table:table-cell>
            <table:table-cell office:value-type="float" office:value="17630" table:style-name="ce124">
              <text:p>17630</text:p>
            </table:table-cell>
            <table:table-cell office:value-type="float" office:value="19970" table:style-name="ce124">
              <text:p>19970</text:p>
            </table:table-cell>
            <table:table-cell office:value-type="float" office:value="17793" table:style-name="ce123">
              <text:p>17793</text:p>
            </table:table-cell>
            <table:table-cell office:value-type="float" office:value="20142" table:style-name="ce120">
              <text:p>20142</text:p>
            </table:table-cell>
            <table:table-cell office:value-type="float" office:value="208342" table:formula="of:=SUM([.E19:.P19])" table:style-name="ce124">
              <text:p>20834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16" table:style-name="ce119">
              <text:p>16</text:p>
            </table:table-cell>
            <table:table-cell office:value-type="string" table:style-name="ce124">
              <text:p>豐后線</text:p>
            </table:table-cell>
            <table:table-cell office:value-type="string" table:style-name="ce124">
              <text:p>臺中市政府</text:p>
            </table:table-cell>
            <table:table-cell office:value-type="string" table:style-name="ce122">
              <text:p>中台灣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435" table:style-name="ce124">
              <text:p>435</text:p>
            </table:table-cell>
            <table:table-cell office:value-type="float" office:value="582" table:style-name="ce124">
              <text:p>582</text:p>
            </table:table-cell>
            <table:table-cell office:value-type="float" office:value="514" table:style-name="ce124">
              <text:p>514</text:p>
            </table:table-cell>
            <table:table-cell office:value-type="float" office:value="791" table:style-name="ce124">
              <text:p>791</text:p>
            </table:table-cell>
            <table:table-cell office:value-type="float" office:value="676" table:style-name="ce124">
              <text:p>676</text:p>
            </table:table-cell>
            <table:table-cell office:value-type="float" office:value="988" table:style-name="ce124">
              <text:p>988</text:p>
            </table:table-cell>
            <table:table-cell office:value-type="float" office:value="3986" table:formula="of:=SUM([.E20:.P20])" table:style-name="ce124">
              <text:p>3986</text:p>
            </table:table-cell>
            <table:table-cell table:style-name="ce117"/>
            <table:table-cell office:value-type="float" office:value="1" table:style-name="ce117">
              <text:p>1</text:p>
            </table:table-cell>
            <table:table-cell table:number-columns-repeated="1005" table:style-name="ce117"/>
            <table:table-cell table:number-columns-repeated="15360"/>
          </table:table-row>
          <table:table-row table:style-name="ro47">
            <table:table-cell office:value-type="float" office:value="17" table:style-name="ce119">
              <text:p>17</text:p>
            </table:table-cell>
            <table:table-cell office:value-type="string" table:style-name="ce124">
              <text:p>跑水求財線</text:p>
            </table:table-cell>
            <table:table-cell office:value-type="string" table:style-name="ce124">
              <text:p>參山國家風景管理處</text:p>
            </table:table-cell>
            <table:table-cell office:value-type="string" table:style-name="ce121">
              <text:p>員林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145" table:style-name="ce124">
              <text:p>145</text:p>
            </table:table-cell>
            <table:table-cell office:value-type="float" office:value="1196" table:style-name="ce124">
              <text:p>1196</text:p>
            </table:table-cell>
            <table:table-cell office:value-type="float" office:value="1341" table:formula="of:=SUM([.E21:.P21])" table:style-name="ce124">
              <text:p>134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18" table:style-name="ce119">
              <text:p>18</text:p>
            </table:table-cell>
            <table:table-cell office:value-type="string" table:style-name="ce120">
              <text:p>日月潭線經埔里</text:p>
            </table:table-cell>
            <table:table-cell office:value-type="string" table:style-name="ce120">
              <text:p>日月潭國家風景區管理處</text:p>
            </table:table-cell>
            <table:table-cell office:value-type="string" table:style-name="ce121">
              <text:p>南投客運</text:p>
            </table:table-cell>
            <table:table-cell office:value-type="float" office:value="48958" table:style-name="ce124">
              <text:p>48958</text:p>
            </table:table-cell>
            <table:table-cell office:value-type="float" office:value="49390" table:style-name="ce122">
              <text:p>49390</text:p>
            </table:table-cell>
            <table:table-cell office:value-type="float" office:value="52850" table:style-name="ce124">
              <text:p>52850</text:p>
            </table:table-cell>
            <table:table-cell office:value-type="float" office:value="52254" table:style-name="ce124">
              <text:p>52254</text:p>
            </table:table-cell>
            <table:table-cell office:value-type="float" office:value="49012" table:style-name="ce124">
              <text:p>49012</text:p>
            </table:table-cell>
            <table:table-cell office:value-type="float" office:value="46873" table:style-name="ce124">
              <text:p>46873</text:p>
            </table:table-cell>
            <table:table-cell office:value-type="float" office:value="45546" table:style-name="ce124">
              <text:p>45546</text:p>
            </table:table-cell>
            <table:table-cell office:value-type="float" office:value="42982" table:style-name="ce124">
              <text:p>42982</text:p>
            </table:table-cell>
            <table:table-cell office:value-type="float" office:value="41955" table:style-name="ce124">
              <text:p>41955</text:p>
            </table:table-cell>
            <table:table-cell office:value-type="float" office:value="50374" table:style-name="ce124">
              <text:p>50374</text:p>
            </table:table-cell>
            <table:table-cell office:value-type="float" office:value="52713" table:style-name="ce123">
              <text:p>52713</text:p>
            </table:table-cell>
            <table:table-cell office:value-type="float" office:value="58337" table:style-name="ce120">
              <text:p>58337</text:p>
            </table:table-cell>
            <table:table-cell office:value-type="float" office:value="591244" table:formula="of:=SUM([.E22:.P22])" table:style-name="ce124">
              <text:p>591244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19" table:style-name="ce119">
              <text:p>19</text:p>
            </table:table-cell>
            <table:table-cell office:value-type="string" table:style-name="ce123">
              <text:p>日月潭線經中台禪寺</text:p>
            </table:table-cell>
            <table:table-cell office:value-type="string" table:style-name="ce120">
              <text:p>日月潭國家風景區管理處</text:p>
            </table:table-cell>
            <table:table-cell office:value-type="string" table:style-name="ce121">
              <text:p>南投客運</text:p>
            </table:table-cell>
            <table:table-cell office:value-type="float" office:value="682" table:style-name="ce124">
              <text:p>682</text:p>
            </table:table-cell>
            <table:table-cell office:value-type="float" office:value="658" table:style-name="ce122">
              <text:p>658</text:p>
            </table:table-cell>
            <table:table-cell office:value-type="float" office:value="450" table:style-name="ce124">
              <text:p>450</text:p>
            </table:table-cell>
            <table:table-cell office:value-type="float" office:value="926" table:style-name="ce124">
              <text:p>926</text:p>
            </table:table-cell>
            <table:table-cell office:value-type="float" office:value="386" table:style-name="ce124">
              <text:p>386</text:p>
            </table:table-cell>
            <table:table-cell office:value-type="float" office:value="520" table:style-name="ce124">
              <text:p>520</text:p>
            </table:table-cell>
            <table:table-cell office:value-type="float" office:value="498" table:style-name="ce124">
              <text:p>498</text:p>
            </table:table-cell>
            <table:table-cell office:value-type="float" office:value="371" table:style-name="ce124">
              <text:p>371</text:p>
            </table:table-cell>
            <table:table-cell office:value-type="float" office:value="454" table:style-name="ce124">
              <text:p>454</text:p>
            </table:table-cell>
            <table:table-cell office:value-type="float" office:value="838" table:style-name="ce124">
              <text:p>838</text:p>
            </table:table-cell>
            <table:table-cell office:value-type="float" office:value="662" table:style-name="ce123">
              <text:p>662</text:p>
            </table:table-cell>
            <table:table-cell office:value-type="float" office:value="866" table:style-name="ce120">
              <text:p>866</text:p>
            </table:table-cell>
            <table:table-cell office:value-type="float" office:value="7311" table:formula="of:=SUM([.E23:.P23])" table:style-name="ce124">
              <text:p>731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0" table:style-name="ce119">
              <text:p>20</text:p>
            </table:table-cell>
            <table:table-cell office:value-type="string" table:style-name="ce123">
              <text:p>埔里線</text:p>
            </table:table-cell>
            <table:table-cell office:value-type="string" table:style-name="ce120">
              <text:p>南投縣政府</text:p>
            </table:table-cell>
            <table:table-cell office:value-type="string" table:style-name="ce121">
              <text:p>南投客運</text:p>
            </table:table-cell>
            <table:table-cell office:value-type="float" office:value="9029" table:style-name="ce124">
              <text:p>9029</text:p>
            </table:table-cell>
            <table:table-cell office:value-type="float" office:value="8901" table:style-name="ce124">
              <text:p>8901</text:p>
            </table:table-cell>
            <table:table-cell office:value-type="float" office:value="10809" table:style-name="ce124">
              <text:p>10809</text:p>
            </table:table-cell>
            <table:table-cell office:value-type="float" office:value="10764" table:style-name="ce124">
              <text:p>10764</text:p>
            </table:table-cell>
            <table:table-cell office:value-type="float" office:value="9889" table:style-name="ce124">
              <text:p>9889</text:p>
            </table:table-cell>
            <table:table-cell office:value-type="float" office:value="9503" table:style-name="ce124">
              <text:p>9503</text:p>
            </table:table-cell>
            <table:table-cell office:value-type="float" office:value="10742" table:style-name="ce124">
              <text:p>10742</text:p>
            </table:table-cell>
            <table:table-cell office:value-type="float" office:value="10254" table:style-name="ce124">
              <text:p>10254</text:p>
            </table:table-cell>
            <table:table-cell office:value-type="float" office:value="13787" table:style-name="ce124">
              <text:p>13787</text:p>
            </table:table-cell>
            <table:table-cell office:value-type="float" office:value="13400" table:style-name="ce124">
              <text:p>13400</text:p>
            </table:table-cell>
            <table:table-cell office:value-type="float" office:value="11825" table:style-name="ce123">
              <text:p>11825</text:p>
            </table:table-cell>
            <table:table-cell office:value-type="float" office:value="12737" table:style-name="ce120">
              <text:p>12737</text:p>
            </table:table-cell>
            <table:table-cell office:value-type="float" office:value="131640" table:formula="of:=SUM([.E24:.P24])" table:style-name="ce124">
              <text:p>131640</text:p>
            </table:table-cell>
            <table:table-cell table:number-columns-repeated="1006" table:style-name="ce126"/>
            <table:table-cell table:number-columns-repeated="15361"/>
          </table:table-row>
          <table:table-row table:style-name="ro47">
            <table:table-cell office:value-type="float" office:value="21" table:style-name="ce119">
              <text:p>21</text:p>
            </table:table-cell>
            <table:table-cell office:value-type="string" table:style-name="ce123">
              <text:p>鹿港祈福線(含鹿港祈福A線)</text:p>
            </table:table-cell>
            <table:table-cell office:value-type="string" table:style-name="ce120">
              <text:p>彰化縣政府</text:p>
            </table:table-cell>
            <table:table-cell office:value-type="string" table:style-name="ce121">
              <text:p>彰化客運</text:p>
            </table:table-cell>
            <table:table-cell office:value-type="float" office:value="9675" table:style-name="ce124">
              <text:p>9675</text:p>
            </table:table-cell>
            <table:table-cell office:value-type="float" office:value="7867" table:style-name="ce122">
              <text:p>7867</text:p>
            </table:table-cell>
            <table:table-cell office:value-type="float" office:value="7700" table:style-name="ce124">
              <text:p>7700</text:p>
            </table:table-cell>
            <table:table-cell office:value-type="float" office:value="9243" table:style-name="ce124">
              <text:p>9243</text:p>
            </table:table-cell>
            <table:table-cell office:value-type="float" office:value="8024" table:style-name="ce124">
              <text:p>8024</text:p>
            </table:table-cell>
            <table:table-cell office:value-type="float" office:value="7708" table:style-name="ce124">
              <text:p>7708</text:p>
            </table:table-cell>
            <table:table-cell office:value-type="float" office:value="7773" table:style-name="ce124">
              <text:p>7773</text:p>
            </table:table-cell>
            <table:table-cell office:value-type="float" office:value="7542" table:style-name="ce124">
              <text:p>7542</text:p>
            </table:table-cell>
            <table:table-cell office:value-type="float" office:value="7728" table:style-name="ce124">
              <text:p>7728</text:p>
            </table:table-cell>
            <table:table-cell office:value-type="float" office:value="9809" table:style-name="ce124">
              <text:p>9809</text:p>
            </table:table-cell>
            <table:table-cell office:value-type="float" office:value="9835" table:style-name="ce123">
              <text:p>9835</text:p>
            </table:table-cell>
            <table:table-cell office:value-type="float" office:value="10505" table:style-name="ce120">
              <text:p>10505</text:p>
            </table:table-cell>
            <table:table-cell office:value-type="float" office:value="103409" table:formula="of:=SUM([.E25:.P25])" table:style-name="ce124">
              <text:p>103409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2" table:style-name="ce119">
              <text:p>22</text:p>
            </table:table-cell>
            <table:table-cell office:value-type="string" table:style-name="ce123">
              <text:p>溪頭線彰化出發</text:p>
            </table:table-cell>
            <table:table-cell office:value-type="string" table:style-name="ce123">
              <text:p>南投縣政府</text:p>
            </table:table-cell>
            <table:table-cell office:value-type="string" table:style-name="ce121">
              <text:p>員林客運</text:p>
            </table:table-cell>
            <table:table-cell office:value-type="float" office:value="812" table:style-name="ce124">
              <text:p>812</text:p>
            </table:table-cell>
            <table:table-cell office:value-type="float" office:value="1316" table:style-name="ce124">
              <text:p>1316</text:p>
            </table:table-cell>
            <table:table-cell office:value-type="float" office:value="1621" table:style-name="ce124">
              <text:p>1621</text:p>
            </table:table-cell>
            <table:table-cell office:value-type="float" office:value="1333" table:style-name="ce124">
              <text:p>1333</text:p>
            </table:table-cell>
            <table:table-cell office:value-type="float" office:value="1620" table:style-name="ce124">
              <text:p>1620</text:p>
            </table:table-cell>
            <table:table-cell office:value-type="float" office:value="1530" table:style-name="ce124">
              <text:p>1530</text:p>
            </table:table-cell>
            <table:table-cell office:value-type="float" office:value="1422" table:style-name="ce124">
              <text:p>1422</text:p>
            </table:table-cell>
            <table:table-cell office:value-type="float" office:value="1450" table:style-name="ce124">
              <text:p>1450</text:p>
            </table:table-cell>
            <table:table-cell office:value-type="float" office:value="1421" table:style-name="ce124">
              <text:p>1421</text:p>
            </table:table-cell>
            <table:table-cell office:value-type="float" office:value="1549" table:style-name="ce124">
              <text:p>1549</text:p>
            </table:table-cell>
            <table:table-cell office:value-type="float" office:value="1771" table:style-name="ce124">
              <text:p>1771</text:p>
            </table:table-cell>
            <table:table-cell office:value-type="float" office:value="1516" table:style-name="ce123">
              <text:p>1516</text:p>
            </table:table-cell>
            <table:table-cell office:value-type="float" office:value="17361" table:formula="of:=SUM([.E26:.P26])" table:style-name="ce124">
              <text:p>1736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3" table:style-name="ce119">
              <text:p>23</text:p>
            </table:table-cell>
            <table:table-cell office:value-type="string" table:style-name="ce123">
              <text:p>北港虎尾線</text:p>
            </table:table-cell>
            <table:table-cell office:value-type="string" table:style-name="ce120">
              <text:p>雲林縣政府</text:p>
            </table:table-cell>
            <table:table-cell office:value-type="string" table:style-name="ce121">
              <text:p>台西客運</text:p>
            </table:table-cell>
            <table:table-cell office:value-type="float" office:value="152" table:style-name="ce124">
              <text:p>152</text:p>
            </table:table-cell>
            <table:table-cell office:value-type="float" office:value="222" table:style-name="ce122">
              <text:p>222</text:p>
            </table:table-cell>
            <table:table-cell office:value-type="float" office:value="185" table:style-name="ce124">
              <text:p>185</text:p>
            </table:table-cell>
            <table:table-cell office:value-type="float" office:value="209" table:style-name="ce124">
              <text:p>209</text:p>
            </table:table-cell>
            <table:table-cell office:value-type="float" office:value="241" table:style-name="ce124">
              <text:p>241</text:p>
            </table:table-cell>
            <table:table-cell office:value-type="float" office:value="114" table:style-name="ce124">
              <text:p>114</text:p>
            </table:table-cell>
            <table:table-cell office:value-type="float" office:value="107" table:style-name="ce124">
              <text:p>107</text:p>
            </table:table-cell>
            <table:table-cell office:value-type="float" office:value="79" table:style-name="ce124">
              <text:p>79</text:p>
            </table:table-cell>
            <table:table-cell office:value-type="float" office:value="169" table:style-name="ce124">
              <text:p>169</text:p>
            </table:table-cell>
            <table:table-cell office:value-type="float" office:value="138" table:style-name="ce124">
              <text:p>138</text:p>
            </table:table-cell>
            <table:table-cell office:value-type="float" office:value="88" table:style-name="ce123">
              <text:p>88</text:p>
            </table:table-cell>
            <table:table-cell office:value-type="float" office:value="115" table:style-name="ce120">
              <text:p>115</text:p>
            </table:table-cell>
            <table:table-cell office:value-type="float" office:value="1819" table:formula="of:=SUM([.E27:.P27])" table:style-name="ce124">
              <text:p>1819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4" table:style-name="ce119">
              <text:p>24</text:p>
            </table:table-cell>
            <table:table-cell office:value-type="string" table:style-name="ce123">
              <text:p>斗六古坑線</text:p>
            </table:table-cell>
            <table:table-cell office:value-type="string" table:style-name="ce120">
              <text:p>雲林縣政府</text:p>
            </table:table-cell>
            <table:table-cell office:value-type="string" table:style-name="ce121">
              <text:p>嘉義客運</text:p>
            </table:table-cell>
            <table:table-cell office:value-type="float" office:value="1923" table:style-name="ce124">
              <text:p>1923</text:p>
            </table:table-cell>
            <table:table-cell office:value-type="float" office:value="2834" table:style-name="ce122">
              <text:p>2834</text:p>
            </table:table-cell>
            <table:table-cell office:value-type="float" office:value="1891" table:style-name="ce124">
              <text:p>1891</text:p>
            </table:table-cell>
            <table:table-cell office:value-type="float" office:value="4326" table:style-name="ce124">
              <text:p>4326</text:p>
            </table:table-cell>
            <table:table-cell office:value-type="float" office:value="1762" table:style-name="ce124">
              <text:p>1762</text:p>
            </table:table-cell>
            <table:table-cell office:value-type="float" office:value="3069" table:style-name="ce124">
              <text:p>3069</text:p>
            </table:table-cell>
            <table:table-cell office:value-type="float" office:value="3858" table:style-name="ce124">
              <text:p>3858</text:p>
            </table:table-cell>
            <table:table-cell office:value-type="float" office:value="3501" table:style-name="ce124">
              <text:p>3501</text:p>
            </table:table-cell>
            <table:table-cell office:value-type="float" office:value="2169" table:style-name="ce124">
              <text:p>2169</text:p>
            </table:table-cell>
            <table:table-cell office:value-type="float" office:value="2591" table:style-name="ce124">
              <text:p>2591</text:p>
            </table:table-cell>
            <table:table-cell office:value-type="float" office:value="2216" table:style-name="ce123">
              <text:p>2216</text:p>
            </table:table-cell>
            <table:table-cell office:value-type="float" office:value="2358" table:style-name="ce120">
              <text:p>2358</text:p>
            </table:table-cell>
            <table:table-cell office:value-type="float" office:value="32498" table:formula="of:=SUM([.E28:.P28])" table:style-name="ce124">
              <text:p>3249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5" table:style-name="ce119">
              <text:p>25</text:p>
            </table:table-cell>
            <table:table-cell office:value-type="string" table:style-name="ce123">
              <text:p>雲林草嶺線</text:p>
            </table:table-cell>
            <table:table-cell office:value-type="string" table:style-name="ce120">
              <text:p>雲林縣政府</text:p>
            </table:table-cell>
            <table:table-cell office:value-type="string" table:style-name="ce121">
              <text:p>台西客運</text:p>
            </table:table-cell>
            <table:table-cell office:value-type="float" office:value="261" table:style-name="ce124">
              <text:p>261</text:p>
            </table:table-cell>
            <table:table-cell office:value-type="float" office:value="2223" table:style-name="ce122">
              <text:p>2223</text:p>
            </table:table-cell>
            <table:table-cell office:value-type="float" office:value="1185" table:style-name="ce124">
              <text:p>1185</text:p>
            </table:table-cell>
            <table:table-cell office:value-type="float" office:value="698" table:style-name="ce124">
              <text:p>698</text:p>
            </table:table-cell>
            <table:table-cell office:value-type="float" office:value="342" table:style-name="ce124">
              <text:p>342</text:p>
            </table:table-cell>
            <table:table-cell office:value-type="float" office:value="312" table:style-name="ce124">
              <text:p>312</text:p>
            </table:table-cell>
            <table:table-cell office:value-type="float" office:value="386" table:style-name="ce124">
              <text:p>386</text:p>
            </table:table-cell>
            <table:table-cell office:value-type="float" office:value="274" table:style-name="ce124">
              <text:p>274</text:p>
            </table:table-cell>
            <table:table-cell office:value-type="float" office:value="349" table:style-name="ce124">
              <text:p>349</text:p>
            </table:table-cell>
            <table:table-cell office:value-type="float" office:value="569" table:style-name="ce124">
              <text:p>569</text:p>
            </table:table-cell>
            <table:table-cell office:value-type="float" office:value="553" table:style-name="ce123">
              <text:p>553</text:p>
            </table:table-cell>
            <table:table-cell office:value-type="float" office:value="383" table:style-name="ce120">
              <text:p>383</text:p>
            </table:table-cell>
            <table:table-cell office:value-type="float" office:value="7535" table:formula="of:=SUM([.E29:.P29])" table:style-name="ce124">
              <text:p>753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6" table:style-name="ce119">
              <text:p>26</text:p>
            </table:table-cell>
            <table:table-cell office:value-type="string" table:style-name="ce123">
              <text:p>車埕線</text:p>
            </table:table-cell>
            <table:table-cell office:value-type="string" table:style-name="ce120">
              <text:p>日月潭國家風景區管理處</text:p>
            </table:table-cell>
            <table:table-cell office:value-type="string" table:style-name="ce121">
              <text:p>南投客運</text:p>
            </table:table-cell>
            <table:table-cell office:value-type="float" office:value="1549" table:style-name="ce124">
              <text:p>1549</text:p>
            </table:table-cell>
            <table:table-cell office:value-type="float" office:value="1602" table:style-name="ce122">
              <text:p>1602</text:p>
            </table:table-cell>
            <table:table-cell office:value-type="float" office:value="1283" table:style-name="ce124">
              <text:p>1283</text:p>
            </table:table-cell>
            <table:table-cell office:value-type="float" office:value="1502" table:style-name="ce124">
              <text:p>1502</text:p>
            </table:table-cell>
            <table:table-cell office:value-type="float" office:value="1176" table:style-name="ce124">
              <text:p>1176</text:p>
            </table:table-cell>
            <table:table-cell office:value-type="float" office:value="1538" table:style-name="ce124">
              <text:p>1538</text:p>
            </table:table-cell>
            <table:table-cell office:value-type="float" office:value="1403" table:style-name="ce124">
              <text:p>1403</text:p>
            </table:table-cell>
            <table:table-cell office:value-type="float" office:value="1469" table:style-name="ce124">
              <text:p>1469</text:p>
            </table:table-cell>
            <table:table-cell office:value-type="float" office:value="1396" table:style-name="ce124">
              <text:p>1396</text:p>
            </table:table-cell>
            <table:table-cell office:value-type="float" office:value="1889" table:style-name="ce124">
              <text:p>1889</text:p>
            </table:table-cell>
            <table:table-cell office:value-type="float" office:value="1966" table:style-name="ce123">
              <text:p>1966</text:p>
            </table:table-cell>
            <table:table-cell office:value-type="float" office:value="2335" table:style-name="ce120">
              <text:p>2335</text:p>
            </table:table-cell>
            <table:table-cell office:value-type="float" office:value="19108" table:formula="of:=SUM([.E30:.P30])" table:style-name="ce124">
              <text:p>1910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7" table:style-name="ce119">
              <text:p>27</text:p>
            </table:table-cell>
            <table:table-cell office:value-type="string" table:style-name="ce123">
              <text:p>東埔線</text:p>
            </table:table-cell>
            <table:table-cell office:value-type="string" table:style-name="ce120">
              <text:p>南投縣政府</text:p>
            </table:table-cell>
            <table:table-cell office:value-type="string" table:style-name="ce121">
              <text:p>員林客運</text:p>
            </table:table-cell>
            <table:table-cell office:value-type="float" office:value="5025" table:style-name="ce124">
              <text:p>5025</text:p>
            </table:table-cell>
            <table:table-cell office:value-type="float" office:value="5838" table:style-name="ce122">
              <text:p>5838</text:p>
            </table:table-cell>
            <table:table-cell office:value-type="float" office:value="5233" table:style-name="ce124">
              <text:p>5233</text:p>
            </table:table-cell>
            <table:table-cell office:value-type="float" office:value="4994" table:style-name="ce124">
              <text:p>4994</text:p>
            </table:table-cell>
            <table:table-cell office:value-type="float" office:value="5224" table:style-name="ce124">
              <text:p>5224</text:p>
            </table:table-cell>
            <table:table-cell office:value-type="float" office:value="4840" table:style-name="ce124">
              <text:p>4840</text:p>
            </table:table-cell>
            <table:table-cell office:value-type="float" office:value="4195" table:style-name="ce124">
              <text:p>4195</text:p>
            </table:table-cell>
            <table:table-cell office:value-type="float" office:value="4052" table:style-name="ce124">
              <text:p>4052</text:p>
            </table:table-cell>
            <table:table-cell office:value-type="float" office:value="3836" table:style-name="ce124">
              <text:p>3836</text:p>
            </table:table-cell>
            <table:table-cell office:value-type="float" office:value="4898" table:style-name="ce124">
              <text:p>4898</text:p>
            </table:table-cell>
            <table:table-cell office:value-type="float" office:value="4785" table:style-name="ce124">
              <text:p>4785</text:p>
            </table:table-cell>
            <table:table-cell office:value-type="float" office:value="5615" table:style-name="ce120">
              <text:p>5615</text:p>
            </table:table-cell>
            <table:table-cell office:value-type="float" office:value="58535" table:formula="of:=SUM([.E31:.P31])" table:style-name="ce124">
              <text:p>5853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8" table:style-name="ce119">
              <text:p>28</text:p>
            </table:table-cell>
            <table:table-cell office:value-type="string" table:style-name="ce123">
              <text:p>清境線</text:p>
            </table:table-cell>
            <table:table-cell office:value-type="string" table:style-name="ce123">
              <text:p>南投縣政府</text:p>
            </table:table-cell>
            <table:table-cell office:value-type="string" table:style-name="ce121">
              <text:p>南投客運</text:p>
            </table:table-cell>
            <table:table-cell office:value-type="float" office:value="11803" table:style-name="ce124">
              <text:p>11803</text:p>
            </table:table-cell>
            <table:table-cell office:value-type="float" office:value="12141" table:style-name="ce122">
              <text:p>12141</text:p>
            </table:table-cell>
            <table:table-cell office:value-type="float" office:value="16146" table:style-name="ce124">
              <text:p>16146</text:p>
            </table:table-cell>
            <table:table-cell office:value-type="float" office:value="13422" table:style-name="ce124">
              <text:p>13422</text:p>
            </table:table-cell>
            <table:table-cell office:value-type="float" office:value="11991" table:style-name="ce124">
              <text:p>11991</text:p>
            </table:table-cell>
            <table:table-cell office:value-type="float" office:value="12490" table:style-name="ce124">
              <text:p>12490</text:p>
            </table:table-cell>
            <table:table-cell office:value-type="float" office:value="13701" table:style-name="ce124">
              <text:p>13701</text:p>
            </table:table-cell>
            <table:table-cell office:value-type="float" office:value="4792" table:style-name="ce124">
              <text:p>4792</text:p>
            </table:table-cell>
            <table:table-cell office:value-type="float" office:value="8407" table:style-name="ce124">
              <text:p>8407</text:p>
            </table:table-cell>
            <table:table-cell office:value-type="float" office:value="11811" table:style-name="ce124">
              <text:p>11811</text:p>
            </table:table-cell>
            <table:table-cell office:value-type="float" office:value="12872" table:style-name="ce123">
              <text:p>12872</text:p>
            </table:table-cell>
            <table:table-cell office:value-type="float" office:value="14600" table:style-name="ce123">
              <text:p>14600</text:p>
            </table:table-cell>
            <table:table-cell office:value-type="float" office:value="144176" table:formula="of:=SUM([.E32:.P32])" table:style-name="ce124">
              <text:p>144176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29" table:style-name="ce119">
              <text:p>29</text:p>
            </table:table-cell>
            <table:table-cell office:value-type="string" table:style-name="ce123">
              <text:p>集集線</text:p>
            </table:table-cell>
            <table:table-cell office:value-type="string" table:style-name="ce123">
              <text:p>南投縣政府</text:p>
            </table:table-cell>
            <table:table-cell office:value-type="string" table:style-name="ce121">
              <text:p>總達客運</text:p>
            </table:table-cell>
            <table:table-cell office:value-type="float" office:value="1177" table:style-name="ce124">
              <text:p>1177</text:p>
            </table:table-cell>
            <table:table-cell office:value-type="float" office:value="1003" table:style-name="ce124">
              <text:p>1003</text:p>
            </table:table-cell>
            <table:table-cell office:value-type="float" office:value="1143" table:style-name="ce124">
              <text:p>1143</text:p>
            </table:table-cell>
            <table:table-cell office:value-type="float" office:value="1195" table:style-name="ce124">
              <text:p>1195</text:p>
            </table:table-cell>
            <table:table-cell office:value-type="float" office:value="1166" table:style-name="ce124">
              <text:p>1166</text:p>
            </table:table-cell>
            <table:table-cell office:value-type="float" office:value="1315" table:style-name="ce124">
              <text:p>1315</text:p>
            </table:table-cell>
            <table:table-cell office:value-type="float" office:value="1217" table:style-name="ce124">
              <text:p>1217</text:p>
            </table:table-cell>
            <table:table-cell office:value-type="float" office:value="1365" table:style-name="ce124">
              <text:p>1365</text:p>
            </table:table-cell>
            <table:table-cell office:value-type="float" office:value="1325" table:style-name="ce124">
              <text:p>1325</text:p>
            </table:table-cell>
            <table:table-cell office:value-type="float" office:value="1593" table:style-name="ce124">
              <text:p>1593</text:p>
            </table:table-cell>
            <table:table-cell office:value-type="float" office:value="1590" table:style-name="ce124">
              <text:p>1590</text:p>
            </table:table-cell>
            <table:table-cell office:value-type="float" office:value="1648" table:style-name="ce123">
              <text:p>1648</text:p>
            </table:table-cell>
            <table:table-cell office:value-type="float" office:value="15737" table:formula="of:=SUM([.E33:.P33])" table:style-name="ce124">
              <text:p>15737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0" table:style-name="ce119">
              <text:p>30</text:p>
            </table:table-cell>
            <table:table-cell office:value-type="string" table:style-name="ce123">
              <text:p>日月潭溪頭線</text:p>
            </table:table-cell>
            <table:table-cell office:value-type="string" table:style-name="ce124">
              <text:p>南投縣政府</text:p>
            </table:table-cell>
            <table:table-cell office:value-type="string" table:style-name="ce122">
              <text:p>南投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2823" table:style-name="ce124">
              <text:p>2823</text:p>
            </table:table-cell>
            <table:table-cell office:value-type="float" office:value="2692" table:style-name="ce124">
              <text:p>2692</text:p>
            </table:table-cell>
            <table:table-cell office:value-type="float" office:value="3417" table:style-name="ce124">
              <text:p>3417</text:p>
            </table:table-cell>
            <table:table-cell office:value-type="float" office:value="3756" table:style-name="ce124">
              <text:p>3756</text:p>
            </table:table-cell>
            <table:table-cell office:value-type="float" office:value="3378" table:style-name="ce124">
              <text:p>3378</text:p>
            </table:table-cell>
            <table:table-cell office:value-type="float" office:value="16066" table:formula="of:=SUM([.E34:.P34])" table:style-name="ce124">
              <text:p>16066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1" table:style-name="ce119">
              <text:p>31</text:p>
            </table:table-cell>
            <table:table-cell office:value-type="string" table:style-name="ce123">
              <text:p>瑞龍瀑布線</text:p>
            </table:table-cell>
            <table:table-cell office:value-type="string" table:style-name="ce124">
              <text:p>南投縣政府</text:p>
            </table:table-cell>
            <table:table-cell office:value-type="string" table:style-name="ce122">
              <text:p>員林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116" table:style-name="ce124">
              <text:p>116</text:p>
            </table:table-cell>
            <table:table-cell office:value-type="float" office:value="109" table:style-name="ce124">
              <text:p>109</text:p>
            </table:table-cell>
            <table:table-cell office:value-type="float" office:value="169" table:style-name="ce124">
              <text:p>169</text:p>
            </table:table-cell>
            <table:table-cell office:value-type="float" office:value="69" table:style-name="ce124">
              <text:p>69</text:p>
            </table:table-cell>
            <table:table-cell office:value-type="float" office:value="149" table:style-name="ce124">
              <text:p>149</text:p>
            </table:table-cell>
            <table:table-cell office:value-type="float" office:value="612" table:formula="of:=SUM([.E35:.P35])" table:style-name="ce124">
              <text:p>61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2" table:style-name="ce119">
              <text:p>32</text:p>
            </table:table-cell>
            <table:table-cell office:value-type="string" table:style-name="ce123">
              <text:p>雙龍線</text:p>
            </table:table-cell>
            <table:table-cell office:value-type="string" table:style-name="ce123">
              <text:p>南投縣政府</text:p>
            </table:table-cell>
            <table:table-cell office:value-type="string" table:style-name="ce121">
              <text:p>豐榮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627" table:style-name="ce124">
              <text:p>627</text:p>
            </table:table-cell>
            <table:table-cell office:value-type="float" office:value="1284" table:style-name="ce124">
              <text:p>1284</text:p>
            </table:table-cell>
            <table:table-cell office:value-type="float" office:value="1292" table:style-name="ce124">
              <text:p>1292</text:p>
            </table:table-cell>
            <table:table-cell office:value-type="float" office:value="1467" table:style-name="ce124">
              <text:p>1467</text:p>
            </table:table-cell>
            <table:table-cell office:value-type="float" office:value="1436" table:style-name="ce124">
              <text:p>1436</text:p>
            </table:table-cell>
            <table:table-cell office:value-type="float" office:value="6106" table:formula="of:=SUM([.E36:.P36])" table:style-name="ce124">
              <text:p>6106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3" table:style-name="ce119">
              <text:p>33</text:p>
            </table:table-cell>
            <table:table-cell office:value-type="string" table:style-name="ce123">
              <text:p>日月潭阿里山線</text:p>
            </table:table-cell>
            <table:table-cell office:value-type="string" table:style-name="ce120">
              <text:p>日月潭國家風景區管理處</text:p>
            </table:table-cell>
            <table:table-cell office:value-type="string" table:style-name="ce121">
              <text:p>南投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1254" table:style-name="ce124">
              <text:p>1254</text:p>
            </table:table-cell>
            <table:table-cell office:value-type="float" office:value="1254" table:formula="of:=SUM([.E37:.P37])" table:style-name="ce124">
              <text:p>1254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4" table:style-name="ce119">
              <text:p>34</text:p>
            </table:table-cell>
            <table:table-cell office:value-type="string" table:style-name="ce123">
              <text:p>88府城巡迴線</text:p>
            </table:table-cell>
            <table:table-cell office:value-type="string" table:style-name="ce120">
              <text:p>臺南市政府</text:p>
            </table:table-cell>
            <table:table-cell office:value-type="string" table:style-name="ce121">
              <text:p>府城客運</text:p>
            </table:table-cell>
            <table:table-cell office:value-type="float" office:value="1486" table:style-name="ce124">
              <text:p>1486</text:p>
            </table:table-cell>
            <table:table-cell office:value-type="float" office:value="1012" table:style-name="ce122">
              <text:p>1012</text:p>
            </table:table-cell>
            <table:table-cell office:value-type="float" office:value="799" table:style-name="ce124">
              <text:p>799</text:p>
            </table:table-cell>
            <table:table-cell office:value-type="float" office:value="1253" table:style-name="ce124">
              <text:p>1253</text:p>
            </table:table-cell>
            <table:table-cell office:value-type="float" office:value="583" table:style-name="ce124">
              <text:p>583</text:p>
            </table:table-cell>
            <table:table-cell office:value-type="float" office:value="875" table:style-name="ce124">
              <text:p>875</text:p>
            </table:table-cell>
            <table:table-cell office:value-type="float" office:value="692" table:style-name="ce124">
              <text:p>692</text:p>
            </table:table-cell>
            <table:table-cell office:value-type="float" office:value="726" table:style-name="ce124">
              <text:p>726</text:p>
            </table:table-cell>
            <table:table-cell office:value-type="float" office:value="607" table:style-name="ce124">
              <text:p>607</text:p>
            </table:table-cell>
            <table:table-cell office:value-type="float" office:value="991" table:style-name="ce124">
              <text:p>991</text:p>
            </table:table-cell>
            <table:table-cell office:value-type="float" office:value="574" table:style-name="ce123">
              <text:p>574</text:p>
            </table:table-cell>
            <table:table-cell office:value-type="float" office:value="737" table:style-name="ce120">
              <text:p>737</text:p>
            </table:table-cell>
            <table:table-cell office:value-type="float" office:value="10335" table:formula="of:=SUM([.E38:.P38])" table:style-name="ce124">
              <text:p>10335</text:p>
            </table:table-cell>
            <table:table-cell table:number-columns-repeated="1006" table:style-name="ce126"/>
            <table:table-cell table:number-columns-repeated="15361"/>
          </table:table-row>
          <table:table-row table:style-name="ro47">
            <table:table-cell office:value-type="float" office:value="35" table:style-name="ce119">
              <text:p>35</text:p>
            </table:table-cell>
            <table:table-cell office:value-type="string" table:style-name="ce123">
              <text:p>99安平台江線</text:p>
            </table:table-cell>
            <table:table-cell office:value-type="string" table:style-name="ce120">
              <text:p>臺南市政府</text:p>
            </table:table-cell>
            <table:table-cell office:value-type="string" table:style-name="ce121">
              <text:p>府城客運</text:p>
            </table:table-cell>
            <table:table-cell office:value-type="float" office:value="6789" table:style-name="ce124">
              <text:p>6789</text:p>
            </table:table-cell>
            <table:table-cell office:value-type="float" office:value="5977" table:style-name="ce122">
              <text:p>5977</text:p>
            </table:table-cell>
            <table:table-cell office:value-type="float" office:value="4905" table:style-name="ce124">
              <text:p>4905</text:p>
            </table:table-cell>
            <table:table-cell office:value-type="float" office:value="6655" table:style-name="ce124">
              <text:p>6655</text:p>
            </table:table-cell>
            <table:table-cell office:value-type="float" office:value="2952" table:style-name="ce124">
              <text:p>2952</text:p>
            </table:table-cell>
            <table:table-cell office:value-type="float" office:value="4652" table:style-name="ce124">
              <text:p>4652</text:p>
            </table:table-cell>
            <table:table-cell office:value-type="float" office:value="3263" table:style-name="ce124">
              <text:p>3263</text:p>
            </table:table-cell>
            <table:table-cell office:value-type="float" office:value="3645" table:style-name="ce124">
              <text:p>3645</text:p>
            </table:table-cell>
            <table:table-cell office:value-type="float" office:value="2457" table:style-name="ce124">
              <text:p>2457</text:p>
            </table:table-cell>
            <table:table-cell office:value-type="float" office:value="5739" table:style-name="ce124">
              <text:p>5739</text:p>
            </table:table-cell>
            <table:table-cell office:value-type="float" office:value="4256" table:style-name="ce123">
              <text:p>4256</text:p>
            </table:table-cell>
            <table:table-cell office:value-type="float" office:value="5358" table:style-name="ce120">
              <text:p>5358</text:p>
            </table:table-cell>
            <table:table-cell office:value-type="float" office:value="56648" table:formula="of:=SUM([.E39:.P39])" table:style-name="ce124">
              <text:p>5664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6" table:style-name="ce119">
              <text:p>36</text:p>
            </table:table-cell>
            <table:table-cell office:value-type="string" table:style-name="ce120">
              <text:p>山博行線</text:p>
            </table:table-cell>
            <table:table-cell office:value-type="string" table:style-name="ce120">
              <text:p>臺南市政府</text:p>
            </table:table-cell>
            <table:table-cell office:value-type="string" table:style-name="ce121">
              <text:p>興南客運</text:p>
            </table:table-cell>
            <table:table-cell office:value-type="float" office:value="166" table:style-name="ce124">
              <text:p>166</text:p>
            </table:table-cell>
            <table:table-cell office:value-type="float" office:value="179" table:style-name="ce122">
              <text:p>179</text:p>
            </table:table-cell>
            <table:table-cell office:value-type="float" office:value="71" table:style-name="ce124">
              <text:p>71</text:p>
            </table:table-cell>
            <table:table-cell office:value-type="float" office:value="150" table:style-name="ce124">
              <text:p>150</text:p>
            </table:table-cell>
            <table:table-cell office:value-type="float" office:value="66" table:style-name="ce124">
              <text:p>66</text:p>
            </table:table-cell>
            <table:table-cell office:value-type="float" office:value="106" table:style-name="ce124">
              <text:p>106</text:p>
            </table:table-cell>
            <table:table-cell office:value-type="float" office:value="119" table:style-name="ce124">
              <text:p>119</text:p>
            </table:table-cell>
            <table:table-cell office:value-type="float" office:value="140" table:style-name="ce124">
              <text:p>140</text:p>
            </table:table-cell>
            <table:table-cell office:value-type="float" office:value="147" table:style-name="ce124">
              <text:p>147</text:p>
            </table:table-cell>
            <table:table-cell office:value-type="float" office:value="222" table:style-name="ce124">
              <text:p>222</text:p>
            </table:table-cell>
            <table:table-cell office:value-type="float" office:value="176" table:style-name="ce123">
              <text:p>176</text:p>
            </table:table-cell>
            <table:table-cell office:value-type="float" office:value="113" table:style-name="ce120">
              <text:p>113</text:p>
            </table:table-cell>
            <table:table-cell office:value-type="float" office:value="1655" table:formula="of:=SUM([.E40:.P40])" table:style-name="ce124">
              <text:p>165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7" table:style-name="ce119">
              <text:p>37</text:p>
            </table:table-cell>
            <table:table-cell office:value-type="string" table:style-name="ce120">
              <text:p>關子嶺線</text:p>
            </table:table-cell>
            <table:table-cell office:value-type="string" table:style-name="ce120">
              <text:p>西拉雅國家風景區管理處</text:p>
            </table:table-cell>
            <table:table-cell office:value-type="string" table:style-name="ce121">
              <text:p>新營客運</text:p>
            </table:table-cell>
            <table:table-cell office:value-type="float" office:value="815" table:style-name="ce124">
              <text:p>815</text:p>
            </table:table-cell>
            <table:table-cell office:value-type="float" office:value="628" table:style-name="ce122">
              <text:p>628</text:p>
            </table:table-cell>
            <table:table-cell office:value-type="float" office:value="579" table:style-name="ce124">
              <text:p>579</text:p>
            </table:table-cell>
            <table:table-cell office:value-type="float" office:value="929" table:style-name="ce124">
              <text:p>929</text:p>
            </table:table-cell>
            <table:table-cell office:value-type="float" office:value="449" table:style-name="ce124">
              <text:p>449</text:p>
            </table:table-cell>
            <table:table-cell office:value-type="float" office:value="522" table:style-name="ce124">
              <text:p>522</text:p>
            </table:table-cell>
            <table:table-cell office:value-type="float" office:value="565" table:style-name="ce124">
              <text:p>565</text:p>
            </table:table-cell>
            <table:table-cell office:value-type="float" office:value="1130" table:style-name="ce124">
              <text:p>1130</text:p>
            </table:table-cell>
            <table:table-cell office:value-type="float" office:value="976" table:style-name="ce124">
              <text:p>976</text:p>
            </table:table-cell>
            <table:table-cell office:value-type="float" office:value="1257" table:style-name="ce124">
              <text:p>1257</text:p>
            </table:table-cell>
            <table:table-cell office:value-type="float" office:value="1239" table:style-name="ce123">
              <text:p>1239</text:p>
            </table:table-cell>
            <table:table-cell office:value-type="float" office:value="1746" table:style-name="ce120">
              <text:p>1746</text:p>
            </table:table-cell>
            <table:table-cell office:value-type="float" office:value="10835" table:formula="of:=SUM([.E41:.P41])" table:style-name="ce124">
              <text:p>1083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8" table:style-name="ce119">
              <text:p>38</text:p>
            </table:table-cell>
            <table:table-cell office:value-type="string" table:style-name="ce123">
              <text:p>西濱快線</text:p>
            </table:table-cell>
            <table:table-cell office:value-type="string" table:style-name="ce123">
              <text:p>雲嘉南濱海國家風景區管理處</text:p>
            </table:table-cell>
            <table:table-cell office:value-type="string" table:style-name="ce121">
              <text:p>新營客運</text:p>
            </table:table-cell>
            <table:table-cell office:value-type="float" office:value="443" table:style-name="ce124">
              <text:p>443</text:p>
            </table:table-cell>
            <table:table-cell office:value-type="float" office:value="195" table:style-name="ce122">
              <text:p>195</text:p>
            </table:table-cell>
            <table:table-cell office:value-type="float" office:value="150" table:style-name="ce124">
              <text:p>150</text:p>
            </table:table-cell>
            <table:table-cell office:value-type="float" office:value="331" table:style-name="ce124">
              <text:p>331</text:p>
            </table:table-cell>
            <table:table-cell office:value-type="float" office:value="168" table:style-name="ce124">
              <text:p>168</text:p>
            </table:table-cell>
            <table:table-cell office:value-type="float" office:value="233" table:style-name="ce124">
              <text:p>233</text:p>
            </table:table-cell>
            <table:table-cell office:value-type="float" office:value="273" table:style-name="ce124">
              <text:p>273</text:p>
            </table:table-cell>
            <table:table-cell office:value-type="float" office:value="214" table:style-name="ce124">
              <text:p>214</text:p>
            </table:table-cell>
            <table:table-cell office:value-type="float" office:value="143" table:style-name="ce124">
              <text:p>143</text:p>
            </table:table-cell>
            <table:table-cell office:value-type="float" office:value="287" table:style-name="ce124">
              <text:p>287</text:p>
            </table:table-cell>
            <table:table-cell office:value-type="float" office:value="149" table:style-name="ce123">
              <text:p>149</text:p>
            </table:table-cell>
            <table:table-cell office:value-type="float" office:value="274" table:style-name="ce123">
              <text:p>274</text:p>
            </table:table-cell>
            <table:table-cell office:value-type="float" office:value="2860" table:formula="of:=SUM([.E42:.P42])" table:style-name="ce124">
              <text:p>2860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39" table:style-name="ce119">
              <text:p>39</text:p>
            </table:table-cell>
            <table:table-cell office:value-type="string" table:style-name="ce128">
              <text:p>養嘉湖口線(未開行)</text:p>
            </table:table-cell>
            <table:table-cell office:value-type="string" table:style-name="ce128">
              <text:p>雲嘉南濱海國家風景區管理處</text:p>
            </table:table-cell>
            <table:table-cell table:style-name="ce129"/>
            <table:table-cell table:style-name="ce128"/>
            <table:table-cell table:style-name="ce129"/>
            <table:table-cell table:number-columns-repeated="10" table:style-name="ce128"/>
            <table:table-cell office:value-type="float" office:value="0" table:formula="of:=SUM([.E43:.P43])" table:style-name="ce124">
              <text:p>0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0" table:style-name="ce119">
              <text:p>40</text:p>
            </table:table-cell>
            <table:table-cell office:value-type="string" table:style-name="ce120">
              <text:p>菱波官田線</text:p>
            </table:table-cell>
            <table:table-cell office:value-type="string" table:style-name="ce120">
              <text:p>西拉雅國家風景區管理處</text:p>
            </table:table-cell>
            <table:table-cell office:value-type="string" table:style-name="ce121">
              <text:p>新營客運</text:p>
            </table:table-cell>
            <table:table-cell office:value-type="float" office:value="73" table:style-name="ce124">
              <text:p>73</text:p>
            </table:table-cell>
            <table:table-cell office:value-type="float" office:value="52" table:style-name="ce124">
              <text:p>52</text:p>
            </table:table-cell>
            <table:table-cell office:value-type="float" office:value="27" table:style-name="ce124">
              <text:p>27</text:p>
            </table:table-cell>
            <table:table-cell office:value-type="float" office:value="147" table:style-name="ce124">
              <text:p>147</text:p>
            </table:table-cell>
            <table:table-cell office:value-type="float" office:value="51" table:style-name="ce124">
              <text:p>51</text:p>
            </table:table-cell>
            <table:table-cell office:value-type="float" office:value="96" table:style-name="ce124">
              <text:p>96</text:p>
            </table:table-cell>
            <table:table-cell office:value-type="float" office:value="74" table:style-name="ce124">
              <text:p>74</text:p>
            </table:table-cell>
            <table:table-cell office:value-type="float" office:value="291" table:style-name="ce124">
              <text:p>291</text:p>
            </table:table-cell>
            <table:table-cell office:value-type="float" office:value="148" table:style-name="ce124">
              <text:p>148</text:p>
            </table:table-cell>
            <table:table-cell office:value-type="float" office:value="310" table:style-name="ce124">
              <text:p>310</text:p>
            </table:table-cell>
            <table:table-cell office:value-type="float" office:value="687" table:style-name="ce123">
              <text:p>687</text:p>
            </table:table-cell>
            <table:table-cell office:value-type="float" office:value="285" table:style-name="ce120">
              <text:p>285</text:p>
            </table:table-cell>
            <table:table-cell office:value-type="float" office:value="2241" table:formula="of:=SUM([.E44:.P44])" table:style-name="ce124">
              <text:p>224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1" table:style-name="ce119">
              <text:p>41</text:p>
            </table:table-cell>
            <table:table-cell office:value-type="string" table:style-name="ce120">
              <text:p>阿里山線A</text:p>
            </table:table-cell>
            <table:table-cell office:value-type="string" table:style-name="ce120">
              <text:p>阿里山國家風景區管理處</text:p>
            </table:table-cell>
            <table:table-cell office:value-type="string" table:style-name="ce121">
              <text:p>嘉義縣公車處</text:p>
            </table:table-cell>
            <table:table-cell office:value-type="float" office:value="4935" table:style-name="ce124">
              <text:p>4935</text:p>
            </table:table-cell>
            <table:table-cell office:value-type="float" office:value="5039" table:style-name="ce122">
              <text:p>5039</text:p>
            </table:table-cell>
            <table:table-cell office:value-type="float" office:value="7828" table:style-name="ce124">
              <text:p>7828</text:p>
            </table:table-cell>
            <table:table-cell office:value-type="float" office:value="7051" table:style-name="ce124">
              <text:p>7051</text:p>
            </table:table-cell>
            <table:table-cell office:value-type="float" office:value="5302" table:style-name="ce124">
              <text:p>5302</text:p>
            </table:table-cell>
            <table:table-cell office:value-type="float" office:value="5452" table:style-name="ce124">
              <text:p>5452</text:p>
            </table:table-cell>
            <table:table-cell office:value-type="float" office:value="5145" table:style-name="ce124">
              <text:p>5145</text:p>
            </table:table-cell>
            <table:table-cell office:value-type="float" office:value="4625" table:style-name="ce124">
              <text:p>4625</text:p>
            </table:table-cell>
            <table:table-cell office:value-type="float" office:value="3689" table:style-name="ce124">
              <text:p>3689</text:p>
            </table:table-cell>
            <table:table-cell office:value-type="float" office:value="5855" table:style-name="ce124">
              <text:p>5855</text:p>
            </table:table-cell>
            <table:table-cell office:value-type="float" office:value="7547" table:style-name="ce123">
              <text:p>7547</text:p>
            </table:table-cell>
            <table:table-cell office:value-type="float" office:value="7240" table:style-name="ce123">
              <text:p>7240</text:p>
            </table:table-cell>
            <table:table-cell office:value-type="float" office:value="69708" table:formula="of:=SUM([.E45:.P45])" table:style-name="ce124">
              <text:p>69708</text:p>
            </table:table-cell>
            <table:table-cell table:style-name="ce117"/>
            <table:table-cell office:value-type="float" office:value="3" table:style-name="ce117">
              <text:p>3</text:p>
            </table:table-cell>
            <table:table-cell table:number-columns-repeated="1005" table:style-name="ce117"/>
            <table:table-cell table:number-columns-repeated="15360"/>
          </table:table-row>
          <table:table-row table:style-name="ro47">
            <table:table-cell office:value-type="float" office:value="42" table:style-name="ce119">
              <text:p>42</text:p>
            </table:table-cell>
            <table:table-cell office:value-type="string" table:style-name="ce120">
              <text:p>故宮南院線</text:p>
            </table:table-cell>
            <table:table-cell office:value-type="string" table:style-name="ce120">
              <text:p>嘉義縣政府</text:p>
            </table:table-cell>
            <table:table-cell office:value-type="string" table:style-name="ce121">
              <text:p>嘉義縣公車處</text:p>
            </table:table-cell>
            <table:table-cell office:value-type="float" office:value="2507" table:style-name="ce124">
              <text:p>2507</text:p>
            </table:table-cell>
            <table:table-cell office:value-type="float" office:value="3043" table:style-name="ce122">
              <text:p>3043</text:p>
            </table:table-cell>
            <table:table-cell office:value-type="float" office:value="2952" table:style-name="ce124">
              <text:p>2952</text:p>
            </table:table-cell>
            <table:table-cell office:value-type="float" office:value="3393" table:style-name="ce124">
              <text:p>3393</text:p>
            </table:table-cell>
            <table:table-cell office:value-type="float" office:value="2664" table:style-name="ce124">
              <text:p>2664</text:p>
            </table:table-cell>
            <table:table-cell office:value-type="float" office:value="2690" table:style-name="ce124">
              <text:p>2690</text:p>
            </table:table-cell>
            <table:table-cell office:value-type="float" office:value="2060" table:style-name="ce124">
              <text:p>2060</text:p>
            </table:table-cell>
            <table:table-cell office:value-type="float" office:value="2565" table:style-name="ce124">
              <text:p>2565</text:p>
            </table:table-cell>
            <table:table-cell office:value-type="float" office:value="5856" table:style-name="ce124">
              <text:p>5856</text:p>
            </table:table-cell>
            <table:table-cell office:value-type="float" office:value="4095" table:style-name="ce124">
              <text:p>4095</text:p>
            </table:table-cell>
            <table:table-cell office:value-type="float" office:value="3578" table:style-name="ce123">
              <text:p>3578</text:p>
            </table:table-cell>
            <table:table-cell office:value-type="float" office:value="3722" table:style-name="ce123">
              <text:p>3722</text:p>
            </table:table-cell>
            <table:table-cell office:value-type="float" office:value="39125" table:formula="of:=SUM([.E46:.P46])" table:style-name="ce124">
              <text:p>3912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3" table:style-name="ce119">
              <text:p>43</text:p>
            </table:table-cell>
            <table:table-cell office:value-type="string" table:style-name="ce120">
              <text:p>阿里山線B</text:p>
            </table:table-cell>
            <table:table-cell office:value-type="string" table:style-name="ce120">
              <text:p>阿里山國家風景區管理處</text:p>
            </table:table-cell>
            <table:table-cell office:value-type="string" table:style-name="ce121">
              <text:p>嘉義縣公車處</text:p>
            </table:table-cell>
            <table:table-cell office:value-type="float" office:value="10290" table:style-name="ce124">
              <text:p>10290</text:p>
            </table:table-cell>
            <table:table-cell office:value-type="float" office:value="12052" table:style-name="ce122">
              <text:p>12052</text:p>
            </table:table-cell>
            <table:table-cell office:value-type="float" office:value="12655" table:style-name="ce124">
              <text:p>12655</text:p>
            </table:table-cell>
            <table:table-cell office:value-type="float" office:value="10012" table:style-name="ce124">
              <text:p>10012</text:p>
            </table:table-cell>
            <table:table-cell office:value-type="float" office:value="8056" table:style-name="ce124">
              <text:p>8056</text:p>
            </table:table-cell>
            <table:table-cell office:value-type="float" office:value="9449" table:style-name="ce124">
              <text:p>9449</text:p>
            </table:table-cell>
            <table:table-cell office:value-type="float" office:value="10302" table:style-name="ce124">
              <text:p>10302</text:p>
            </table:table-cell>
            <table:table-cell office:value-type="float" office:value="7485" table:style-name="ce123">
              <text:p>7485</text:p>
            </table:table-cell>
            <table:table-cell office:value-type="float" office:value="6570" table:style-name="ce124">
              <text:p>6570</text:p>
            </table:table-cell>
            <table:table-cell office:value-type="float" office:value="11979" table:style-name="ce124">
              <text:p>11979</text:p>
            </table:table-cell>
            <table:table-cell office:value-type="float" office:value="13521" table:style-name="ce123">
              <text:p>13521</text:p>
            </table:table-cell>
            <table:table-cell office:value-type="float" office:value="13307" table:style-name="ce123">
              <text:p>13307</text:p>
            </table:table-cell>
            <table:table-cell office:value-type="float" office:value="125678" table:formula="of:=SUM([.E47:.P47])" table:style-name="ce124">
              <text:p>12567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4" table:style-name="ce119">
              <text:p>44</text:p>
            </table:table-cell>
            <table:table-cell office:value-type="string" table:style-name="ce123">
              <text:p>瑞里線</text:p>
            </table:table-cell>
            <table:table-cell office:value-type="string" table:style-name="ce120">
              <text:p>阿里山國家風景區管理處</text:p>
            </table:table-cell>
            <table:table-cell office:value-type="string" table:style-name="ce121">
              <text:p>嘉義縣公車處</text:p>
            </table:table-cell>
            <table:table-cell office:value-type="float" office:value="426" table:style-name="ce124">
              <text:p>426</text:p>
            </table:table-cell>
            <table:table-cell office:value-type="float" office:value="338" table:style-name="ce124">
              <text:p>338</text:p>
            </table:table-cell>
            <table:table-cell office:value-type="float" office:value="406" table:style-name="ce124">
              <text:p>406</text:p>
            </table:table-cell>
            <table:table-cell office:value-type="float" office:value="558" table:style-name="ce124">
              <text:p>558</text:p>
            </table:table-cell>
            <table:table-cell office:value-type="float" office:value="208" table:style-name="ce124">
              <text:p>208</text:p>
            </table:table-cell>
            <table:table-cell office:value-type="float" office:value="334" table:style-name="ce124">
              <text:p>334</text:p>
            </table:table-cell>
            <table:table-cell office:value-type="float" office:value="370" table:style-name="ce124">
              <text:p>370</text:p>
            </table:table-cell>
            <table:table-cell office:value-type="float" office:value="312" table:style-name="ce123">
              <text:p>312</text:p>
            </table:table-cell>
            <table:table-cell office:value-type="float" office:value="365" table:style-name="ce124">
              <text:p>365</text:p>
            </table:table-cell>
            <table:table-cell office:value-type="float" office:value="421" table:style-name="ce124">
              <text:p>421</text:p>
            </table:table-cell>
            <table:table-cell office:value-type="float" office:value="407" table:style-name="ce123">
              <text:p>407</text:p>
            </table:table-cell>
            <table:table-cell office:value-type="float" office:value="346" table:style-name="ce123">
              <text:p>346</text:p>
            </table:table-cell>
            <table:table-cell office:value-type="float" office:value="4491" table:formula="of:=SUM([.E48:.P48])" table:style-name="ce124">
              <text:p>4491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5" table:style-name="ce119">
              <text:p>45</text:p>
            </table:table-cell>
            <table:table-cell office:value-type="string" table:style-name="ce120">
              <text:p>光林我嘉線</text:p>
            </table:table-cell>
            <table:table-cell office:value-type="string" table:style-name="ce120">
              <text:p>嘉義市政府</text:p>
            </table:table-cell>
            <table:table-cell office:value-type="string" table:style-name="ce121">
              <text:p>國光客運</text:p>
            </table:table-cell>
            <table:table-cell office:value-type="float" office:value="10003" table:style-name="ce124">
              <text:p>10003</text:p>
            </table:table-cell>
            <table:table-cell office:value-type="float" office:value="9687" table:style-name="ce122">
              <text:p>9687</text:p>
            </table:table-cell>
            <table:table-cell office:value-type="float" office:value="11645" table:style-name="ce124">
              <text:p>11645</text:p>
            </table:table-cell>
            <table:table-cell office:value-type="float" office:value="11806" table:style-name="ce124">
              <text:p>11806</text:p>
            </table:table-cell>
            <table:table-cell office:value-type="float" office:value="11801" table:style-name="ce124">
              <text:p>11801</text:p>
            </table:table-cell>
            <table:table-cell office:value-type="float" office:value="10770" table:style-name="ce124">
              <text:p>10770</text:p>
            </table:table-cell>
            <table:table-cell office:value-type="float" office:value="10251" table:style-name="ce124">
              <text:p>10251</text:p>
            </table:table-cell>
            <table:table-cell office:value-type="float" office:value="10771" table:style-name="ce124">
              <text:p>10771</text:p>
            </table:table-cell>
            <table:table-cell office:value-type="float" office:value="10010" table:style-name="ce124">
              <text:p>10010</text:p>
            </table:table-cell>
            <table:table-cell office:value-type="float" office:value="12174" table:style-name="ce124">
              <text:p>12174</text:p>
            </table:table-cell>
            <table:table-cell office:value-type="float" office:value="12147" table:style-name="ce124">
              <text:p>12147</text:p>
            </table:table-cell>
            <table:table-cell office:value-type="float" office:value="12209" table:style-name="ce123">
              <text:p>12209</text:p>
            </table:table-cell>
            <table:table-cell office:value-type="float" office:value="133274" table:formula="of:=SUM([.E49:.P49])" table:style-name="ce124">
              <text:p>133274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6" table:style-name="ce119">
              <text:p>46</text:p>
            </table:table-cell>
            <table:table-cell office:value-type="string" table:style-name="ce124">
              <text:p>壽山國家自然公園線</text:p>
            </table:table-cell>
            <table:table-cell office:value-type="string" table:style-name="ce124">
              <text:p>高雄市政府</text:p>
            </table:table-cell>
            <table:table-cell office:value-type="string" table:style-name="ce122">
              <text:p>港都客運</text:p>
            </table:table-cell>
            <table:table-cell office:value-type="string" table:style-name="ce124">
              <text:p>未開行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2062" table:style-name="ce124">
              <text:p>2062</text:p>
            </table:table-cell>
            <table:table-cell office:value-type="float" office:value="14235" table:style-name="ce124">
              <text:p>14235</text:p>
            </table:table-cell>
            <table:table-cell office:value-type="float" office:value="7653" table:style-name="ce124">
              <text:p>7653</text:p>
            </table:table-cell>
            <table:table-cell office:value-type="float" office:value="12904" table:style-name="ce124">
              <text:p>12904</text:p>
            </table:table-cell>
            <table:table-cell office:value-type="float" office:value="11917" table:style-name="ce124">
              <text:p>11917</text:p>
            </table:table-cell>
            <table:table-cell office:value-type="float" office:value="15081" table:style-name="ce123">
              <text:p>15081</text:p>
            </table:table-cell>
            <table:table-cell office:value-type="float" office:value="63852" table:formula="of:=SUM([.E50:.P50])" table:style-name="ce124">
              <text:p>6385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7" table:style-name="ce119">
              <text:p>47</text:p>
            </table:table-cell>
            <table:table-cell office:value-type="string" table:style-name="ce123">
              <text:p>墾丁快線</text:p>
            </table:table-cell>
            <table:table-cell office:value-type="string" table:style-name="ce120">
              <text:p>屏東縣政府</text:p>
            </table:table-cell>
            <table:table-cell office:value-type="string" table:style-name="ce121">
              <text:p>屏東客運 高雄客運 國光客運</text:p>
            </table:table-cell>
            <table:table-cell office:value-type="float" office:value="32516" table:style-name="ce124">
              <text:p>32516</text:p>
            </table:table-cell>
            <table:table-cell office:value-type="float" office:value="24050" table:style-name="ce122">
              <text:p>24050</text:p>
            </table:table-cell>
            <table:table-cell office:value-type="float" office:value="21073" table:style-name="ce124">
              <text:p>21073</text:p>
            </table:table-cell>
            <table:table-cell office:value-type="float" office:value="35896" table:style-name="ce124">
              <text:p>35896</text:p>
            </table:table-cell>
            <table:table-cell office:value-type="float" office:value="32478" table:style-name="ce124">
              <text:p>32478</text:p>
            </table:table-cell>
            <table:table-cell office:value-type="float" office:value="37694" table:style-name="ce124">
              <text:p>37694</text:p>
            </table:table-cell>
            <table:table-cell office:value-type="float" office:value="39954" table:style-name="ce124">
              <text:p>39954</text:p>
            </table:table-cell>
            <table:table-cell office:value-type="float" office:value="42162" table:style-name="ce124">
              <text:p>42162</text:p>
            </table:table-cell>
            <table:table-cell office:value-type="float" office:value="29063" table:style-name="ce124">
              <text:p>29063</text:p>
            </table:table-cell>
            <table:table-cell office:value-type="float" office:value="33689" table:style-name="ce124">
              <text:p>33689</text:p>
            </table:table-cell>
            <table:table-cell office:value-type="float" office:value="30786" table:style-name="ce123">
              <text:p>30786</text:p>
            </table:table-cell>
            <table:table-cell office:value-type="float" office:value="32402" table:style-name="ce120">
              <text:p>32402</text:p>
            </table:table-cell>
            <table:table-cell office:value-type="float" office:value="391763" table:formula="of:=SUM([.E51:.P51])" table:style-name="ce124">
              <text:p>391763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8" table:style-name="ce119">
              <text:p>48</text:p>
            </table:table-cell>
            <table:table-cell office:value-type="string" table:style-name="ce123">
              <text:p>大鵬灣琉球線</text:p>
            </table:table-cell>
            <table:table-cell office:value-type="string" table:style-name="ce120">
              <text:p>大鵬灣國家風景區管理處</text:p>
            </table:table-cell>
            <table:table-cell office:value-type="string" table:style-name="ce121">
              <text:p>屏東客運 高雄客運 國光客運</text:p>
            </table:table-cell>
            <table:table-cell office:value-type="float" office:value="10832" table:style-name="ce124">
              <text:p>10832</text:p>
            </table:table-cell>
            <table:table-cell office:value-type="float" office:value="9468" table:style-name="ce122">
              <text:p>9468</text:p>
            </table:table-cell>
            <table:table-cell office:value-type="float" office:value="8148" table:style-name="ce124">
              <text:p>8148</text:p>
            </table:table-cell>
            <table:table-cell office:value-type="float" office:value="13245" table:style-name="ce124">
              <text:p>13245</text:p>
            </table:table-cell>
            <table:table-cell office:value-type="float" office:value="11673" table:style-name="ce124">
              <text:p>11673</text:p>
            </table:table-cell>
            <table:table-cell office:value-type="float" office:value="17184" table:style-name="ce124">
              <text:p>17184</text:p>
            </table:table-cell>
            <table:table-cell office:value-type="float" office:value="15089" table:style-name="ce124">
              <text:p>15089</text:p>
            </table:table-cell>
            <table:table-cell office:value-type="float" office:value="16943" table:style-name="ce124">
              <text:p>16943</text:p>
            </table:table-cell>
            <table:table-cell office:value-type="float" office:value="11742" table:style-name="ce124">
              <text:p>11742</text:p>
            </table:table-cell>
            <table:table-cell office:value-type="float" office:value="14021" table:style-name="ce124">
              <text:p>14021</text:p>
            </table:table-cell>
            <table:table-cell office:value-type="float" office:value="12761" table:style-name="ce124">
              <text:p>12761</text:p>
            </table:table-cell>
            <table:table-cell office:value-type="float" office:value="12610" table:style-name="ce120">
              <text:p>12610</text:p>
            </table:table-cell>
            <table:table-cell office:value-type="float" office:value="153716" table:formula="of:=SUM([.E52:.P52])" table:style-name="ce124">
              <text:p>153716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49" table:style-name="ce119">
              <text:p>49</text:p>
            </table:table-cell>
            <table:table-cell office:value-type="string" table:style-name="ce123">
              <text:p>神山線</text:p>
            </table:table-cell>
            <table:table-cell office:value-type="string" table:style-name="ce120">
              <text:p>屏東縣政府</text:p>
            </table:table-cell>
            <table:table-cell office:value-type="string" table:style-name="ce121">
              <text:p>屏東客運</text:p>
            </table:table-cell>
            <table:table-cell office:value-type="float" office:value="262" table:style-name="ce124">
              <text:p>262</text:p>
            </table:table-cell>
            <table:table-cell office:value-type="float" office:value="344" table:style-name="ce122">
              <text:p>344</text:p>
            </table:table-cell>
            <table:table-cell office:value-type="float" office:value="347" table:style-name="ce124">
              <text:p>347</text:p>
            </table:table-cell>
            <table:table-cell office:value-type="float" office:value="367" table:style-name="ce124">
              <text:p>367</text:p>
            </table:table-cell>
            <table:table-cell office:value-type="float" office:value="284" table:style-name="ce124">
              <text:p>284</text:p>
            </table:table-cell>
            <table:table-cell office:value-type="float" office:value="258" table:style-name="ce124">
              <text:p>258</text:p>
            </table:table-cell>
            <table:table-cell office:value-type="float" office:value="166" table:style-name="ce124">
              <text:p>166</text:p>
            </table:table-cell>
            <table:table-cell office:value-type="float" office:value="131" table:style-name="ce124">
              <text:p>131</text:p>
            </table:table-cell>
            <table:table-cell office:value-type="float" office:value="114" table:style-name="ce124">
              <text:p>114</text:p>
            </table:table-cell>
            <table:table-cell office:value-type="float" office:value="214" table:style-name="ce124">
              <text:p>214</text:p>
            </table:table-cell>
            <table:table-cell office:value-type="float" office:value="334" table:style-name="ce123">
              <text:p>334</text:p>
            </table:table-cell>
            <table:table-cell office:value-type="float" office:value="471" table:style-name="ce120">
              <text:p>471</text:p>
            </table:table-cell>
            <table:table-cell office:value-type="float" office:value="3292" table:formula="of:=SUM([.E53:.P53])" table:style-name="ce124">
              <text:p>329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0" table:style-name="ce119">
              <text:p>50</text:p>
            </table:table-cell>
            <table:table-cell office:value-type="string" table:style-name="ce123">
              <text:p>斯卡羅線</text:p>
            </table:table-cell>
            <table:table-cell office:value-type="string" table:style-name="ce120">
              <text:p>屏東縣政府</text:p>
            </table:table-cell>
            <table:table-cell office:value-type="string" table:style-name="ce121">
              <text:p>屏東客運</text:p>
            </table:table-cell>
            <table:table-cell office:value-type="float" office:value="39" table:style-name="ce124">
              <text:p>39</text:p>
            </table:table-cell>
            <table:table-cell office:value-type="float" office:value="33" table:style-name="ce124">
              <text:p>33</text:p>
            </table:table-cell>
            <table:table-cell office:value-type="float" office:value="0" table:style-name="ce124">
              <text:p>0</text:p>
            </table:table-cell>
            <table:table-cell office:value-type="float" office:value="21" table:style-name="ce124">
              <text:p>21</text:p>
            </table:table-cell>
            <table:table-cell office:value-type="float" office:value="12" table:style-name="ce124">
              <text:p>12</text:p>
            </table:table-cell>
            <table:table-cell office:value-type="float" office:value="0" table:style-name="ce124">
              <text:p>0</text:p>
            </table:table-cell>
            <table:table-cell office:value-type="string" table:style-name="ce124">
              <text:p>停駛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string" table:style-name="ce124">
              <text:p>-</text:p>
            </table:table-cell>
            <table:table-cell office:value-type="float" office:value="105" table:formula="of:=SUM([.E54:.P54])" table:style-name="ce124">
              <text:p>10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1" table:style-name="ce119">
              <text:p>51</text:p>
            </table:table-cell>
            <table:table-cell office:value-type="string" table:style-name="ce123">
              <text:p>185沿山可愛咖線</text:p>
            </table:table-cell>
            <table:table-cell office:value-type="string" table:style-name="ce120">
              <text:p>屏東縣政府</text:p>
            </table:table-cell>
            <table:table-cell office:value-type="string" table:style-name="ce121">
              <text:p>高雄客運</text:p>
            </table:table-cell>
            <table:table-cell office:value-type="float" office:value="38" table:style-name="ce124">
              <text:p>38</text:p>
            </table:table-cell>
            <table:table-cell office:value-type="float" office:value="64" table:style-name="ce124">
              <text:p>64</text:p>
            </table:table-cell>
            <table:table-cell office:value-type="float" office:value="26" table:style-name="ce124">
              <text:p>26</text:p>
            </table:table-cell>
            <table:table-cell office:value-type="float" office:value="85" table:style-name="ce124">
              <text:p>85</text:p>
            </table:table-cell>
            <table:table-cell office:value-type="float" office:value="64" table:style-name="ce124">
              <text:p>64</text:p>
            </table:table-cell>
            <table:table-cell office:value-type="float" office:value="74" table:style-name="ce124">
              <text:p>74</text:p>
            </table:table-cell>
            <table:table-cell office:value-type="float" office:value="70" table:style-name="ce124">
              <text:p>70</text:p>
            </table:table-cell>
            <table:table-cell office:value-type="float" office:value="23" table:style-name="ce124">
              <text:p>23</text:p>
            </table:table-cell>
            <table:table-cell office:value-type="float" office:value="27" table:style-name="ce124">
              <text:p>27</text:p>
            </table:table-cell>
            <table:table-cell office:value-type="float" office:value="50" table:style-name="ce124">
              <text:p>50</text:p>
            </table:table-cell>
            <table:table-cell office:value-type="float" office:value="31" table:style-name="ce123">
              <text:p>31</text:p>
            </table:table-cell>
            <table:table-cell office:value-type="float" office:value="96" table:style-name="ce120">
              <text:p>96</text:p>
            </table:table-cell>
            <table:table-cell office:value-type="float" office:value="648" table:formula="of:=SUM([.E55:.P55])" table:style-name="ce124">
              <text:p>64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2" table:style-name="ce119">
              <text:p>52</text:p>
            </table:table-cell>
            <table:table-cell office:value-type="string" table:style-name="ce123">
              <text:p>冬山河線</text:p>
            </table:table-cell>
            <table:table-cell office:value-type="string" table:style-name="ce123">
              <text:p>宜蘭縣政府</text:p>
            </table:table-cell>
            <table:table-cell office:value-type="string" table:style-name="ce121">
              <text:p>首都客運</text:p>
            </table:table-cell>
            <table:table-cell office:value-type="float" office:value="5561" table:style-name="ce124">
              <text:p>5561</text:p>
            </table:table-cell>
            <table:table-cell office:value-type="float" office:value="5346" table:style-name="ce122">
              <text:p>5346</text:p>
            </table:table-cell>
            <table:table-cell office:value-type="float" office:value="4092" table:style-name="ce124">
              <text:p>4092</text:p>
            </table:table-cell>
            <table:table-cell office:value-type="float" office:value="5726" table:style-name="ce124">
              <text:p>5726</text:p>
            </table:table-cell>
            <table:table-cell office:value-type="float" office:value="3979" table:style-name="ce124">
              <text:p>3979</text:p>
            </table:table-cell>
            <table:table-cell office:value-type="float" office:value="5433" table:style-name="ce124">
              <text:p>5433</text:p>
            </table:table-cell>
            <table:table-cell office:value-type="float" office:value="11087" table:style-name="ce124">
              <text:p>11087</text:p>
            </table:table-cell>
            <table:table-cell office:value-type="float" office:value="9589" table:style-name="ce123">
              <text:p>9589</text:p>
            </table:table-cell>
            <table:table-cell office:value-type="float" office:value="4177" table:style-name="ce124">
              <text:p>4177</text:p>
            </table:table-cell>
            <table:table-cell office:value-type="float" office:value="4655" table:style-name="ce124">
              <text:p>4655</text:p>
            </table:table-cell>
            <table:table-cell office:value-type="float" office:value="4561" table:style-name="ce123">
              <text:p>4561</text:p>
            </table:table-cell>
            <table:table-cell office:value-type="float" office:value="5730" table:style-name="ce123">
              <text:p>5730</text:p>
            </table:table-cell>
            <table:table-cell office:value-type="float" office:value="69936" table:formula="of:=SUM([.E56:.P56])" table:style-name="ce124">
              <text:p>69936</text:p>
            </table:table-cell>
            <table:table-cell table:style-name="ce117"/>
            <table:table-cell office:value-type="string" table:style-name="ce117">
              <text:p>郵輪2</text:p>
            </table:table-cell>
            <table:table-cell table:number-columns-repeated="16365"/>
          </table:table-row>
          <table:table-row table:style-name="ro47">
            <table:table-cell office:value-type="float" office:value="53" table:style-name="ce119">
              <text:p>53</text:p>
            </table:table-cell>
            <table:table-cell office:value-type="string" table:style-name="ce123">
              <text:p>礁溪線</text:p>
            </table:table-cell>
            <table:table-cell office:value-type="string" table:style-name="ce120">
              <text:p>宜蘭縣政府</text:p>
            </table:table-cell>
            <table:table-cell office:value-type="string" table:style-name="ce121">
              <text:p>葛瑪蘭客運</text:p>
            </table:table-cell>
            <table:table-cell office:value-type="float" office:value="5683" table:style-name="ce124">
              <text:p>5683</text:p>
            </table:table-cell>
            <table:table-cell office:value-type="float" office:value="6817" table:style-name="ce122">
              <text:p>6817</text:p>
            </table:table-cell>
            <table:table-cell office:value-type="float" office:value="6982" table:style-name="ce124">
              <text:p>6982</text:p>
            </table:table-cell>
            <table:table-cell office:value-type="float" office:value="8534" table:style-name="ce124">
              <text:p>8534</text:p>
            </table:table-cell>
            <table:table-cell office:value-type="float" office:value="7211" table:style-name="ce124">
              <text:p>7211</text:p>
            </table:table-cell>
            <table:table-cell office:value-type="float" office:value="7327" table:style-name="ce124">
              <text:p>7327</text:p>
            </table:table-cell>
            <table:table-cell office:value-type="float" office:value="7503" table:style-name="ce124">
              <text:p>7503</text:p>
            </table:table-cell>
            <table:table-cell office:value-type="float" office:value="6487" table:style-name="ce124">
              <text:p>6487</text:p>
            </table:table-cell>
            <table:table-cell office:value-type="float" office:value="7260" table:style-name="ce124">
              <text:p>7260</text:p>
            </table:table-cell>
            <table:table-cell office:value-type="float" office:value="7388" table:style-name="ce124">
              <text:p>7388</text:p>
            </table:table-cell>
            <table:table-cell office:value-type="float" office:value="7853" table:style-name="ce124">
              <text:p>7853</text:p>
            </table:table-cell>
            <table:table-cell office:value-type="float" office:value="7710" table:style-name="ce120">
              <text:p>7710</text:p>
            </table:table-cell>
            <table:table-cell office:value-type="float" office:value="86755" table:formula="of:=SUM([.E57:.P57])" table:style-name="ce124">
              <text:p>86755</text:p>
            </table:table-cell>
            <table:table-cell office:value-type="string" table:style-name="ce117">
              <text:p>9/19-10/7地震停駛</text:p>
            </table:table-cell>
            <table:table-cell office:value-type="string" table:style-name="ce117">
              <text:p>郵輪4</text:p>
            </table:table-cell>
            <table:table-cell table:number-columns-repeated="16365"/>
          </table:table-row>
          <table:table-row table:style-name="ro47">
            <table:table-cell office:value-type="float" office:value="54" table:style-name="ce119">
              <text:p>54</text:p>
            </table:table-cell>
            <table:table-cell office:value-type="string" table:style-name="ce123">
              <text:p>壯圍沙丘線</text:p>
            </table:table-cell>
            <table:table-cell office:value-type="string" table:style-name="ce120">
              <text:p>東北角及宜蘭海岸國家風景區管理處</text:p>
            </table:table-cell>
            <table:table-cell office:value-type="string" table:style-name="ce121">
              <text:p>國光客運</text:p>
            </table:table-cell>
            <table:table-cell office:value-type="float" office:value="1313" table:style-name="ce124">
              <text:p>1313</text:p>
            </table:table-cell>
            <table:table-cell office:value-type="float" office:value="1273" table:style-name="ce122">
              <text:p>1273</text:p>
            </table:table-cell>
            <table:table-cell office:value-type="float" office:value="1424" table:style-name="ce124">
              <text:p>1424</text:p>
            </table:table-cell>
            <table:table-cell office:value-type="float" office:value="1732" table:style-name="ce124">
              <text:p>1732</text:p>
            </table:table-cell>
            <table:table-cell office:value-type="float" office:value="1925" table:style-name="ce124">
              <text:p>1925</text:p>
            </table:table-cell>
            <table:table-cell office:value-type="float" office:value="1642" table:style-name="ce124">
              <text:p>1642</text:p>
            </table:table-cell>
            <table:table-cell office:value-type="float" office:value="1907" table:style-name="ce124">
              <text:p>1907</text:p>
            </table:table-cell>
            <table:table-cell office:value-type="float" office:value="2008" table:style-name="ce124">
              <text:p>2008</text:p>
            </table:table-cell>
            <table:table-cell office:value-type="float" office:value="1878" table:style-name="ce124">
              <text:p>1878</text:p>
            </table:table-cell>
            <table:table-cell office:value-type="float" office:value="1939" table:style-name="ce124">
              <text:p>1939</text:p>
            </table:table-cell>
            <table:table-cell office:value-type="float" office:value="1728" table:style-name="ce124">
              <text:p>1728</text:p>
            </table:table-cell>
            <table:table-cell office:value-type="float" office:value="1713" table:style-name="ce123">
              <text:p>1713</text:p>
            </table:table-cell>
            <table:table-cell office:value-type="float" office:value="20482" table:formula="of:=SUM([.E58:.P58])" table:style-name="ce124">
              <text:p>20482</text:p>
            </table:table-cell>
            <table:table-cell table:style-name="ce117"/>
            <table:table-cell office:value-type="string" table:style-name="ce117">
              <text:p>郵輪1</text:p>
            </table:table-cell>
            <table:table-cell table:number-columns-repeated="16365"/>
          </table:table-row>
          <table:table-row table:style-name="ro47">
            <table:table-cell office:value-type="float" office:value="55" table:style-name="ce119">
              <text:p>55</text:p>
            </table:table-cell>
            <table:table-cell office:value-type="string" table:style-name="ce123">
              <text:p>宜蘭東北角海岸線</text:p>
            </table:table-cell>
            <table:table-cell office:value-type="string" table:style-name="ce120">
              <text:p>東北角及宜蘭海岸國家風景區管理處</text:p>
            </table:table-cell>
            <table:table-cell office:value-type="string" table:style-name="ce121">
              <text:p>國光客運</text:p>
            </table:table-cell>
            <table:table-cell office:value-type="float" office:value="2567" table:style-name="ce124">
              <text:p>2567</text:p>
            </table:table-cell>
            <table:table-cell office:value-type="float" office:value="2186" table:style-name="ce122">
              <text:p>2186</text:p>
            </table:table-cell>
            <table:table-cell office:value-type="float" office:value="2720" table:style-name="ce124">
              <text:p>2720</text:p>
            </table:table-cell>
            <table:table-cell office:value-type="float" office:value="3217" table:style-name="ce124">
              <text:p>3217</text:p>
            </table:table-cell>
            <table:table-cell office:value-type="float" office:value="3234" table:style-name="ce124">
              <text:p>3234</text:p>
            </table:table-cell>
            <table:table-cell office:value-type="float" office:value="3000" table:style-name="ce124">
              <text:p>3000</text:p>
            </table:table-cell>
            <table:table-cell office:value-type="float" office:value="3391" table:style-name="ce124">
              <text:p>3391</text:p>
            </table:table-cell>
            <table:table-cell office:value-type="float" office:value="3417" table:style-name="ce124">
              <text:p>3417</text:p>
            </table:table-cell>
            <table:table-cell office:value-type="float" office:value="3589" table:style-name="ce124">
              <text:p>3589</text:p>
            </table:table-cell>
            <table:table-cell office:value-type="float" office:value="3675" table:style-name="ce124">
              <text:p>3675</text:p>
            </table:table-cell>
            <table:table-cell office:value-type="float" office:value="3744" table:style-name="ce124">
              <text:p>3744</text:p>
            </table:table-cell>
            <table:table-cell office:value-type="float" office:value="3129" table:style-name="ce123">
              <text:p>3129</text:p>
            </table:table-cell>
            <table:table-cell office:value-type="float" office:value="37869" table:formula="of:=SUM([.E59:.P59])" table:style-name="ce124">
              <text:p>37869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6" table:style-name="ce119">
              <text:p>56</text:p>
            </table:table-cell>
            <table:table-cell office:value-type="string" table:style-name="ce123">
              <text:p>太魯閣線</text:p>
            </table:table-cell>
            <table:table-cell office:value-type="string" table:style-name="ce120">
              <text:p>花蓮縣政府</text:p>
            </table:table-cell>
            <table:table-cell office:value-type="string" table:style-name="ce121">
              <text:p>統聯客運</text:p>
            </table:table-cell>
            <table:table-cell office:value-type="float" office:value="9201" table:style-name="ce124">
              <text:p>9201</text:p>
            </table:table-cell>
            <table:table-cell office:value-type="float" office:value="9273" table:style-name="ce122">
              <text:p>9273</text:p>
            </table:table-cell>
            <table:table-cell office:value-type="float" office:value="8747" table:style-name="ce124">
              <text:p>8747</text:p>
            </table:table-cell>
            <table:table-cell office:value-type="float" office:value="15028" table:style-name="ce124">
              <text:p>15028</text:p>
            </table:table-cell>
            <table:table-cell office:value-type="float" office:value="12366" table:style-name="ce124">
              <text:p>12366</text:p>
            </table:table-cell>
            <table:table-cell office:value-type="float" office:value="14130" table:style-name="ce124">
              <text:p>14130</text:p>
            </table:table-cell>
            <table:table-cell office:value-type="float" office:value="18040" table:style-name="ce124">
              <text:p>18040</text:p>
            </table:table-cell>
            <table:table-cell office:value-type="float" office:value="8927" table:style-name="ce124">
              <text:p>8927</text:p>
            </table:table-cell>
            <table:table-cell office:value-type="float" office:value="6529" table:style-name="ce124">
              <text:p>6529</text:p>
            </table:table-cell>
            <table:table-cell office:value-type="float" office:value="7000" table:style-name="ce124">
              <text:p>7000</text:p>
            </table:table-cell>
            <table:table-cell office:value-type="float" office:value="10186" table:style-name="ce123">
              <text:p>10186</text:p>
            </table:table-cell>
            <table:table-cell office:value-type="float" office:value="8376" table:style-name="ce120">
              <text:p>8376</text:p>
            </table:table-cell>
            <table:table-cell office:value-type="float" office:value="127803" table:formula="of:=SUM([.E60:.P60])" table:style-name="ce124">
              <text:p>127803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7" table:style-name="ce119">
              <text:p>57</text:p>
            </table:table-cell>
            <table:table-cell office:value-type="string" table:style-name="ce123">
              <text:p>縱谷花蓮線</text:p>
            </table:table-cell>
            <table:table-cell office:value-type="string" table:style-name="ce120">
              <text:p>花東縱谷國家風景區管理處</text:p>
            </table:table-cell>
            <table:table-cell office:value-type="string" table:style-name="ce121">
              <text:p>太魯閣客運</text:p>
            </table:table-cell>
            <table:table-cell office:value-type="float" office:value="2465" table:style-name="ce124">
              <text:p>2465</text:p>
            </table:table-cell>
            <table:table-cell office:value-type="float" office:value="2283" table:style-name="ce122">
              <text:p>2283</text:p>
            </table:table-cell>
            <table:table-cell office:value-type="float" office:value="2030" table:style-name="ce124">
              <text:p>2030</text:p>
            </table:table-cell>
            <table:table-cell office:value-type="float" office:value="2440" table:style-name="ce124">
              <text:p>2440</text:p>
            </table:table-cell>
            <table:table-cell office:value-type="float" office:value="1161" table:style-name="ce123">
              <text:p>1161</text:p>
            </table:table-cell>
            <table:table-cell office:value-type="float" office:value="1474" table:style-name="ce123">
              <text:p>1474</text:p>
            </table:table-cell>
            <table:table-cell office:value-type="float" office:value="1353" table:style-name="ce123">
              <text:p>1353</text:p>
            </table:table-cell>
            <table:table-cell office:value-type="float" office:value="1313" table:style-name="ce123">
              <text:p>1313</text:p>
            </table:table-cell>
            <table:table-cell office:value-type="float" office:value="1092" table:style-name="ce123">
              <text:p>1092</text:p>
            </table:table-cell>
            <table:table-cell office:value-type="float" office:value="1411" table:style-name="ce123">
              <text:p>1411</text:p>
            </table:table-cell>
            <table:table-cell office:value-type="float" office:value="2784" table:style-name="ce123">
              <text:p>2784</text:p>
            </table:table-cell>
            <table:table-cell office:value-type="float" office:value="2719" table:style-name="ce123">
              <text:p>2719</text:p>
            </table:table-cell>
            <table:table-cell office:value-type="float" office:value="22525" table:formula="of:=SUM([.E61:.P61])" table:style-name="ce124">
              <text:p>22525</text:p>
            </table:table-cell>
            <table:table-cell table:style-name="ce117"/>
            <table:table-cell office:value-type="string" table:style-name="ce117">
              <text:p>郵輪5</text:p>
            </table:table-cell>
            <table:table-cell table:number-columns-repeated="16365"/>
          </table:table-row>
          <table:table-row table:style-name="ro47">
            <table:table-cell office:value-type="float" office:value="58" table:style-name="ce119">
              <text:p>58</text:p>
            </table:table-cell>
            <table:table-cell office:value-type="string" table:style-name="ce123">
              <text:p>洄瀾東海岸線</text:p>
            </table:table-cell>
            <table:table-cell office:value-type="string" table:style-name="ce120">
              <text:p>花蓮縣政府</text:p>
            </table:table-cell>
            <table:table-cell office:value-type="string" table:style-name="ce121">
              <text:p>華聯客運</text:p>
            </table:table-cell>
            <table:table-cell office:value-type="float" office:value="338" table:style-name="ce124">
              <text:p>338</text:p>
            </table:table-cell>
            <table:table-cell office:value-type="float" office:value="637" table:style-name="ce122">
              <text:p>637</text:p>
            </table:table-cell>
            <table:table-cell office:value-type="float" office:value="664" table:style-name="ce124">
              <text:p>664</text:p>
            </table:table-cell>
            <table:table-cell office:value-type="float" office:value="849" table:style-name="ce124">
              <text:p>849</text:p>
            </table:table-cell>
            <table:table-cell office:value-type="float" office:value="751" table:style-name="ce124">
              <text:p>751</text:p>
            </table:table-cell>
            <table:table-cell office:value-type="float" office:value="843" table:style-name="ce124">
              <text:p>843</text:p>
            </table:table-cell>
            <table:table-cell office:value-type="float" office:value="783" table:style-name="ce124">
              <text:p>783</text:p>
            </table:table-cell>
            <table:table-cell office:value-type="float" office:value="877" table:style-name="ce124">
              <text:p>877</text:p>
            </table:table-cell>
            <table:table-cell office:value-type="float" office:value="711" table:style-name="ce124">
              <text:p>711</text:p>
            </table:table-cell>
            <table:table-cell office:value-type="float" office:value="748" table:style-name="ce124">
              <text:p>748</text:p>
            </table:table-cell>
            <table:table-cell office:value-type="float" office:value="779" table:style-name="ce123">
              <text:p>779</text:p>
            </table:table-cell>
            <table:table-cell office:value-type="float" office:value="815" table:style-name="ce120">
              <text:p>815</text:p>
            </table:table-cell>
            <table:table-cell office:value-type="float" office:value="8795" table:formula="of:=SUM([.E62:.P62])" table:style-name="ce124">
              <text:p>8795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59" table:style-name="ce119">
              <text:p>59</text:p>
            </table:table-cell>
            <table:table-cell office:value-type="string" table:style-name="ce123">
              <text:p>玉長豐濱線</text:p>
            </table:table-cell>
            <table:table-cell office:value-type="string" table:style-name="ce120">
              <text:p>東部海岸國家風景區管理處</text:p>
            </table:table-cell>
            <table:table-cell office:value-type="string" table:style-name="ce121">
              <text:p>興東客運</text:p>
            </table:table-cell>
            <table:table-cell office:value-type="float" office:value="277" table:style-name="ce124">
              <text:p>277</text:p>
            </table:table-cell>
            <table:table-cell office:value-type="float" office:value="247" table:style-name="ce122">
              <text:p>247</text:p>
            </table:table-cell>
            <table:table-cell office:value-type="float" office:value="340" table:style-name="ce124">
              <text:p>340</text:p>
            </table:table-cell>
            <table:table-cell office:value-type="float" office:value="312" table:style-name="ce124">
              <text:p>312</text:p>
            </table:table-cell>
            <table:table-cell office:value-type="float" office:value="406" table:style-name="ce124">
              <text:p>406</text:p>
            </table:table-cell>
            <table:table-cell office:value-type="float" office:value="471" table:style-name="ce124">
              <text:p>471</text:p>
            </table:table-cell>
            <table:table-cell office:value-type="float" office:value="390" table:style-name="ce124">
              <text:p>390</text:p>
            </table:table-cell>
            <table:table-cell office:value-type="float" office:value="533" table:style-name="ce124">
              <text:p>533</text:p>
            </table:table-cell>
            <table:table-cell office:value-type="float" office:value="405" table:style-name="ce124">
              <text:p>405</text:p>
            </table:table-cell>
            <table:table-cell office:value-type="float" office:value="578" table:style-name="ce124">
              <text:p>578</text:p>
            </table:table-cell>
            <table:table-cell office:value-type="float" office:value="614" table:style-name="ce123">
              <text:p>614</text:p>
            </table:table-cell>
            <table:table-cell office:value-type="float" office:value="565" table:style-name="ce120">
              <text:p>565</text:p>
            </table:table-cell>
            <table:table-cell office:value-type="float" office:value="5138" table:formula="of:=SUM([.E63:.P63])" table:style-name="ce124">
              <text:p>513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0" table:style-name="ce119">
              <text:p>60</text:p>
            </table:table-cell>
            <table:table-cell office:value-type="string" table:style-name="ce123">
              <text:p>東部海岸線</text:p>
            </table:table-cell>
            <table:table-cell office:value-type="string" table:style-name="ce120">
              <text:p>東部海岸國家風景區管理處</text:p>
            </table:table-cell>
            <table:table-cell office:value-type="string" table:style-name="ce121">
              <text:p>興東客運</text:p>
            </table:table-cell>
            <table:table-cell office:value-type="float" office:value="2068" table:style-name="ce124">
              <text:p>2068</text:p>
            </table:table-cell>
            <table:table-cell office:value-type="float" office:value="1230" table:style-name="ce122">
              <text:p>1230</text:p>
            </table:table-cell>
            <table:table-cell office:value-type="float" office:value="1074" table:style-name="ce124">
              <text:p>1074</text:p>
            </table:table-cell>
            <table:table-cell office:value-type="float" office:value="1553" table:style-name="ce124">
              <text:p>1553</text:p>
            </table:table-cell>
            <table:table-cell office:value-type="float" office:value="1479" table:style-name="ce124">
              <text:p>1479</text:p>
            </table:table-cell>
            <table:table-cell office:value-type="float" office:value="1995" table:style-name="ce124">
              <text:p>1995</text:p>
            </table:table-cell>
            <table:table-cell office:value-type="float" office:value="2067" table:style-name="ce124">
              <text:p>2067</text:p>
            </table:table-cell>
            <table:table-cell office:value-type="float" office:value="2311" table:style-name="ce124">
              <text:p>2311</text:p>
            </table:table-cell>
            <table:table-cell office:value-type="float" office:value="837" table:style-name="ce124">
              <text:p>837</text:p>
            </table:table-cell>
            <table:table-cell office:value-type="float" office:value="1916" table:style-name="ce124">
              <text:p>1916</text:p>
            </table:table-cell>
            <table:table-cell office:value-type="float" office:value="2332" table:style-name="ce123">
              <text:p>2332</text:p>
            </table:table-cell>
            <table:table-cell office:value-type="float" office:value="2496" table:style-name="ce120">
              <text:p>2496</text:p>
            </table:table-cell>
            <table:table-cell office:value-type="float" office:value="21358" table:formula="of:=SUM([.E64:.P64])" table:style-name="ce124">
              <text:p>2135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1" table:style-name="ce119">
              <text:p>61</text:p>
            </table:table-cell>
            <table:table-cell office:value-type="string" table:style-name="ce123">
              <text:p>縱谷鹿野線</text:p>
            </table:table-cell>
            <table:table-cell office:value-type="string" table:style-name="ce120">
              <text:p>臺東縣政府</text:p>
            </table:table-cell>
            <table:table-cell office:value-type="string" table:style-name="ce121">
              <text:p>東台灣客運</text:p>
            </table:table-cell>
            <table:table-cell office:value-type="float" office:value="1701" table:style-name="ce124">
              <text:p>1701</text:p>
            </table:table-cell>
            <table:table-cell office:value-type="float" office:value="1805" table:style-name="ce122">
              <text:p>1805</text:p>
            </table:table-cell>
            <table:table-cell office:value-type="float" office:value="1380" table:style-name="ce124">
              <text:p>1380</text:p>
            </table:table-cell>
            <table:table-cell office:value-type="float" office:value="1873" table:style-name="ce124">
              <text:p>1873</text:p>
            </table:table-cell>
            <table:table-cell office:value-type="float" office:value="1413" table:style-name="ce123">
              <text:p>1413</text:p>
            </table:table-cell>
            <table:table-cell office:value-type="float" office:value="1755" table:style-name="ce124">
              <text:p>1755</text:p>
            </table:table-cell>
            <table:table-cell office:value-type="float" office:value="4035" table:style-name="ce124">
              <text:p>4035</text:p>
            </table:table-cell>
            <table:table-cell office:value-type="float" office:value="5746" table:style-name="ce124">
              <text:p>5746</text:p>
            </table:table-cell>
            <table:table-cell office:value-type="float" office:value="1122" table:style-name="ce124">
              <text:p>1122</text:p>
            </table:table-cell>
            <table:table-cell office:value-type="float" office:value="1532" table:style-name="ce124">
              <text:p>1532</text:p>
            </table:table-cell>
            <table:table-cell office:value-type="float" office:value="1629" table:style-name="ce124">
              <text:p>1629</text:p>
            </table:table-cell>
            <table:table-cell office:value-type="float" office:value="2081" table:style-name="ce120">
              <text:p>2081</text:p>
            </table:table-cell>
            <table:table-cell office:value-type="float" office:value="26072" table:formula="of:=SUM([.E65:.P65])" table:style-name="ce124">
              <text:p>2607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2" table:style-name="ce119">
              <text:p>62</text:p>
            </table:table-cell>
            <table:table-cell office:value-type="string" table:style-name="ce123">
              <text:p>A線-水頭翟山線</text:p>
            </table:table-cell>
            <table:table-cell office:value-type="string" table:style-name="ce120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119" table:style-name="ce124">
              <text:p>119</text:p>
            </table:table-cell>
            <table:table-cell office:value-type="float" office:value="151" table:style-name="ce122">
              <text:p>151</text:p>
            </table:table-cell>
            <table:table-cell office:value-type="float" office:value="156" table:style-name="ce124">
              <text:p>156</text:p>
            </table:table-cell>
            <table:table-cell office:value-type="float" office:value="211" table:style-name="ce124">
              <text:p>211</text:p>
            </table:table-cell>
            <table:table-cell office:value-type="float" office:value="413" table:style-name="ce124">
              <text:p>413</text:p>
            </table:table-cell>
            <table:table-cell office:value-type="float" office:value="324" table:style-name="ce124">
              <text:p>324</text:p>
            </table:table-cell>
            <table:table-cell office:value-type="float" office:value="271" table:style-name="ce124">
              <text:p>271</text:p>
            </table:table-cell>
            <table:table-cell office:value-type="float" office:value="376" table:style-name="ce124">
              <text:p>376</text:p>
            </table:table-cell>
            <table:table-cell office:value-type="float" office:value="228" table:style-name="ce124">
              <text:p>228</text:p>
            </table:table-cell>
            <table:table-cell office:value-type="float" office:value="378" table:style-name="ce124">
              <text:p>378</text:p>
            </table:table-cell>
            <table:table-cell office:value-type="float" office:value="324" table:style-name="ce123">
              <text:p>324</text:p>
            </table:table-cell>
            <table:table-cell office:value-type="float" office:value="346" table:style-name="ce123">
              <text:p>346</text:p>
            </table:table-cell>
            <table:table-cell office:value-type="float" office:value="3297" table:formula="of:=SUM([.E66:.P66])" table:style-name="ce124">
              <text:p>3297</text:p>
            </table:table-cell>
            <table:table-cell table:style-name="ce117"/>
            <table:table-cell office:value-type="string" table:style-name="ce117">
              <text:p>郵輪3</text:p>
            </table:table-cell>
            <table:table-cell table:number-columns-repeated="16365"/>
          </table:table-row>
          <table:table-row table:style-name="ro47">
            <table:table-cell office:value-type="float" office:value="63" table:style-name="ce119">
              <text:p>63</text:p>
            </table:table-cell>
            <table:table-cell office:value-type="string" table:style-name="ce123">
              <text:p>B線-古寧頭戰場線</text:p>
            </table:table-cell>
            <table:table-cell office:value-type="string" table:style-name="ce120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158" table:style-name="ce124">
              <text:p>158</text:p>
            </table:table-cell>
            <table:table-cell office:value-type="float" office:value="172" table:style-name="ce122">
              <text:p>172</text:p>
            </table:table-cell>
            <table:table-cell office:value-type="float" office:value="259" table:style-name="ce124">
              <text:p>259</text:p>
            </table:table-cell>
            <table:table-cell office:value-type="float" office:value="211" table:style-name="ce124">
              <text:p>211</text:p>
            </table:table-cell>
            <table:table-cell office:value-type="float" office:value="242" table:style-name="ce124">
              <text:p>242</text:p>
            </table:table-cell>
            <table:table-cell office:value-type="float" office:value="225" table:style-name="ce124">
              <text:p>225</text:p>
            </table:table-cell>
            <table:table-cell office:value-type="float" office:value="317" table:style-name="ce124">
              <text:p>317</text:p>
            </table:table-cell>
            <table:table-cell office:value-type="float" office:value="328" table:style-name="ce124">
              <text:p>328</text:p>
            </table:table-cell>
            <table:table-cell office:value-type="float" office:value="211" table:style-name="ce124">
              <text:p>211</text:p>
            </table:table-cell>
            <table:table-cell office:value-type="float" office:value="392" table:style-name="ce124">
              <text:p>392</text:p>
            </table:table-cell>
            <table:table-cell office:value-type="float" office:value="372" table:style-name="ce123">
              <text:p>372</text:p>
            </table:table-cell>
            <table:table-cell office:value-type="float" office:value="365" table:style-name="ce123">
              <text:p>365</text:p>
            </table:table-cell>
            <table:table-cell office:value-type="float" office:value="3252" table:formula="of:=SUM([.E67:.P67])" table:style-name="ce124">
              <text:p>3252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4" table:style-name="ce119">
              <text:p>64</text:p>
            </table:table-cell>
            <table:table-cell office:value-type="string" table:style-name="ce123">
              <text:p>C線-獅山民俗村</text:p>
            </table:table-cell>
            <table:table-cell office:value-type="string" table:style-name="ce120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102" table:style-name="ce124">
              <text:p>102</text:p>
            </table:table-cell>
            <table:table-cell office:value-type="float" office:value="142" table:style-name="ce122">
              <text:p>142</text:p>
            </table:table-cell>
            <table:table-cell office:value-type="float" office:value="133" table:style-name="ce124">
              <text:p>133</text:p>
            </table:table-cell>
            <table:table-cell office:value-type="float" office:value="125" table:style-name="ce124">
              <text:p>125</text:p>
            </table:table-cell>
            <table:table-cell office:value-type="float" office:value="220" table:style-name="ce124">
              <text:p>220</text:p>
            </table:table-cell>
            <table:table-cell office:value-type="float" office:value="164" table:style-name="ce124">
              <text:p>164</text:p>
            </table:table-cell>
            <table:table-cell office:value-type="float" office:value="206" table:style-name="ce124">
              <text:p>206</text:p>
            </table:table-cell>
            <table:table-cell office:value-type="float" office:value="248" table:style-name="ce124">
              <text:p>248</text:p>
            </table:table-cell>
            <table:table-cell office:value-type="float" office:value="134" table:style-name="ce124">
              <text:p>134</text:p>
            </table:table-cell>
            <table:table-cell office:value-type="float" office:value="292" table:style-name="ce124">
              <text:p>292</text:p>
            </table:table-cell>
            <table:table-cell office:value-type="float" office:value="169" table:style-name="ce123">
              <text:p>169</text:p>
            </table:table-cell>
            <table:table-cell office:value-type="float" office:value="254" table:style-name="ce123">
              <text:p>254</text:p>
            </table:table-cell>
            <table:table-cell office:value-type="float" office:value="2189" table:formula="of:=SUM([.E68:.P68])" table:style-name="ce124">
              <text:p>2189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5" table:style-name="ce119">
              <text:p>65</text:p>
            </table:table-cell>
            <table:table-cell office:value-type="string" table:style-name="ce123">
              <text:p>D線-榕園太湖線線</text:p>
            </table:table-cell>
            <table:table-cell office:value-type="string" table:style-name="ce120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120" table:style-name="ce124">
              <text:p>120</text:p>
            </table:table-cell>
            <table:table-cell office:value-type="float" office:value="123" table:style-name="ce122">
              <text:p>123</text:p>
            </table:table-cell>
            <table:table-cell office:value-type="float" office:value="143" table:style-name="ce124">
              <text:p>143</text:p>
            </table:table-cell>
            <table:table-cell office:value-type="float" office:value="161" table:style-name="ce124">
              <text:p>161</text:p>
            </table:table-cell>
            <table:table-cell office:value-type="float" office:value="200" table:style-name="ce124">
              <text:p>200</text:p>
            </table:table-cell>
            <table:table-cell office:value-type="float" office:value="195" table:style-name="ce124">
              <text:p>195</text:p>
            </table:table-cell>
            <table:table-cell office:value-type="float" office:value="158" table:style-name="ce124">
              <text:p>158</text:p>
            </table:table-cell>
            <table:table-cell office:value-type="float" office:value="254" table:style-name="ce124">
              <text:p>254</text:p>
            </table:table-cell>
            <table:table-cell office:value-type="float" office:value="144" table:style-name="ce124">
              <text:p>144</text:p>
            </table:table-cell>
            <table:table-cell office:value-type="float" office:value="200" table:style-name="ce124">
              <text:p>200</text:p>
            </table:table-cell>
            <table:table-cell office:value-type="float" office:value="243" table:style-name="ce123">
              <text:p>243</text:p>
            </table:table-cell>
            <table:table-cell office:value-type="float" office:value="267" table:style-name="ce123">
              <text:p>267</text:p>
            </table:table-cell>
            <table:table-cell office:value-type="float" office:value="2208" table:formula="of:=SUM([.E69:.P69])" table:style-name="ce124">
              <text:p>2208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6" table:style-name="ce119">
              <text:p>66</text:p>
            </table:table-cell>
            <table:table-cell office:value-type="string" table:style-name="ce123">
              <text:p>E線-風獅爺主題公車線</text:p>
            </table:table-cell>
            <table:table-cell office:value-type="string" table:style-name="ce123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14" table:style-name="ce124">
              <text:p>14</text:p>
            </table:table-cell>
            <table:table-cell office:value-type="float" office:value="41" table:style-name="ce122">
              <text:p>41</text:p>
            </table:table-cell>
            <table:table-cell office:value-type="float" office:value="33" table:style-name="ce124">
              <text:p>33</text:p>
            </table:table-cell>
            <table:table-cell office:value-type="float" office:value="52" table:style-name="ce124">
              <text:p>52</text:p>
            </table:table-cell>
            <table:table-cell office:value-type="float" office:value="39" table:style-name="ce124">
              <text:p>39</text:p>
            </table:table-cell>
            <table:table-cell office:value-type="float" office:value="44" table:style-name="ce124">
              <text:p>44</text:p>
            </table:table-cell>
            <table:table-cell office:value-type="float" office:value="38" table:style-name="ce124">
              <text:p>38</text:p>
            </table:table-cell>
            <table:table-cell office:value-type="float" office:value="66" table:style-name="ce124">
              <text:p>66</text:p>
            </table:table-cell>
            <table:table-cell office:value-type="float" office:value="46" table:style-name="ce124">
              <text:p>46</text:p>
            </table:table-cell>
            <table:table-cell office:value-type="float" office:value="51" table:style-name="ce124">
              <text:p>51</text:p>
            </table:table-cell>
            <table:table-cell office:value-type="float" office:value="29" table:style-name="ce123">
              <text:p>29</text:p>
            </table:table-cell>
            <table:table-cell office:value-type="float" office:value="24" table:style-name="ce123">
              <text:p>24</text:p>
            </table:table-cell>
            <table:table-cell office:value-type="float" office:value="477" table:formula="of:=SUM([.E70:.P70])" table:style-name="ce124">
              <text:p>477</text:p>
            </table:table-cell>
            <table:table-cell table:number-columns-repeated="1007" table:style-name="ce117"/>
            <table:table-cell table:number-columns-repeated="15360"/>
          </table:table-row>
          <table:table-row table:style-name="ro47">
            <table:table-cell office:value-type="float" office:value="67" table:style-name="ce119">
              <text:p>67</text:p>
            </table:table-cell>
            <table:table-cell office:value-type="string" table:style-name="ce123">
              <text:p>F線-尋城趣文化小旅行線</text:p>
            </table:table-cell>
            <table:table-cell office:value-type="string" table:style-name="ce123">
              <text:p>金門縣政府</text:p>
            </table:table-cell>
            <table:table-cell office:value-type="string" table:style-name="ce121">
              <text:p>金門縣公共車船管理處</text:p>
            </table:table-cell>
            <table:table-cell office:value-type="float" office:value="23" table:style-name="ce124">
              <text:p>23</text:p>
            </table:table-cell>
            <table:table-cell office:value-type="float" office:value="35" table:style-name="ce122">
              <text:p>35</text:p>
            </table:table-cell>
            <table:table-cell office:value-type="float" office:value="15" table:style-name="ce124">
              <text:p>15</text:p>
            </table:table-cell>
            <table:table-cell office:value-type="float" office:value="23" table:style-name="ce124">
              <text:p>23</text:p>
            </table:table-cell>
            <table:table-cell office:value-type="float" office:value="20" table:style-name="ce124">
              <text:p>20</text:p>
            </table:table-cell>
            <table:table-cell office:value-type="float" office:value="17" table:style-name="ce124">
              <text:p>17</text:p>
            </table:table-cell>
            <table:table-cell office:value-type="float" office:value="52" table:style-name="ce124">
              <text:p>52</text:p>
            </table:table-cell>
            <table:table-cell office:value-type="float" office:value="14" table:style-name="ce124">
              <text:p>14</text:p>
            </table:table-cell>
            <table:table-cell office:value-type="float" office:value="23" table:style-name="ce124">
              <text:p>23</text:p>
            </table:table-cell>
            <table:table-cell office:value-type="float" office:value="34" table:style-name="ce124">
              <text:p>34</text:p>
            </table:table-cell>
            <table:table-cell office:value-type="float" office:value="32" table:style-name="ce123">
              <text:p>32</text:p>
            </table:table-cell>
            <table:table-cell office:value-type="float" office:value="26" table:style-name="ce123">
              <text:p>26</text:p>
            </table:table-cell>
            <table:table-cell office:value-type="float" office:value="314" table:formula="of:=SUM([.E71:.P71])" table:style-name="ce124">
              <text:p>314</text:p>
            </table:table-cell>
            <table:table-cell table:number-columns-repeated="1007" table:style-name="ce117"/>
            <table:table-cell table:number-columns-repeated="15360"/>
          </table:table-row>
        </table:table-row-group>
        <table:table-row table:style-name="ro47">
          <table:table-cell office:value-type="float" office:value="68" table:style-name="ce119">
            <text:p>68</text:p>
          </table:table-cell>
          <table:table-cell office:value-type="string" table:style-name="ce123">
            <text:p><text:s/>G線-金門大橋烈嶼線</text:p>
          </table:table-cell>
          <table:table-cell office:value-type="string" table:style-name="ce123">
            <text:p>金門縣政府</text:p>
          </table:table-cell>
          <table:table-cell office:value-type="string" table:style-name="ce121">
            <text:p>金門縣公共車船管理處</text:p>
          </table:table-cell>
          <table:table-cell office:value-type="string" table:style-name="ce124">
            <text:p>未開行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-</text:p>
          </table:table-cell>
          <table:table-cell office:value-type="float" office:value="32" table:style-name="ce123">
            <text:p>32</text:p>
          </table:table-cell>
          <table:table-cell office:value-type="float" office:value="32" table:formula="of:=SUM([.E72:.P72])" table:style-name="ce124">
            <text:p>32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float" office:value="69" table:style-name="ce119">
            <text:p>69</text:p>
          </table:table-cell>
          <table:table-cell office:value-type="string" table:style-name="ce123">
            <text:p>澎湖台灣好行媽宮‧北環線</text:p>
          </table:table-cell>
          <table:table-cell office:value-type="string" table:style-name="ce120">
            <text:p>澎湖縣政府</text:p>
          </table:table-cell>
          <table:table-cell office:value-type="string" table:style-name="ce121">
            <text:p>澎湖縣政府公共車船管理處</text:p>
          </table:table-cell>
          <table:table-cell office:value-type="float" office:value="152" table:style-name="ce124">
            <text:p>152</text:p>
          </table:table-cell>
          <table:table-cell office:value-type="float" office:value="238" table:style-name="ce122">
            <text:p>238</text:p>
          </table:table-cell>
          <table:table-cell office:value-type="float" office:value="332" table:style-name="ce124">
            <text:p>332</text:p>
          </table:table-cell>
          <table:table-cell office:value-type="float" office:value="656" table:style-name="ce124">
            <text:p>656</text:p>
          </table:table-cell>
          <table:table-cell office:value-type="float" office:value="610" table:style-name="ce124">
            <text:p>610</text:p>
          </table:table-cell>
          <table:table-cell office:value-type="float" office:value="678" table:style-name="ce124">
            <text:p>678</text:p>
          </table:table-cell>
          <table:table-cell office:value-type="float" office:value="608" table:style-name="ce124">
            <text:p>608</text:p>
          </table:table-cell>
          <table:table-cell office:value-type="float" office:value="576" table:style-name="ce124">
            <text:p>576</text:p>
          </table:table-cell>
          <table:table-cell office:value-type="float" office:value="335" table:style-name="ce124">
            <text:p>335</text:p>
          </table:table-cell>
          <table:table-cell office:value-type="float" office:value="354" table:style-name="ce124">
            <text:p>354</text:p>
          </table:table-cell>
          <table:table-cell office:value-type="float" office:value="214" table:style-name="ce123">
            <text:p>214</text:p>
          </table:table-cell>
          <table:table-cell office:value-type="float" office:value="204" table:style-name="ce120">
            <text:p>204</text:p>
          </table:table-cell>
          <table:table-cell office:value-type="float" office:value="4957" table:formula="of:=SUM([.E73:.P73])" table:style-name="ce124">
            <text:p>4957</text:p>
          </table:table-cell>
          <table:table-cell table:number-columns-repeated="1007" table:style-name="ce117"/>
          <table:table-cell table:number-columns-repeated="15360"/>
        </table:table-row>
        <table:table-row table:style-name="ro48">
          <table:table-cell office:value-type="float" office:value="70" table:style-name="ce119">
            <text:p>70</text:p>
          </table:table-cell>
          <table:table-cell office:value-type="string" table:style-name="ce123">
            <text:p>澎湖台灣好行-媽宮湖西線</text:p>
          </table:table-cell>
          <table:table-cell office:value-type="string" table:style-name="ce120">
            <text:p>澎湖縣政府</text:p>
          </table:table-cell>
          <table:table-cell office:value-type="string" table:style-name="ce121">
            <text:p>澎湖縣政府公共車船管理處</text:p>
          </table:table-cell>
          <table:table-cell office:value-type="float" office:value="90" table:style-name="ce124">
            <text:p>90</text:p>
          </table:table-cell>
          <table:table-cell office:value-type="float" office:value="82" table:style-name="ce122">
            <text:p>82</text:p>
          </table:table-cell>
          <table:table-cell office:value-type="float" office:value="76" table:style-name="ce124">
            <text:p>76</text:p>
          </table:table-cell>
          <table:table-cell office:value-type="float" office:value="196" table:style-name="ce124">
            <text:p>196</text:p>
          </table:table-cell>
          <table:table-cell office:value-type="float" office:value="218" table:style-name="ce124">
            <text:p>218</text:p>
          </table:table-cell>
          <table:table-cell office:value-type="float" office:value="184" table:style-name="ce124">
            <text:p>184</text:p>
          </table:table-cell>
          <table:table-cell office:value-type="float" office:value="214" table:style-name="ce124">
            <text:p>214</text:p>
          </table:table-cell>
          <table:table-cell office:value-type="float" office:value="142" table:style-name="ce124">
            <text:p>142</text:p>
          </table:table-cell>
          <table:table-cell office:value-type="float" office:value="152" table:style-name="ce124">
            <text:p>152</text:p>
          </table:table-cell>
          <table:table-cell office:value-type="float" office:value="134" table:style-name="ce124">
            <text:p>134</text:p>
          </table:table-cell>
          <table:table-cell office:value-type="float" office:value="76" table:style-name="ce123">
            <text:p>76</text:p>
          </table:table-cell>
          <table:table-cell office:value-type="float" office:value="57" table:style-name="ce120">
            <text:p>57</text:p>
          </table:table-cell>
          <table:table-cell office:value-type="float" office:value="1621" table:formula="of:=SUM([.E74:.P74])" table:style-name="ce124">
            <text:p>1621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float" office:value="71" table:style-name="ce119">
            <text:p>71</text:p>
          </table:table-cell>
          <table:table-cell office:value-type="string" table:style-name="ce123">
            <text:p>南竿-媽祖巨神像線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20">
            <text:p>連江縣公共汽車管理處</text:p>
          </table:table-cell>
          <table:table-cell office:value-type="float" office:value="91" table:style-name="ce124">
            <text:p>91</text:p>
          </table:table-cell>
          <table:table-cell office:value-type="float" office:value="77" table:style-name="ce122">
            <text:p>77</text:p>
          </table:table-cell>
          <table:table-cell office:value-type="float" office:value="51" table:style-name="ce124">
            <text:p>51</text:p>
          </table:table-cell>
          <table:table-cell office:value-type="float" office:value="237" table:style-name="ce124">
            <text:p>237</text:p>
          </table:table-cell>
          <table:table-cell office:value-type="float" office:value="510" table:style-name="ce124">
            <text:p>510</text:p>
          </table:table-cell>
          <table:table-cell office:value-type="float" office:value="1372" table:style-name="ce124">
            <text:p>1372</text:p>
          </table:table-cell>
          <table:table-cell office:value-type="float" office:value="946" table:style-name="ce124">
            <text:p>946</text:p>
          </table:table-cell>
          <table:table-cell office:value-type="float" office:value="1436" table:style-name="ce124">
            <text:p>1436</text:p>
          </table:table-cell>
          <table:table-cell office:value-type="float" office:value="1029" table:style-name="ce124">
            <text:p>1029</text:p>
          </table:table-cell>
          <table:table-cell office:value-type="float" office:value="657" table:style-name="ce124">
            <text:p>657</text:p>
          </table:table-cell>
          <table:table-cell office:value-type="float" office:value="201" table:style-name="ce123">
            <text:p>201</text:p>
          </table:table-cell>
          <table:table-cell office:value-type="float" office:value="194" table:style-name="ce120">
            <text:p>194</text:p>
          </table:table-cell>
          <table:table-cell office:value-type="float" office:value="6801" table:formula="of:=SUM([.E75:.P75])" table:style-name="ce124">
            <text:p>6801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float" office:value="72" table:style-name="ce119">
            <text:p>72</text:p>
          </table:table-cell>
          <table:table-cell office:value-type="string" table:style-name="ce123">
            <text:p>北竿-戰爭和平公園線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20">
            <text:p>連江縣公共汽車管理處</text:p>
          </table:table-cell>
          <table:table-cell office:value-type="float" office:value="73" table:style-name="ce124">
            <text:p>73</text:p>
          </table:table-cell>
          <table:table-cell office:value-type="float" office:value="82" table:style-name="ce122">
            <text:p>82</text:p>
          </table:table-cell>
          <table:table-cell office:value-type="float" office:value="79" table:style-name="ce124">
            <text:p>79</text:p>
          </table:table-cell>
          <table:table-cell office:value-type="float" office:value="287" table:style-name="ce124">
            <text:p>287</text:p>
          </table:table-cell>
          <table:table-cell office:value-type="float" office:value="550" table:style-name="ce124">
            <text:p>550</text:p>
          </table:table-cell>
          <table:table-cell office:value-type="float" office:value="991" table:style-name="ce124">
            <text:p>991</text:p>
          </table:table-cell>
          <table:table-cell office:value-type="float" office:value="975" table:style-name="ce124">
            <text:p>975</text:p>
          </table:table-cell>
          <table:table-cell office:value-type="float" office:value="1235" table:style-name="ce124">
            <text:p>1235</text:p>
          </table:table-cell>
          <table:table-cell office:value-type="float" office:value="888" table:style-name="ce124">
            <text:p>888</text:p>
          </table:table-cell>
          <table:table-cell office:value-type="float" office:value="657" table:style-name="ce124">
            <text:p>657</text:p>
          </table:table-cell>
          <table:table-cell office:value-type="float" office:value="213" table:style-name="ce123">
            <text:p>213</text:p>
          </table:table-cell>
          <table:table-cell office:value-type="float" office:value="93" table:style-name="ce120">
            <text:p>93</text:p>
          </table:table-cell>
          <table:table-cell office:value-type="float" office:value="6123" table:formula="of:=SUM([.E76:.P76])" table:style-name="ce124">
            <text:p>6123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float" office:value="73" table:style-name="ce119">
            <text:p>73</text:p>
          </table:table-cell>
          <table:table-cell office:value-type="string" table:style-name="ce123">
            <text:p>莒光-東犬燈塔線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30">
            <text:p>3~10月營運</text:p>
          </table:table-cell>
          <table:table-cell office:value-type="string" table:style-name="ce124">
            <text:p>-</text:p>
          </table:table-cell>
          <table:table-cell office:value-type="float" office:value="91" table:style-name="ce124">
            <text:p>91</text:p>
          </table:table-cell>
          <table:table-cell office:value-type="float" office:value="305" table:style-name="ce124">
            <text:p>305</text:p>
          </table:table-cell>
          <table:table-cell office:value-type="float" office:value="676" table:style-name="ce124">
            <text:p>676</text:p>
          </table:table-cell>
          <table:table-cell office:value-type="float" office:value="1037" table:style-name="ce124">
            <text:p>1037</text:p>
          </table:table-cell>
          <table:table-cell office:value-type="float" office:value="1317" table:style-name="ce124">
            <text:p>1317</text:p>
          </table:table-cell>
          <table:table-cell office:value-type="float" office:value="1226" table:style-name="ce124">
            <text:p>1226</text:p>
          </table:table-cell>
          <table:table-cell office:value-type="float" office:value="760" table:style-name="ce124">
            <text:p>760</text:p>
          </table:table-cell>
          <table:table-cell office:value-type="float" office:value="692" table:style-name="ce124">
            <text:p>692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6104" table:formula="of:=SUM([.E77:.P77])" table:style-name="ce124">
            <text:p>6104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float" office:value="74" table:style-name="ce119">
            <text:p>74</text:p>
          </table:table-cell>
          <table:table-cell office:value-type="string" table:style-name="ce123">
            <text:p>東引-國之北疆線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20">
            <text:p>連江縣公共汽車管理處</text:p>
          </table:table-cell>
          <table:table-cell office:value-type="string" table:style-name="ce130">
            <text:p>3~10月營運</text:p>
          </table:table-cell>
          <table:table-cell office:value-type="string" table:style-name="ce124">
            <text:p>-</text:p>
          </table:table-cell>
          <table:table-cell office:value-type="float" office:value="14" table:style-name="ce124">
            <text:p>14</text:p>
          </table:table-cell>
          <table:table-cell office:value-type="float" office:value="82" table:style-name="ce124">
            <text:p>82</text:p>
          </table:table-cell>
          <table:table-cell office:value-type="float" office:value="139" table:style-name="ce124">
            <text:p>139</text:p>
          </table:table-cell>
          <table:table-cell office:value-type="float" office:value="178" table:style-name="ce124">
            <text:p>178</text:p>
          </table:table-cell>
          <table:table-cell office:value-type="float" office:value="202" table:style-name="ce124">
            <text:p>202</text:p>
          </table:table-cell>
          <table:table-cell office:value-type="float" office:value="225" table:style-name="ce124">
            <text:p>225</text:p>
          </table:table-cell>
          <table:table-cell office:value-type="float" office:value="208" table:style-name="ce124">
            <text:p>208</text:p>
          </table:table-cell>
          <table:table-cell office:value-type="float" office:value="30" table:style-name="ce124">
            <text:p>30</text:p>
          </table:table-cell>
          <table:table-cell office:value-type="string" table:style-name="ce120">
            <text:p>-</text:p>
          </table:table-cell>
          <table:table-cell office:value-type="string" table:style-name="ce120">
            <text:p>-</text:p>
          </table:table-cell>
          <table:table-cell office:value-type="float" office:value="1078" table:formula="of:=SUM([.E78:.P78])" table:style-name="ce124">
            <text:p>1078</text:p>
          </table:table-cell>
          <table:table-cell table:number-columns-repeated="1007" table:style-name="ce117"/>
          <table:table-cell table:number-columns-repeated="15360"/>
        </table:table-row>
        <table:table-row table:style-name="ro45">
          <table:table-cell office:value-type="string" table:number-columns-spanned="4" table:number-rows-spanned="1" table:style-name="ce135">
            <text:p>合計</text:p>
          </table:table-cell>
          <table:covered-table-cell table:number-columns-repeated="3"/>
          <table:table-cell office:value-type="float" office:value="338905" table:formula="of:=SUM([.E5:.E78])" table:style-name="ce120">
            <text:p>338905</text:p>
          </table:table-cell>
          <table:table-cell office:value-type="float" office:value="344939" table:formula="of:=SUM([.F5:.F78])" table:style-name="ce120">
            <text:p>344939</text:p>
          </table:table-cell>
          <table:table-cell office:value-type="float" office:value="371130" table:formula="of:=SUM([.G5:.G78])" table:style-name="ce120">
            <text:p>371130</text:p>
          </table:table-cell>
          <table:table-cell office:value-type="float" office:value="418664" table:formula="of:=SUM([.H5:.H78])" table:style-name="ce120">
            <text:p>418664</text:p>
          </table:table-cell>
          <table:table-cell office:value-type="float" office:value="368852" table:formula="of:=SUM([.I5:.I78])" table:style-name="ce120">
            <text:p>368852</text:p>
          </table:table-cell>
          <table:table-cell office:value-type="float" office:value="382715" table:formula="of:=SUM([.J5:.J78])" table:style-name="ce120">
            <text:p>382715</text:p>
          </table:table-cell>
          <table:table-cell office:value-type="float" office:value="395892" table:formula="of:=SUM([.K5:.K78])" table:style-name="ce120">
            <text:p>395892</text:p>
          </table:table-cell>
          <table:table-cell office:value-type="float" office:value="386797" table:formula="of:=SUM([.L5:.L78])" table:style-name="ce120">
            <text:p>386797</text:p>
          </table:table-cell>
          <table:table-cell office:value-type="float" office:value="347016" table:formula="of:=SUM([.M5:.M78])" table:style-name="ce120">
            <text:p>347016</text:p>
          </table:table-cell>
          <table:table-cell office:value-type="float" office:value="410045" table:formula="of:=SUM([.N5:.N78])" table:style-name="ce120">
            <text:p>410045</text:p>
          </table:table-cell>
          <table:table-cell office:value-type="float" office:value="417512" table:formula="of:=SUM([.O5:.O78])" table:style-name="ce120">
            <text:p>417512</text:p>
          </table:table-cell>
          <table:table-cell office:value-type="float" office:value="433125" table:formula="of:=SUM([.P5:.P78])" table:style-name="ce120">
            <text:p>433125</text:p>
          </table:table-cell>
          <table:table-cell office:value-type="float" office:value="4615592" table:formula="of:=SUM([.E79:.P79])" table:style-name="ce120">
            <text:p>4615592</text:p>
          </table:table-cell>
          <table:table-cell table:number-columns-repeated="1007" table:style-name="ce117"/>
          <table:table-cell table:number-columns-repeated="15360"/>
        </table:table-row>
        <table:table-row table:number-rows-repeated="1048497" table:style-name="ro45">
          <table:table-cell table:number-columns-repeated="16384"/>
        </table:table-row>
        <table:named-expressions>
          <table:named-range table:name="Print_Area" table:cell-range-address="112年搭乘人次.$A$1:112年搭乘人次.$Q$79" table:base-cell-address="112年搭乘人次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8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1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9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9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decimal-places="2" number:min-integer-digits="1" number:grouping="true"/>
      <number:text> </number:text>
    </number:number-style>
    <number:number-style style:name="N50P1">
      <number:number number:decimal-places="2" number:min-decimal-places="2" number:min-integer-digits="1" number:grouping="true"/>
      <number:text> </number:text>
    </number:number-style>
    <number:number-style style:name="N5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currency-style style:name="N51P0" number:language="zh" number:country="TW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51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51P0"/>
    </number:currency-style>
    <number:number-style style:name="N52P0">
      <number:text> </number:text>
      <number:number number:decimal-places="2" number:min-decimal-places="2" number:min-integer-digits="1" number:grouping="true"/>
      <number:text> </number:text>
    </number:number-style>
    <number:number-style style:name="N52P1">
      <number:text>-</number:text>
      <number:number number:decimal-places="2" number:min-decimal-places="2" number:min-integer-digits="1" number:grouping="true"/>
      <number:text> </number:text>
    </number:number-style>
    <number:number-style style:name="N5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Excel_BuiltIn_20_37__32_-_32__36628__33394_1" style:display-name="Excel_BuiltIn_20% - 輔色1" style:family="table-cell" style:data-style-name="N0">
      <style:table-cell-properties style:vertical-align="middle" fo:background-color="#CCFFFF"/>
    </style:style>
    <style:style style:name="Excel_BuiltIn_Comma" style:family="table-cell" style:data-style-name="N5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52">
      <style:table-cell-properties style:vertical-align="middle" fo:background-color="transparent"/>
    </style:style>
    <style:style style:name="_21315__20998__20301__32_2" style:display-name="千分位 2" style:family="table-cell" style:data-style-name="N52">
      <style:table-cell-properties style:vertical-align="middle" fo:background-color="transparent"/>
    </style:style>
    <style:style style:name="_35498__26126__25991__23383__32_2" style:display-name="說明文字 2" style:family="table-cell" style:data-style-name="N0">
      <style:table-cell-properties style:vertical-align="middle" fo:background-color="#DDDDD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708267716535433in" fo:margin-right="0.708267716535433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.433464566929134in" fo:margin-left="0.708267716535433in" fo:margin-right="0.708267716535433in" fo:margin-bottom="0in"/>
      </style:header-style>
      <style:footer-style>
        <style:header-footer-properties fo:min-height="0.433464566929134in" fo:margin-left="0.708267716535433in" fo:margin-right="0.708267716535433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48pt" style:font-size-asian="48pt" style:font-size-complex="48pt" style:font-family-generic="script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第</text:span><text:span text:style-name="T1"> </text:span><text:span text:style-name="T1"><text:page-number>1</text:page-number></text:span><text:span text:style-name="T1"><text:s/></text:span><text:span text:style-name="T1">頁，共</text:span><text:span text:style-name="T1"> </text:span><text:span text:style-name="T1"><text:page-count>99</text:page-count></text:span><text:span text:style-name="T1"><text:s/></text:span><text:span text:style-name="T1">頁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王聖捷</meta:initial-creator>
    <dc:creator>賴嵩鈺</dc:creator>
    <meta:creation-date>2018-05-21T06:40:37Z</meta:creation-date>
    <dc:date>2024-02-27T08:28:38Z</dc:date>
    <meta:print-date>2024-02-27T08:27:38Z</meta:print-date>
    <meta:editing-cycles>9</meta:editing-cycles>
    <meta:editing-duration>PT3795S</meta:editing-duration>
  </office:meta>
</office:document-meta>
</file>